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7">
            <text:p>5827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6903742961866">
            <text:p>4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8053022357769">
            <text:p>32.81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504273806429">
            <text:p>61.50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1283857069154">
            <text:p>0.22</text:p>
          </table:table-cell>
          <table:table-cell table:formula="of:=[.D2]+[.H2]+[.L2]+[.P2]" office:value-type="float" office:value="99.2212341954616">
            <text:p>99.22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260555909856">
            <text:p>4.5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8053022357769">
            <text:p>32.81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504273806429">
            <text:p>61.50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4851265575111">
            <text:p>0.15</text:p>
          </table:table-cell>
          <table:table-cell table:formula="of:=[.D3]+[.H3]+[.L3]+[.P3]" office:value-type="float" office:value="98.9841442889425">
            <text:p>98.98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3308003779885">
            <text:p>4.5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8053022357769">
            <text:p>32.81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504273806429">
            <text:p>61.50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20778465656884">
            <text:p>0.09</text:p>
          </table:table-cell>
          <table:table-cell table:formula="of:=[.D4]+[.H4]+[.L4]+[.P4]" office:value-type="float" office:value="98.9347339265704">
            <text:p>98.93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4491266358079">
            <text:p>4.1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8053022357769">
            <text:p>32.81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504273806429">
            <text:p>61.50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187879476871">
            <text:p>0.16</text:p>
          </table:table-cell>
          <table:table-cell table:formula="of:=[.D5]+[.H5]+[.L5]+[.P5]" office:value-type="float" office:value="98.6163675005553">
            <text:p>98.62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4817091506418">
            <text:p>4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8053022357769">
            <text:p>32.81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504273806429">
            <text:p>61.50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01968341055996">
            <text:p>0.08</text:p>
          </table:table-cell>
          <table:table-cell table:formula="of:=[.D6]+[.H6]+[.L6]+[.P6]" office:value-type="float" office:value="98.4379437913756">
            <text:p>98.44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4336939445766">
            <text:p>4.0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8053022357769">
            <text:p>32.81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504273806429">
            <text:p>61.50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38604419729775">
            <text:p>0.06</text:p>
          </table:table-cell>
          <table:table-cell table:formula="of:=[.D7]+[.H7]+[.L7]+[.P7]" office:value-type="float" office:value="98.4168058786365">
            <text:p>98.42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3785653746498">
            <text:p>4.0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8053022357769">
            <text:p>32.81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504273806429">
            <text:p>61.50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1579108227554">
            <text:p>0.03</text:p>
          </table:table-cell>
          <table:table-cell table:formula="of:=[.D8]+[.H8]+[.L8]+[.P8]" office:value-type="float" office:value="98.3815904904936">
            <text:p>98.38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5772337689369">
            <text:p>3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8053022357769">
            <text:p>32.81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504273806429">
            <text:p>61.50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2471514776888">
            <text:p>0.03</text:p>
          </table:table-cell>
          <table:table-cell table:formula="of:=[.D9]+[.H9]+[.L9]+[.P9]" office:value-type="float" office:value="98.0925465705772">
            <text:p>98.09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6090549055039">
            <text:p>3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8053022357769">
            <text:p>32.81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504273806429">
            <text:p>61.50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2471514776888">
            <text:p>0.03</text:p>
          </table:table-cell>
          <table:table-cell table:formula="of:=[.D10]+[.H10]+[.L10]+[.P10]" office:value-type="float" office:value="97.8957286842339">
            <text:p>97.90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3313835055009">
            <text:p>3.0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8053022357769">
            <text:p>32.81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504273806429">
            <text:p>61.50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395442364302">
            <text:p>0.40</text:p>
          </table:table-cell>
          <table:table-cell table:formula="of:=[.D11]+[.H11]+[.L11]+[.P11]" office:value-type="float" office:value="97.7466688163989">
            <text:p>97.75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08324310724964">
            <text:p>3.0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8053022357769">
            <text:p>32.81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504273806429">
            <text:p>61.50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38604419729775">
            <text:p>0.06</text:p>
          </table:table-cell>
          <table:table-cell table:formula="of:=[.D12]+[.H12]+[.L12]+[.P12]" office:value-type="float" office:value="97.4566795914285">
            <text:p>97.46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08324310724964">
            <text:p>3.0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8053022357769">
            <text:p>32.81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504273806429">
            <text:p>61.50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594050623004442">
            <text:p>0.06</text:p>
          </table:table-cell>
          <table:table-cell table:formula="of:=[.D13]+[.H13]+[.L13]+[.P13]" office:value-type="float" office:value="97.4522242117559">
            <text:p>97.45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0909344319249">
            <text:p>3.0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8053022357769">
            <text:p>32.81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504273806429">
            <text:p>61.50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60389232828442">
            <text:p>0.05</text:p>
          </table:table-cell>
          <table:table-cell table:formula="of:=[.D14]+[.H14]+[.L14]+[.P14]" office:value-type="float" office:value="97.4465493974136">
            <text:p>97.45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58966457230875">
            <text:p>2.5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8053022357769">
            <text:p>32.81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504273806429">
            <text:p>61.50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1778160024532">
            <text:p>0.27</text:p>
          </table:table-cell>
          <table:table-cell table:formula="of:=[.D15]+[.H15]+[.L15]+[.P15]" office:value-type="float" office:value="97.1710187745391">
            <text:p>97.17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8053022357769">
            <text:p>32.81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5048437082747">
            <text:p>1.9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8053022357769">
            <text:p>32.81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504273806429">
            <text:p>61.50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68803471526753">
            <text:p>0.57</text:p>
          </table:table-cell>
          <table:table-cell table:formula="of:=[.D16]+[.H16]+[.L16]+[.P16]" office:value-type="float" office:value="96.8288638845601">
            <text:p>96.83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3448542299847">
            <text:p>2.2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8053022357769">
            <text:p>32.81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504273806429">
            <text:p>61.50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35629731231996">
            <text:p>0.09</text:p>
          </table:table-cell>
          <table:table-cell table:formula="of:=[.D17]+[.H17]+[.L17]+[.P17]" office:value-type="float" office:value="96.6376244383275">
            <text:p>96.64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7888724689">
            <text:p>1.6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8053022357769">
            <text:p>32.81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504273806429">
            <text:p>61.50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2768983626666">
            <text:p>0.02</text:p>
          </table:table-cell>
          <table:table-cell table:formula="of:=[.D18]+[.H18]+[.L18]+[.P18]" office:value-type="float" office:value="96.0107401874585">
            <text:p>96.01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340998963401">
            <text:p>0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8053022357769">
            <text:p>32.81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504273806429">
            <text:p>61.50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297025311502221">
            <text:p>0.03</text:p>
          </table:table-cell>
          <table:table-cell table:formula="of:=[.D19]+[.H19]+[.L19]+[.P19]" office:value-type="float" office:value="95.1426885629901">
            <text:p>95.14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3971486974154">
            <text:p>4.44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3838735224076">
            <text:p>0.7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8053022357769">
            <text:p>32.81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504273806429">
            <text:p>61.50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78215186901332">
            <text:p>0.02</text:p>
          </table:table-cell>
          <table:table-cell table:formula="of:=[.D20]+[.H20]+[.L20]+[.P20]" office:value-type="float" office:value="95.08123629612">
            <text:p>95.08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3983492095607">
            <text:p>32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3327982524106">
            <text:p>1.63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6382226511337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1780377715911">
            <text:p>0.12</text:p>
          </table:table-cell>
          <table:table-cell table:formula="of:=[.D21]+[.H21]+[.L21]+[.P21]" office:value-type="float" office:value="34.379791639029">
            <text:p>34.38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3327982524106">
            <text:p>1.63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2:.G22])&gt;0;[.B22];0)" office:value-type="float" office:value="135224">
            <text:p>135224</text:p>
          </table:table-cell>
          <table:table-cell table:style-name="ce3" table:formula="of:=[.C22]/[.C$410]" office:value-type="float" office:value="6.01185946755959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3327982524106">
            <text:p>1.63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6382226511337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7">
            <text:p>5827</text:p>
          </table:table-cell>
          <table:table-cell table:formula="of:=[.M22]+[.N22]" office:value-type="float" office:value="12638">
            <text:p>12638</text:p>
          </table:table-cell>
          <table:table-cell table:style-name="ce3" table:formula="of:=[.O22]/[.O$410]" office:value-type="float" office:value="18.7690294338253">
            <text:p>18.77</text:p>
          </table:table-cell>
          <table:table-cell table:formula="of:=[.D22]+[.H22]+[.L22]+[.P22]" office:value-type="float" office:value="26.6405509531373">
            <text:p>26.64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3:.G23])&gt;0;[.B23];0)" office:value-type="float" office:value="533385">
            <text:p>533385</text:p>
          </table:table-cell>
          <table:table-cell table:style-name="ce3" table:formula="of:=[.C23]/[.C$410]" office:value-type="float" office:value="23.7135098954644">
            <text:p>23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3327982524106">
            <text:p>1.63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6382226511337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3]+[.N23]" office:value-type="float" office:value="651">
            <text:p>651</text:p>
          </table:table-cell>
          <table:table-cell table:style-name="ce3" table:formula="of:=[.O23]/[.O$410]" office:value-type="float" office:value="0.966817388939729">
            <text:p>0.97</text:p>
          </table:table-cell>
          <table:table-cell table:formula="of:=[.D23]+[.H23]+[.L23]+[.P23]" office:value-type="float" office:value="26.5399893361565">
            <text:p>26.54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81">
            <text:p>17481</text:p>
          </table:table-cell>
          <table:table-cell table:formula="of:=[.M24]+[.N24]" office:value-type="float" office:value="17481">
            <text:p>17481</text:p>
          </table:table-cell>
          <table:table-cell table:style-name="ce3" table:formula="of:=[.O24]/[.O$410]" office:value-type="float" office:value="25.9614973518516">
            <text:p>25.96</text:p>
          </table:table-cell>
          <table:table-cell table:formula="of:=[.D24]+[.H24]+[.L24]+[.P24]" office:value-type="float" office:value="25.9614973518516">
            <text:p>25.96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25:.G25])&gt;0;[.B25];0)" office:value-type="float" office:value="135307">
            <text:p>135307</text:p>
          </table:table-cell>
          <table:table-cell table:style-name="ce3" table:formula="of:=[.C25]/[.C$410]" office:value-type="float" office:value="6.01554952506275">
            <text:p>6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07299469498261">
            <text:p>6.07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28028181094315">
            <text:p>2.28</text:p>
          </table:table-cell>
          <table:table-cell table:style-name="ce6" table:formula="of:=5+1729" office:value-type="float" office:value="1734">
            <text:p>1734</text:p>
          </table:table-cell>
          <table:table-cell table:formula="of:=[.$T$1]" office:value-type="float" office:value="5827">
            <text:p>5827</text:p>
          </table:table-cell>
          <table:table-cell table:formula="of:=[.M25]+[.N25]" office:value-type="float" office:value="7561">
            <text:p>7561</text:p>
          </table:table-cell>
          <table:table-cell table:style-name="ce3" table:formula="of:=[.O25]/[.O$410]" office:value-type="float" office:value="11.2290419013415">
            <text:p>11.23</text:p>
          </table:table-cell>
          <table:table-cell table:formula="of:=[.D25]+[.H25]+[.L25]+[.P25]" office:value-type="float" office:value="25.59786793233">
            <text:p>25.60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8.8782969307595">
            <text:p>38.88</text:p>
          </table:table-cell>
          <table:table-cell table:number-columns-repeated="2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26:.G26])&gt;0;[.B26];0)" office:value-type="float" office:value="272909">
            <text:p>272909</text:p>
          </table:table-cell>
          <table:table-cell table:style-name="ce3" table:formula="of:=[.C26]/[.C$410]" office:value-type="float" office:value="12.1331313630141">
            <text:p>12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]*[.S$15]+[.F26]*[.S$19]+[.G26]*[.S$21]" office:value-type="float" office:value="1.63327982524106">
            <text:p>1.63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0">
            <text:p>0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0.226382226511337">
            <text:p>0.23</text:p>
          </table:table-cell>
          <table:table-cell table:style-name="ce6" office:value-type="float" office:value="1710">
            <text:p>1710</text:p>
          </table:table-cell>
          <table:table-cell table:formula="of:=[.$T$1]" office:value-type="float" office:value="5827">
            <text:p>5827</text:p>
          </table:table-cell>
          <table:table-cell table:formula="of:=[.M26]+[.N26]" office:value-type="float" office:value="7537">
            <text:p>7537</text:p>
          </table:table-cell>
          <table:table-cell table:style-name="ce3" table:formula="of:=[.O26]/[.O$410]" office:value-type="float" office:value="11.1933988639612">
            <text:p>11.19</text:p>
          </table:table-cell>
          <table:table-cell table:formula="of:=[.D26]+[.H26]+[.L26]+[.P26]" office:value-type="float" office:value="25.1861922787277">
            <text:p>25.19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7:.G27])&gt;0;[.B27];0)" office:value-type="float" office:value="318957">
            <text:p>318957</text:p>
          </table:table-cell>
          <table:table-cell table:style-name="ce3" table:formula="of:=[.C27]/[.C$410]" office:value-type="float" office:value="14.1803574823582">
            <text:p>14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07299469498261">
            <text:p>6.07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8028181094315">
            <text:p>2.28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7]+[.N27]" office:value-type="float" office:value="797">
            <text:p>797</text:p>
          </table:table-cell>
          <table:table-cell table:style-name="ce3" table:formula="of:=[.O27]/[.O$410]" office:value-type="float" office:value="1.18364586633635">
            <text:p>1.18</text:p>
          </table:table-cell>
          <table:table-cell table:formula="of:=[.D27]+[.H27]+[.L27]+[.P27]" office:value-type="float" office:value="23.7172798546203">
            <text:p>23.72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8:.G28])&gt;0;[.B28];0)" office:value-type="float" office:value="80292">
            <text:p>80292</text:p>
          </table:table-cell>
          <table:table-cell table:style-name="ce3" table:formula="of:=[.C28]/[.C$410]" office:value-type="float" office:value="3.56966381980488">
            <text:p>3.5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07299469498261">
            <text:p>6.07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8028181094315">
            <text:p>2.28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8]+[.N28]" office:value-type="float" office:value="6787">
            <text:p>6787</text:p>
          </table:table-cell>
          <table:table-cell table:style-name="ce3" table:formula="of:=[.O28]/[.O$410]" office:value-type="float" office:value="10.0795539458279">
            <text:p>10.08</text:p>
          </table:table-cell>
          <table:table-cell table:formula="of:=[.D28]+[.H28]+[.L28]+[.P28]" office:value-type="float" office:value="22.0024942715585">
            <text:p>22.00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9:.G29])&gt;0;[.B29];0)" office:value-type="float" office:value="110958">
            <text:p>110958</text:p>
          </table:table-cell>
          <table:table-cell table:style-name="ce3" table:formula="of:=[.C29]/[.C$410]" office:value-type="float" office:value="4.93302892091254">
            <text:p>4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07299469498261">
            <text:p>6.07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28028181094315">
            <text:p>2.28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7">
            <text:p>5827</text:p>
          </table:table-cell>
          <table:table-cell table:formula="of:=[.M29]+[.N29]" office:value-type="float" office:value="5865">
            <text:p>5865</text:p>
          </table:table-cell>
          <table:table-cell table:style-name="ce3" table:formula="of:=[.O29]/[.O$410]" office:value-type="float" office:value="8.71026725980263">
            <text:p>8.71</text:p>
          </table:table-cell>
          <table:table-cell table:formula="of:=[.D29]+[.H29]+[.L29]+[.P29]" office:value-type="float" office:value="21.9965726866409">
            <text:p>22.00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30:.G30])&gt;0;[.B30];0)" office:value-type="float" office:value="392741">
            <text:p>392741</text:p>
          </table:table-cell>
          <table:table-cell table:style-name="ce3" table:formula="of:=[.C30]/[.C$410]" office:value-type="float" office:value="17.4606852270959">
            <text:p>17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3327982524106">
            <text:p>1.63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26382226511337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30]+[.N30]" office:value-type="float" office:value="1059">
            <text:p>1059</text:p>
          </table:table-cell>
          <table:table-cell table:style-name="ce3" table:formula="of:=[.O30]/[.O$410]" office:value-type="float" office:value="1.57274902440426">
            <text:p>1.57</text:p>
          </table:table-cell>
          <table:table-cell table:formula="of:=[.D30]+[.H30]+[.L30]+[.P30]" office:value-type="float" office:value="20.8930963032526">
            <text:p>20.89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1:.G31])&gt;0;[.B31];0)" office:value-type="float" office:value="78849">
            <text:p>78849</text:p>
          </table:table-cell>
          <table:table-cell table:style-name="ce3" table:formula="of:=[.C31]/[.C$410]" office:value-type="float" office:value="3.50551016947884">
            <text:p>3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1]*[.S$15]+[.F31]*[.S$19]+[.G31]*[.S$21]" office:value-type="float" office:value="6.07299469498261">
            <text:p>6.07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1">
            <text:p>1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2.28028181094315">
            <text:p>2.28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7">
            <text:p>5827</text:p>
          </table:table-cell>
          <table:table-cell table:formula="of:=[.M31]+[.N31]" office:value-type="float" office:value="5970">
            <text:p>5970</text:p>
          </table:table-cell>
          <table:table-cell table:style-name="ce3" table:formula="of:=[.O31]/[.O$410]" office:value-type="float" office:value="8.86620554834129">
            <text:p>8.87</text:p>
          </table:table-cell>
          <table:table-cell table:formula="of:=[.D31]+[.H31]+[.L31]+[.P31]" office:value-type="float" office:value="20.7249922237459">
            <text:p>20.72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32:.G32])&gt;0;[.B32];0)" office:value-type="float" office:value="81418">
            <text:p>81418</text:p>
          </table:table-cell>
          <table:table-cell table:style-name="ce3" table:formula="of:=[.C32]/[.C$410]" office:value-type="float" office:value="3.61972411798029">
            <text:p>3.6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07299469498261">
            <text:p>6.07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8028181094315">
            <text:p>2.28</text:p>
          </table:table-cell>
          <table:table-cell table:style-name="ce6" table:formula="of:=4+3" office:value-type="float" office:value="7">
            <text:p>7</text:p>
          </table:table-cell>
          <table:table-cell table:formula="of:=[.$T$1]" office:value-type="float" office:value="5827">
            <text:p>5827</text:p>
          </table:table-cell>
          <table:table-cell table:formula="of:=[.M32]+[.N32]" office:value-type="float" office:value="5834">
            <text:p>5834</text:p>
          </table:table-cell>
          <table:table-cell table:style-name="ce3" table:formula="of:=[.O32]/[.O$410]" office:value-type="float" office:value="8.66422833651978">
            <text:p>8.66</text:p>
          </table:table-cell>
          <table:table-cell table:formula="of:=[.D32]+[.H32]+[.L32]+[.P32]" office:value-type="float" office:value="20.6372289604258">
            <text:p>20.64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3:.G33])&gt;0;[.B33];0)" office:value-type="float" office:value="66128">
            <text:p>66128</text:p>
          </table:table-cell>
          <table:table-cell table:style-name="ce3" table:formula="of:=[.C33]/[.C$410]" office:value-type="float" office:value="2.93995328396424">
            <text:p>2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3327982524106">
            <text:p>1.63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6382226511337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7">
            <text:p>5827</text:p>
          </table:table-cell>
          <table:table-cell table:formula="of:=[.M33]+[.N33]" office:value-type="float" office:value="10569">
            <text:p>10569</text:p>
          </table:table-cell>
          <table:table-cell table:style-name="ce3" table:formula="of:=[.O33]/[.O$410]" office:value-type="float" office:value="15.6963025863349">
            <text:p>15.70</text:p>
          </table:table-cell>
          <table:table-cell table:formula="of:=[.D33]+[.H33]+[.L33]+[.P33]" office:value-type="float" office:value="20.4959179220515">
            <text:p>20.50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4:.G34])&gt;0;[.B34];0)" office:value-type="float" office:value="65864">
            <text:p>65864</text:p>
          </table:table-cell>
          <table:table-cell table:style-name="ce3" table:formula="of:=[.C34]/[.C$410]" office:value-type="float" office:value="2.92821623359274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4]*[.S$15]+[.F34]*[.S$19]+[.G34]*[.S$21]" office:value-type="float" office:value="6.07299469498261">
            <text:p>6.07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1">
            <text:p>1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2.28028181094315">
            <text:p>2.28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7">
            <text:p>5827</text:p>
          </table:table-cell>
          <table:table-cell table:formula="of:=[.M34]+[.N34]" office:value-type="float" office:value="6161">
            <text:p>6161</text:p>
          </table:table-cell>
          <table:table-cell table:style-name="ce3" table:formula="of:=[.O34]/[.O$410]" office:value-type="float" office:value="9.14986472082591">
            <text:p>9.15</text:p>
          </table:table-cell>
          <table:table-cell table:formula="of:=[.D34]+[.H34]+[.L34]+[.P34]" office:value-type="float" office:value="20.4313574603444">
            <text:p>20.43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5:.G35])&gt;0;[.B35];0)" office:value-type="float" office:value="368265">
            <text:p>368265</text:p>
          </table:table-cell>
          <table:table-cell table:style-name="ce3" table:formula="of:=[.C35]/[.C$410]" office:value-type="float" office:value="16.3725183903807">
            <text:p>1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3327982524106">
            <text:p>1.63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6382226511337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5]+[.N35]" office:value-type="float" office:value="1356">
            <text:p>1356</text:p>
          </table:table-cell>
          <table:table-cell table:style-name="ce3" table:formula="of:=[.O35]/[.O$410]" office:value-type="float" office:value="2.01383161198506">
            <text:p>2.01</text:p>
          </table:table-cell>
          <table:table-cell table:formula="of:=[.D35]+[.H35]+[.L35]+[.P35]" office:value-type="float" office:value="20.2460120541181">
            <text:p>20.25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6:.G36])&gt;0;[.B36];0)" office:value-type="float" office:value="112999">
            <text:p>112999</text:p>
          </table:table-cell>
          <table:table-cell table:style-name="ce3" table:formula="of:=[.C36]/[.C$410]" office:value-type="float" office:value="5.02376876867099">
            <text:p>5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3327982524106">
            <text:p>1.63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26382226511337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6]+[.N36]" office:value-type="float" office:value="8799">
            <text:p>8799</text:p>
          </table:table-cell>
          <table:table-cell table:style-name="ce3" table:formula="of:=[.O36]/[.O$410]" office:value-type="float" office:value="13.0676285795402">
            <text:p>13.07</text:p>
          </table:table-cell>
          <table:table-cell table:formula="of:=[.D36]+[.H36]+[.L36]+[.P36]" office:value-type="float" office:value="19.9510593999636">
            <text:p>19.95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37:.G37])&gt;0;[.B37];0)" office:value-type="float" office:value="59164">
            <text:p>59164</text:p>
          </table:table-cell>
          <table:table-cell table:style-name="ce3" table:formula="of:=[.C37]/[.C$410]" office:value-type="float" office:value="2.63034412189179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07299469498261">
            <text:p>6.07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28028181094315">
            <text:p>2.28</text:p>
          </table:table-cell>
          <table:table-cell table:style-name="ce6" table:formula="of:=67+62" office:value-type="float" office:value="129">
            <text:p>129</text:p>
          </table:table-cell>
          <table:table-cell table:formula="of:=[.$T$1]" office:value-type="float" office:value="5827">
            <text:p>5827</text:p>
          </table:table-cell>
          <table:table-cell table:formula="of:=[.M37]+[.N37]" office:value-type="float" office:value="5956">
            <text:p>5956</text:p>
          </table:table-cell>
          <table:table-cell table:style-name="ce3" table:formula="of:=[.O37]/[.O$410]" office:value-type="float" office:value="8.84541377653614">
            <text:p>8.85</text:p>
          </table:table-cell>
          <table:table-cell table:formula="of:=[.D37]+[.H37]+[.L37]+[.P37]" office:value-type="float" office:value="19.8290344043537">
            <text:p>19.83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8:.G38])&gt;0;[.B38];0)" office:value-type="float" office:value="223065">
            <text:p>223065</text:p>
          </table:table-cell>
          <table:table-cell table:style-name="ce3" table:formula="of:=[.C38]/[.C$410]" office:value-type="float" office:value="9.91714068605559">
            <text:p>9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8]*[.S$15]+[.F38]*[.S$19]+[.G38]*[.S$21]" office:value-type="float" office:value="6.07299469498261">
            <text:p>6.07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2.28028181094315">
            <text:p>2.28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8]+[.N38]" office:value-type="float" office:value="811">
            <text:p>811</text:p>
          </table:table-cell>
          <table:table-cell table:style-name="ce3" table:formula="of:=[.O38]/[.O$410]" office:value-type="float" office:value="1.20443763814151">
            <text:p>1.20</text:p>
          </table:table-cell>
          <table:table-cell table:formula="of:=[.D38]+[.H38]+[.L38]+[.P38]" office:value-type="float" office:value="19.4748548301229">
            <text:p>19.47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9:.G39])&gt;0;[.B39];0)" office:value-type="float" office:value="90609">
            <text:p>90609</text:p>
          </table:table-cell>
          <table:table-cell table:style-name="ce3" table:formula="of:=[.C39]/[.C$410]" office:value-type="float" office:value="4.02834241330021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3327982524106">
            <text:p>1.63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6382226511337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7">
            <text:p>5827</text:p>
          </table:table-cell>
          <table:table-cell table:formula="of:=[.M39]+[.N39]" office:value-type="float" office:value="9068">
            <text:p>9068</text:p>
          </table:table-cell>
          <table:table-cell table:style-name="ce3" table:formula="of:=[.O39]/[.O$410]" office:value-type="float" office:value="13.4671276235107">
            <text:p>13.47</text:p>
          </table:table-cell>
          <table:table-cell table:formula="of:=[.D39]+[.H39]+[.L39]+[.P39]" office:value-type="float" office:value="19.3551320885633">
            <text:p>19.36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40:.G40])&gt;0;[.B40];0)" office:value-type="float" office:value="333475">
            <text:p>333475</text:p>
          </table:table-cell>
          <table:table-cell table:style-name="ce3" table:formula="of:=[.C40]/[.C$410]" office:value-type="float" office:value="14.8258063357424">
            <text:p>14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3327982524106">
            <text:p>1.63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26382226511337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40]+[.N40]" office:value-type="float" office:value="1415">
            <text:p>1415</text:p>
          </table:table-cell>
          <table:table-cell table:style-name="ce3" table:formula="of:=[.O40]/[.O$410]" office:value-type="float" office:value="2.10145407887821">
            <text:p>2.10</text:p>
          </table:table-cell>
          <table:table-cell table:formula="of:=[.D40]+[.H40]+[.L40]+[.P40]" office:value-type="float" office:value="18.786922466373">
            <text:p>18.79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41:.G41])&gt;0;[.B41];0)" office:value-type="float" office:value="178637">
            <text:p>178637</text:p>
          </table:table-cell>
          <table:table-cell table:style-name="ce3" table:formula="of:=[.C41]/[.C$410]" office:value-type="float" office:value="7.94193737580935">
            <text:p>7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1]*[.S$15]+[.F41]*[.S$19]+[.G41]*[.S$21]" office:value-type="float" office:value="1.63327982524106">
            <text:p>1.63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0.226382226511337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41]+[.N41]" office:value-type="float" office:value="5877">
            <text:p>5877</text:p>
          </table:table-cell>
          <table:table-cell table:style-name="ce3" table:formula="of:=[.O41]/[.O$410]" office:value-type="float" office:value="8.72808877849276">
            <text:p>8.73</text:p>
          </table:table-cell>
          <table:table-cell table:formula="of:=[.D41]+[.H41]+[.L41]+[.P41]" office:value-type="float" office:value="18.5296882060545">
            <text:p>18.53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42:.G42])&gt;0;[.B42];0)" office:value-type="float" office:value="135888">
            <text:p>135888</text:p>
          </table:table-cell>
          <table:table-cell table:style-name="ce3" table:formula="of:=[.C42]/[.C$410]" office:value-type="float" office:value="6.04137992758488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2]*[.S$15]+[.F42]*[.S$19]+[.G42]*[.S$21]" office:value-type="float" office:value="1.63327982524106">
            <text:p>1.63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0">
            <text:p>0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0.226382226511337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7">
            <text:p>5827</text:p>
          </table:table-cell>
          <table:table-cell table:formula="of:=[.M42]+[.N42]" office:value-type="float" office:value="6941">
            <text:p>6941</text:p>
          </table:table-cell>
          <table:table-cell table:style-name="ce3" table:formula="of:=[.O42]/[.O$410]" office:value-type="float" office:value="10.3082634356846">
            <text:p>10.31</text:p>
          </table:table-cell>
          <table:table-cell table:formula="of:=[.D42]+[.H42]+[.L42]+[.P42]" office:value-type="float" office:value="18.2093054150219">
            <text:p>18.21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3:.G43])&gt;0;[.B43];0)" office:value-type="float" office:value="174301">
            <text:p>174301</text:p>
          </table:table-cell>
          <table:table-cell table:style-name="ce3" table:formula="of:=[.C43]/[.C$410]" office:value-type="float" office:value="7.74916521516228">
            <text:p>7.7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07299469498261">
            <text:p>6.07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28028181094315">
            <text:p>2.28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3]+[.N43]" office:value-type="float" office:value="1355">
            <text:p>1355</text:p>
          </table:table-cell>
          <table:table-cell table:style-name="ce3" table:formula="of:=[.O43]/[.O$410]" office:value-type="float" office:value="2.01234648542755">
            <text:p>2.01</text:p>
          </table:table-cell>
          <table:table-cell table:formula="of:=[.D43]+[.H43]+[.L43]+[.P43]" office:value-type="float" office:value="18.1147882065156">
            <text:p>18.11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4:.G44])&gt;0;[.B44];0)" office:value-type="float" office:value="180740">
            <text:p>180740</text:p>
          </table:table-cell>
          <table:table-cell table:style-name="ce3" table:formula="of:=[.C44]/[.C$410]" office:value-type="float" office:value="8.03543365206414">
            <text:p>8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4]*[.S$15]+[.F44]*[.S$19]+[.G44]*[.S$21]" office:value-type="float" office:value="6.07299469498261">
            <text:p>6.07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1">
            <text:p>1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2.28028181094315">
            <text:p>2.28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4]+[.N44]" office:value-type="float" office:value="832">
            <text:p>832</text:p>
          </table:table-cell>
          <table:table-cell table:style-name="ce3" table:formula="of:=[.O44]/[.O$410]" office:value-type="float" office:value="1.23562529584924">
            <text:p>1.24</text:p>
          </table:table-cell>
          <table:table-cell table:formula="of:=[.D44]+[.H44]+[.L44]+[.P44]" office:value-type="float" office:value="17.6243354538391">
            <text:p>17.62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5:.G45])&gt;0;[.B45];0)" office:value-type="float" office:value="305705">
            <text:p>305705</text:p>
          </table:table-cell>
          <table:table-cell table:style-name="ce3" table:formula="of:=[.C45]/[.C$410]" office:value-type="float" office:value="13.5911931205282">
            <text:p>13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5]*[.S$15]+[.F45]*[.S$19]+[.G45]*[.S$21]" office:value-type="float" office:value="1.63327982524106">
            <text:p>1.63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1">
            <text:p>1</text:p>
          </table:table-cell>
          <table:table-cell table:style-name="ce3" table:formula="of:=[.I45]*[.I$411]+[.J45]*[.J$411]+[.K45]*[.K$411]" office:value-type="float" office:value="0.226382226511337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5]+[.N45]" office:value-type="float" office:value="1451">
            <text:p>1451</text:p>
          </table:table-cell>
          <table:table-cell table:style-name="ce3" table:formula="of:=[.O45]/[.O$410]" office:value-type="float" office:value="2.15491863494861">
            <text:p>2.15</text:p>
          </table:table-cell>
          <table:table-cell table:formula="of:=[.D45]+[.H45]+[.L45]+[.P45]" office:value-type="float" office:value="17.6057738072292">
            <text:p>17.61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6:.G46])&gt;0;[.B46];0)" office:value-type="float" office:value="173518">
            <text:p>173518</text:p>
          </table:table-cell>
          <table:table-cell table:style-name="ce3" table:formula="of:=[.C46]/[.C$410]" office:value-type="float" office:value="7.71435419076499">
            <text:p>7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6]*[.S$15]+[.F46]*[.S$19]+[.G46]*[.S$21]" office:value-type="float" office:value="6.07299469498261">
            <text:p>6.07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1">
            <text:p>1</text:p>
          </table:table-cell>
          <table:table-cell table:style-name="ce1" table:formula="of:=IF([.G46]&gt;0;1;0)" office:value-type="float" office:value="1">
            <text:p>1</text:p>
          </table:table-cell>
          <table:table-cell table:style-name="ce3" table:formula="of:=[.I46]*[.I$411]+[.J46]*[.J$411]+[.K46]*[.K$411]" office:value-type="float" office:value="2.28028181094315">
            <text:p>2.28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6]+[.N46]" office:value-type="float" office:value="846">
            <text:p>846</text:p>
          </table:table-cell>
          <table:table-cell table:style-name="ce3" table:formula="of:=[.O46]/[.O$410]" office:value-type="float" office:value="1.25641706765439">
            <text:p>1.26</text:p>
          </table:table-cell>
          <table:table-cell table:formula="of:=[.D46]+[.H46]+[.L46]+[.P46]" office:value-type="float" office:value="17.3240477643451">
            <text:p>17.32</text:p>
          </table:table-cell>
          <table:table-cell table:formula="of:=RANK([.Q46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7:.G47])&gt;0;[.B47];0)" office:value-type="float" office:value="237662">
            <text:p>237662</text:p>
          </table:table-cell>
          <table:table-cell table:style-name="ce3" table:formula="of:=[.C47]/[.C$410]" office:value-type="float" office:value="10.5661017628464">
            <text:p>10.5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7]*[.S$15]+[.F47]*[.S$19]+[.G47]*[.S$21]" office:value-type="float" office:value="4.43971486974154">
            <text:p>4.44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1">
            <text:p>1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7]+[.N47]" office:value-type="float" office:value="174">
            <text:p>174</text:p>
          </table:table-cell>
          <table:table-cell table:style-name="ce3" table:formula="of:=[.O47]/[.O$410]" office:value-type="float" office:value="0.258412021006932">
            <text:p>0.26</text:p>
          </table:table-cell>
          <table:table-cell table:formula="of:=[.D47]+[.H47]+[.L47]+[.P47]" office:value-type="float" office:value="17.3181282380267">
            <text:p>17.32</text:p>
          </table:table-cell>
          <table:table-cell table:formula="of:=RANK([.Q47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8]+[.N48]" office:value-type="float" office:value="11654">
            <text:p>11654</text:p>
          </table:table-cell>
          <table:table-cell table:style-name="ce3" table:formula="of:=[.O48]/[.O$410]" office:value-type="float" office:value="17.3076649012344">
            <text:p>17.31</text:p>
          </table:table-cell>
          <table:table-cell table:formula="of:=[.D48]+[.H48]+[.L48]+[.P48]" office:value-type="float" office:value="17.3076649012344">
            <text:p>17.31</text:p>
          </table:table-cell>
          <table:table-cell table:formula="of:=RANK([.Q48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9]+[.N49]" office:value-type="float" office:value="11654">
            <text:p>11654</text:p>
          </table:table-cell>
          <table:table-cell table:style-name="ce3" table:formula="of:=[.O49]/[.O$410]" office:value-type="float" office:value="17.3076649012344">
            <text:p>17.31</text:p>
          </table:table-cell>
          <table:table-cell table:formula="of:=[.D49]+[.H49]+[.L49]+[.P49]" office:value-type="float" office:value="17.3076649012344">
            <text:p>17.31</text:p>
          </table:table-cell>
          <table:table-cell table:formula="of:=RANK([.Q49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0]+[.N50]" office:value-type="float" office:value="11654">
            <text:p>11654</text:p>
          </table:table-cell>
          <table:table-cell table:style-name="ce3" table:formula="of:=[.O50]/[.O$410]" office:value-type="float" office:value="17.3076649012344">
            <text:p>17.31</text:p>
          </table:table-cell>
          <table:table-cell table:formula="of:=[.D50]+[.H50]+[.L50]+[.P50]" office:value-type="float" office:value="17.3076649012344">
            <text:p>17.31</text:p>
          </table:table-cell>
          <table:table-cell table:formula="of:=RANK([.Q50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51:.G51])&gt;0;[.B51];0)" office:value-type="float" office:value="0">
            <text:p>0</text:p>
          </table:table-cell>
          <table:table-cell table:style-name="ce3" table:formula="of:=[.C51]/[.C$410]" office:value-type="float" office:value="0">
            <text:p>0.00</text:p>
          </table:table-cell>
          <table:table-cell table:number-columns-repeated="3"/>
          <table:table-cell table:style-name="ce3" table:formula="of:=[.E51]*[.S$15]+[.F51]*[.S$19]+[.G51]*[.S$21]" office:value-type="float" office:value="0">
            <text:p>0.00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0">
            <text:p>0</text:p>
          </table:table-cell>
          <table:table-cell table:style-name="ce1" table:formula="of:=IF([.G51]&gt;0;1;0)" office:value-type="float" office:value="0">
            <text:p>0</text:p>
          </table:table-cell>
          <table:table-cell table:style-name="ce3" table:formula="of:=[.I51]*[.I$411]+[.J51]*[.J$411]+[.K51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1]+[.N51]" office:value-type="float" office:value="11654">
            <text:p>11654</text:p>
          </table:table-cell>
          <table:table-cell table:style-name="ce3" table:formula="of:=[.O51]/[.O$410]" office:value-type="float" office:value="17.3076649012344">
            <text:p>17.31</text:p>
          </table:table-cell>
          <table:table-cell table:formula="of:=[.D51]+[.H51]+[.L51]+[.P51]" office:value-type="float" office:value="17.3076649012344">
            <text:p>17.31</text:p>
          </table:table-cell>
          <table:table-cell table:formula="of:=RANK([.Q51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52:.G52])&gt;0;[.B52];0)" office:value-type="float" office:value="0">
            <text:p>0</text:p>
          </table:table-cell>
          <table:table-cell table:style-name="ce3" table:formula="of:=[.C52]/[.C$410]" office:value-type="float" office:value="0">
            <text:p>0.00</text:p>
          </table:table-cell>
          <table:table-cell table:number-columns-repeated="3"/>
          <table:table-cell table:style-name="ce3" table:formula="of:=[.E52]*[.S$15]+[.F52]*[.S$19]+[.G52]*[.S$21]" office:value-type="float" office:value="0">
            <text:p>0.00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0">
            <text:p>0</text:p>
          </table:table-cell>
          <table:table-cell table:style-name="ce1" table:formula="of:=IF([.G52]&gt;0;1;0)" office:value-type="float" office:value="0">
            <text:p>0</text:p>
          </table:table-cell>
          <table:table-cell table:style-name="ce3" table:formula="of:=[.I52]*[.I$411]+[.J52]*[.J$411]+[.K52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2]+[.N52]" office:value-type="float" office:value="11654">
            <text:p>11654</text:p>
          </table:table-cell>
          <table:table-cell table:style-name="ce3" table:formula="of:=[.O52]/[.O$410]" office:value-type="float" office:value="17.3076649012344">
            <text:p>17.31</text:p>
          </table:table-cell>
          <table:table-cell table:formula="of:=[.D52]+[.H52]+[.L52]+[.P52]" office:value-type="float" office:value="17.3076649012344">
            <text:p>17.31</text:p>
          </table:table-cell>
          <table:table-cell table:formula="of:=RANK([.Q52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3:.G53])&gt;0;[.B53];0)" office:value-type="float" office:value="0">
            <text:p>0</text:p>
          </table:table-cell>
          <table:table-cell table:style-name="ce3" table:formula="of:=[.C53]/[.C$410]" office:value-type="float" office:value="0">
            <text:p>0.00</text:p>
          </table:table-cell>
          <table:table-cell table:number-columns-repeated="3"/>
          <table:table-cell table:style-name="ce3" table:formula="of:=[.E53]*[.S$15]+[.F53]*[.S$19]+[.G53]*[.S$21]" office:value-type="float" office:value="0">
            <text:p>0.00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0">
            <text:p>0</text:p>
          </table:table-cell>
          <table:table-cell table:style-name="ce1" table:formula="of:=IF([.G53]&gt;0;1;0)" office:value-type="float" office:value="0">
            <text:p>0</text:p>
          </table:table-cell>
          <table:table-cell table:style-name="ce3" table:formula="of:=[.I53]*[.I$411]+[.J53]*[.J$411]+[.K53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3]+[.N53]" office:value-type="float" office:value="11654">
            <text:p>11654</text:p>
          </table:table-cell>
          <table:table-cell table:style-name="ce3" table:formula="of:=[.O53]/[.O$410]" office:value-type="float" office:value="17.3076649012344">
            <text:p>17.31</text:p>
          </table:table-cell>
          <table:table-cell table:formula="of:=[.D53]+[.H53]+[.L53]+[.P53]" office:value-type="float" office:value="17.3076649012344">
            <text:p>17.31</text:p>
          </table:table-cell>
          <table:table-cell table:formula="of:=RANK([.Q53];[.Q$2:.Q$408];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4:.G54])&gt;0;[.B54];0)" office:value-type="float" office:value="164907">
            <text:p>164907</text:p>
          </table:table-cell>
          <table:table-cell table:style-name="ce3" table:formula="of:=[.C54]/[.C$410]" office:value-type="float" office:value="7.33152183944307">
            <text:p>7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07299469498261">
            <text:p>6.07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28028181094315">
            <text:p>2.28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4]+[.N54]" office:value-type="float" office:value="861">
            <text:p>861</text:p>
          </table:table-cell>
          <table:table-cell table:style-name="ce3" table:formula="of:=[.O54]/[.O$410]" office:value-type="float" office:value="1.27869396601706">
            <text:p>1.28</text:p>
          </table:table-cell>
          <table:table-cell table:formula="of:=[.D54]+[.H54]+[.L54]+[.P54]" office:value-type="float" office:value="16.9634923113859">
            <text:p>16.96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5:.G55])&gt;0;[.B55];0)" office:value-type="float" office:value="160978">
            <text:p>160978</text:p>
          </table:table-cell>
          <table:table-cell table:style-name="ce3" table:formula="of:=[.C55]/[.C$410]" office:value-type="float" office:value="7.15684429811874">
            <text:p>7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07299469498261">
            <text:p>6.07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28028181094315">
            <text:p>2.28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5]+[.N55]" office:value-type="float" office:value="876">
            <text:p>876</text:p>
          </table:table-cell>
          <table:table-cell table:style-name="ce3" table:formula="of:=[.O55]/[.O$410]" office:value-type="float" office:value="1.30097086437973">
            <text:p>1.30</text:p>
          </table:table-cell>
          <table:table-cell table:formula="of:=[.D55]+[.H55]+[.L55]+[.P55]" office:value-type="float" office:value="16.8110916684242">
            <text:p>16.81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6:.G56])&gt;0;[.B56];0)" office:value-type="float" office:value="223228">
            <text:p>223228</text:p>
          </table:table-cell>
          <table:table-cell table:style-name="ce3" table:formula="of:=[.C56]/[.C$410]" office:value-type="float" office:value="9.9243874254895">
            <text:p>9.9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6]*[.S$15]+[.F56]*[.S$19]+[.G56]*[.S$21]" office:value-type="float" office:value="4.43971486974154">
            <text:p>4.44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0">
            <text:p>0</text:p>
          </table:table-cell>
          <table:table-cell table:style-name="ce3" table:formula="of:=[.I56]*[.I$411]+[.J56]*[.J$411]+[.K56]*[.K$411]" office:value-type="float" office:value="2.05389958443181">
            <text:p>2.05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6]+[.N56]" office:value-type="float" office:value="210">
            <text:p>210</text:p>
          </table:table-cell>
          <table:table-cell table:style-name="ce3" table:formula="of:=[.O56]/[.O$410]" office:value-type="float" office:value="0.311876577077332">
            <text:p>0.31</text:p>
          </table:table-cell>
          <table:table-cell table:formula="of:=[.D56]+[.H56]+[.L56]+[.P56]" office:value-type="float" office:value="16.7298784567402">
            <text:p>16.73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7:.G57])&gt;0;[.B57];0)" office:value-type="float" office:value="127297">
            <text:p>127297</text:p>
          </table:table-cell>
          <table:table-cell table:style-name="ce3" table:formula="of:=[.C57]/[.C$410]" office:value-type="float" office:value="5.65943674674565">
            <text:p>5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7]*[.S$15]+[.F57]*[.S$19]+[.G57]*[.S$21]" office:value-type="float" office:value="6.07299469498261">
            <text:p>6.07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1">
            <text:p>1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2.28028181094315">
            <text:p>2.28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7]+[.N57]" office:value-type="float" office:value="1597">
            <text:p>1597</text:p>
          </table:table-cell>
          <table:table-cell table:style-name="ce3" table:formula="of:=[.O57]/[.O$410]" office:value-type="float" office:value="2.37174711234523">
            <text:p>2.37</text:p>
          </table:table-cell>
          <table:table-cell table:formula="of:=[.D57]+[.H57]+[.L57]+[.P57]" office:value-type="float" office:value="16.3844603650166">
            <text:p>16.38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8:.G58])&gt;0;[.B58];0)" office:value-type="float" office:value="147085">
            <text:p>147085</text:p>
          </table:table-cell>
          <table:table-cell table:style-name="ce3" table:formula="of:=[.C58]/[.C$410]" office:value-type="float" office:value="6.53918202231854">
            <text:p>6.5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07299469498261">
            <text:p>6.07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28028181094315">
            <text:p>2.28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8]+[.N58]" office:value-type="float" office:value="890">
            <text:p>890</text:p>
          </table:table-cell>
          <table:table-cell table:style-name="ce3" table:formula="of:=[.O58]/[.O$410]" office:value-type="float" office:value="1.32176263618488">
            <text:p>1.32</text:p>
          </table:table-cell>
          <table:table-cell table:formula="of:=[.D58]+[.H58]+[.L58]+[.P58]" office:value-type="float" office:value="16.2142211644292">
            <text:p>16.21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9:.G59])&gt;0;[.B59];0)" office:value-type="float" office:value="97321">
            <text:p>97321</text:p>
          </table:table-cell>
          <table:table-cell table:style-name="ce3" table:formula="of:=[.C59]/[.C$410]" office:value-type="float" office:value="4.32674802729077">
            <text:p>4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3327982524106">
            <text:p>1.63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26382226511337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7">
            <text:p>5827</text:p>
          </table:table-cell>
          <table:table-cell table:formula="of:=[.M59]+[.N59]" office:value-type="float" office:value="6750">
            <text:p>6750</text:p>
          </table:table-cell>
          <table:table-cell table:style-name="ce3" table:formula="of:=[.O59]/[.O$410]" office:value-type="float" office:value="10.0246042632">
            <text:p>10.02</text:p>
          </table:table-cell>
          <table:table-cell table:formula="of:=[.D59]+[.H59]+[.L59]+[.P59]" office:value-type="float" office:value="16.2110143422431">
            <text:p>16.21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60:.G60])&gt;0;[.B60];0)" office:value-type="float" office:value="100408">
            <text:p>100408</text:p>
          </table:table-cell>
          <table:table-cell table:style-name="ce3" table:formula="of:=[.C60]/[.C$410]" office:value-type="float" office:value="4.46399149129388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0]*[.S$15]+[.F60]*[.S$19]+[.G60]*[.S$21]" office:value-type="float" office:value="1.63327982524106">
            <text:p>1.63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0">
            <text:p>0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0.226382226511337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7">
            <text:p>5827</text:p>
          </table:table-cell>
          <table:table-cell table:formula="of:=[.M60]+[.N60]" office:value-type="float" office:value="6642">
            <text:p>6642</text:p>
          </table:table-cell>
          <table:table-cell table:style-name="ce3" table:formula="of:=[.O60]/[.O$410]" office:value-type="float" office:value="9.86421059498875">
            <text:p>9.86</text:p>
          </table:table-cell>
          <table:table-cell table:formula="of:=[.D60]+[.H60]+[.L60]+[.P60]" office:value-type="float" office:value="16.187864138035">
            <text:p>16.19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1:.G61])&gt;0;[.B61];0)" office:value-type="float" office:value="144776">
            <text:p>144776</text:p>
          </table:table-cell>
          <table:table-cell table:style-name="ce3" table:formula="of:=[.C61]/[.C$410]" office:value-type="float" office:value="6.43652729009205">
            <text:p>6.4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1]*[.S$15]+[.F61]*[.S$19]+[.G61]*[.S$21]" office:value-type="float" office:value="6.07299469498261">
            <text:p>6.07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1">
            <text:p>1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2.28028181094315">
            <text:p>2.28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1]+[.N61]" office:value-type="float" office:value="906">
            <text:p>906</text:p>
          </table:table-cell>
          <table:table-cell table:style-name="ce3" table:formula="of:=[.O61]/[.O$410]" office:value-type="float" office:value="1.34552466110506">
            <text:p>1.35</text:p>
          </table:table-cell>
          <table:table-cell table:formula="of:=[.D61]+[.H61]+[.L61]+[.P61]" office:value-type="float" office:value="16.1353284571229">
            <text:p>16.14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2:.G62])&gt;0;[.B62];0)" office:value-type="float" office:value="53932">
            <text:p>53932</text:p>
          </table:table-cell>
          <table:table-cell table:style-name="ce3" table:formula="of:=[.C62]/[.C$410]" office:value-type="float" office:value="2.39773712362024">
            <text:p>2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3327982524106">
            <text:p>1.63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6382226511337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2]+[.N62]" office:value-type="float" office:value="7992">
            <text:p>7992</text:p>
          </table:table-cell>
          <table:table-cell table:style-name="ce3" table:formula="of:=[.O62]/[.O$410]" office:value-type="float" office:value="11.8691314476287">
            <text:p>11.87</text:p>
          </table:table-cell>
          <table:table-cell table:formula="of:=[.D62]+[.H62]+[.L62]+[.P62]" office:value-type="float" office:value="16.1265306230014">
            <text:p>16.13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3:.G63])&gt;0;[.B63];0)" office:value-type="float" office:value="264183">
            <text:p>264183</text:p>
          </table:table-cell>
          <table:table-cell table:style-name="ce3" table:formula="of:=[.C63]/[.C$410]" office:value-type="float" office:value="11.7451862814167">
            <text:p>11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3327982524106">
            <text:p>1.63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6382226511337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3]+[.N63]" office:value-type="float" office:value="1604">
            <text:p>1604</text:p>
          </table:table-cell>
          <table:table-cell table:style-name="ce3" table:formula="of:=[.O63]/[.O$410]" office:value-type="float" office:value="2.38214299824781">
            <text:p>2.38</text:p>
          </table:table-cell>
          <table:table-cell table:formula="of:=[.D63]+[.H63]+[.L63]+[.P63]" office:value-type="float" office:value="15.9869913314169">
            <text:p>15.99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64:.G64])&gt;0;[.B64];0)" office:value-type="float" office:value="119187">
            <text:p>119187</text:p>
          </table:table-cell>
          <table:table-cell table:style-name="ce3" table:formula="of:=[.C64]/[.C$410]" office:value-type="float" office:value="5.2988781160151">
            <text:p>5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3327982524106">
            <text:p>1.63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6382226511337">
            <text:p>0.23</text:p>
          </table:table-cell>
          <table:table-cell table:style-name="ce6" office:value-type="float" office:value="68">
            <text:p>68</text:p>
          </table:table-cell>
          <table:table-cell table:formula="of:=[.$T$1]" office:value-type="float" office:value="5827">
            <text:p>5827</text:p>
          </table:table-cell>
          <table:table-cell table:formula="of:=[.M64]+[.N64]" office:value-type="float" office:value="5895">
            <text:p>5895</text:p>
          </table:table-cell>
          <table:table-cell table:style-name="ce3" table:formula="of:=[.O64]/[.O$410]" office:value-type="float" office:value="8.75482105652796">
            <text:p>8.75</text:p>
          </table:table-cell>
          <table:table-cell table:formula="of:=[.D64]+[.H64]+[.L64]+[.P64]" office:value-type="float" office:value="15.9133612242955">
            <text:p>15.91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5:.G65])&gt;0;[.B65];0)" office:value-type="float" office:value="260668">
            <text:p>260668</text:p>
          </table:table-cell>
          <table:table-cell table:style-name="ce3" table:formula="of:=[.C65]/[.C$410]" office:value-type="float" office:value="11.5889145690841">
            <text:p>11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5]*[.S$15]+[.F65]*[.S$19]+[.G65]*[.S$21]" office:value-type="float" office:value="1.63327982524106">
            <text:p>1.63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0">
            <text:p>0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0.226382226511337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5]+[.N65]" office:value-type="float" office:value="1619">
            <text:p>1619</text:p>
          </table:table-cell>
          <table:table-cell table:style-name="ce3" table:formula="of:=[.O65]/[.O$410]" office:value-type="float" office:value="2.40441989661048">
            <text:p>2.40</text:p>
          </table:table-cell>
          <table:table-cell table:formula="of:=[.D65]+[.H65]+[.L65]+[.P65]" office:value-type="float" office:value="15.8529965174469">
            <text:p>15.85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6:.G66])&gt;0;[.B66];0)" office:value-type="float" office:value="201324">
            <text:p>201324</text:p>
          </table:table-cell>
          <table:table-cell table:style-name="ce3" table:formula="of:=[.C66]/[.C$410]" office:value-type="float" office:value="8.95056791284807">
            <text:p>8.9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6]*[.S$15]+[.F66]*[.S$19]+[.G66]*[.S$21]" office:value-type="float" office:value="4.43971486974154">
            <text:p>4.44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0">
            <text:p>0</text:p>
          </table:table-cell>
          <table:table-cell table:style-name="ce3" table:formula="of:=[.I66]*[.I$411]+[.J66]*[.J$411]+[.K66]*[.K$411]" office:value-type="float" office:value="2.05389958443181">
            <text:p>2.05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6]+[.N66]" office:value-type="float" office:value="208">
            <text:p>208</text:p>
          </table:table-cell>
          <table:table-cell table:style-name="ce3" table:formula="of:=[.O66]/[.O$410]" office:value-type="float" office:value="0.30890632396231">
            <text:p>0.31</text:p>
          </table:table-cell>
          <table:table-cell table:formula="of:=[.D66]+[.H66]+[.L66]+[.P66]" office:value-type="float" office:value="15.7530886909837">
            <text:p>15.75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7:.G67])&gt;0;[.B67];0)" office:value-type="float" office:value="134101">
            <text:p>134101</text:p>
          </table:table-cell>
          <table:table-cell table:style-name="ce3" table:formula="of:=[.C67]/[.C$410]" office:value-type="float" office:value="5.96193254495658">
            <text:p>5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07299469498261">
            <text:p>6.07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8028181094315">
            <text:p>2.28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7]+[.N67]" office:value-type="float" office:value="936">
            <text:p>936</text:p>
          </table:table-cell>
          <table:table-cell table:style-name="ce3" table:formula="of:=[.O67]/[.O$410]" office:value-type="float" office:value="1.39007845783039">
            <text:p>1.39</text:p>
          </table:table-cell>
          <table:table-cell table:formula="of:=[.D67]+[.H67]+[.L67]+[.P67]" office:value-type="float" office:value="15.7052875087127">
            <text:p>15.71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8:.G68])&gt;0;[.B68];0)" office:value-type="float" office:value="131143">
            <text:p>131143</text:p>
          </table:table-cell>
          <table:table-cell table:style-name="ce3" table:formula="of:=[.C68]/[.C$410]" office:value-type="float" office:value="5.83042423056682">
            <text:p>5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07299469498261">
            <text:p>6.07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8028181094315">
            <text:p>2.28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8]+[.N68]" office:value-type="float" office:value="952">
            <text:p>952</text:p>
          </table:table-cell>
          <table:table-cell table:style-name="ce3" table:formula="of:=[.O68]/[.O$410]" office:value-type="float" office:value="1.41384048275057">
            <text:p>1.41</text:p>
          </table:table-cell>
          <table:table-cell table:formula="of:=[.D68]+[.H68]+[.L68]+[.P68]" office:value-type="float" office:value="15.5975412192431">
            <text:p>15.60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9:.G69])&gt;0;[.B69];0)" office:value-type="float" office:value="106710">
            <text:p>106710</text:p>
          </table:table-cell>
          <table:table-cell table:style-name="ce3" table:formula="of:=[.C69]/[.C$410]" office:value-type="float" office:value="4.74416911038931">
            <text:p>4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9]*[.S$15]+[.F69]*[.S$19]+[.G69]*[.S$21]" office:value-type="float" office:value="6.07299469498261">
            <text:p>6.07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1">
            <text:p>1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2.28028181094315">
            <text:p>2.28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9]+[.N69]" office:value-type="float" office:value="1668">
            <text:p>1668</text:p>
          </table:table-cell>
          <table:table-cell table:style-name="ce3" table:formula="of:=[.O69]/[.O$410]" office:value-type="float" office:value="2.47719109792852">
            <text:p>2.48</text:p>
          </table:table-cell>
          <table:table-cell table:formula="of:=[.D69]+[.H69]+[.L69]+[.P69]" office:value-type="float" office:value="15.5746367142436">
            <text:p>15.57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0:.G70])&gt;0;[.B70];0)" office:value-type="float" office:value="104808">
            <text:p>104808</text:p>
          </table:table-cell>
          <table:table-cell table:style-name="ce3" table:formula="of:=[.C70]/[.C$410]" office:value-type="float" office:value="4.65960899748555">
            <text:p>4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3327982524106">
            <text:p>1.63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6382226511337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7">
            <text:p>5827</text:p>
          </table:table-cell>
          <table:table-cell table:formula="of:=[.M70]+[.N70]" office:value-type="float" office:value="5904">
            <text:p>5904</text:p>
          </table:table-cell>
          <table:table-cell table:style-name="ce3" table:formula="of:=[.O70]/[.O$410]" office:value-type="float" office:value="8.76818719554556">
            <text:p>8.77</text:p>
          </table:table-cell>
          <table:table-cell table:formula="of:=[.D70]+[.H70]+[.L70]+[.P70]" office:value-type="float" office:value="15.2874582447835">
            <text:p>15.29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1:.G71])&gt;0;[.B71];0)" office:value-type="float" office:value="189978">
            <text:p>189978</text:p>
          </table:table-cell>
          <table:table-cell table:style-name="ce3" table:formula="of:=[.C71]/[.C$410]" office:value-type="float" office:value="8.44614149801837">
            <text:p>8.4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1]*[.S$15]+[.F71]*[.S$19]+[.G71]*[.S$21]" office:value-type="float" office:value="4.43971486974154">
            <text:p>4.44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0">
            <text:p>0</text:p>
          </table:table-cell>
          <table:table-cell table:style-name="ce3" table:formula="of:=[.I71]*[.I$411]+[.J71]*[.J$411]+[.K71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1]+[.N71]" office:value-type="float" office:value="174">
            <text:p>174</text:p>
          </table:table-cell>
          <table:table-cell table:style-name="ce3" table:formula="of:=[.O71]/[.O$410]" office:value-type="float" office:value="0.258412021006932">
            <text:p>0.26</text:p>
          </table:table-cell>
          <table:table-cell table:formula="of:=[.D71]+[.H71]+[.L71]+[.P71]" office:value-type="float" office:value="15.1981679731987">
            <text:p>15.20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2:.G72])&gt;0;[.B72];0)" office:value-type="float" office:value="98767">
            <text:p>98767</text:p>
          </table:table-cell>
          <table:table-cell table:style-name="ce3" table:formula="of:=[.C72]/[.C$410]" office:value-type="float" office:value="4.39103505318921">
            <text:p>4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07299469498261">
            <text:p>6.07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28028181094315">
            <text:p>2.28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2]+[.N72]" office:value-type="float" office:value="1634">
            <text:p>1634</text:p>
          </table:table-cell>
          <table:table-cell table:style-name="ce3" table:formula="of:=[.O72]/[.O$410]" office:value-type="float" office:value="2.42669679497314">
            <text:p>2.43</text:p>
          </table:table-cell>
          <table:table-cell table:formula="of:=[.D72]+[.H72]+[.L72]+[.P72]" office:value-type="float" office:value="15.1710083540881">
            <text:p>15.17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3:.G73])&gt;0;[.B73];0)" office:value-type="float" office:value="119809">
            <text:p>119809</text:p>
          </table:table-cell>
          <table:table-cell table:style-name="ce3" table:formula="of:=[.C73]/[.C$410]" office:value-type="float" office:value="5.32653131802674">
            <text:p>5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07299469498261">
            <text:p>6.07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28028181094315">
            <text:p>2.28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3]+[.N73]" office:value-type="float" office:value="985">
            <text:p>985</text:p>
          </table:table-cell>
          <table:table-cell table:style-name="ce3" table:formula="of:=[.O73]/[.O$410]" office:value-type="float" office:value="1.46284965914844">
            <text:p>1.46</text:p>
          </table:table-cell>
          <table:table-cell table:formula="of:=[.D73]+[.H73]+[.L73]+[.P73]" office:value-type="float" office:value="15.1426574831009">
            <text:p>15.14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4:.G74])&gt;0;[.B74];0)" office:value-type="float" office:value="94457">
            <text:p>94457</text:p>
          </table:table-cell>
          <table:table-cell table:style-name="ce3" table:formula="of:=[.C74]/[.C$410]" office:value-type="float" office:value="4.19941881416965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07299469498261">
            <text:p>6.07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8028181094315">
            <text:p>2.28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4]+[.N74]" office:value-type="float" office:value="1714">
            <text:p>1714</text:p>
          </table:table-cell>
          <table:table-cell table:style-name="ce3" table:formula="of:=[.O74]/[.O$410]" office:value-type="float" office:value="2.54550691957403">
            <text:p>2.55</text:p>
          </table:table-cell>
          <table:table-cell table:formula="of:=[.D74]+[.H74]+[.L74]+[.P74]" office:value-type="float" office:value="15.0982022396694">
            <text:p>15.10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5:.G75])&gt;0;[.B75];0)" office:value-type="float" office:value="101367">
            <text:p>101367</text:p>
          </table:table-cell>
          <table:table-cell table:style-name="ce3" table:formula="of:=[.C75]/[.C$410]" office:value-type="float" office:value="4.50662721593884">
            <text:p>4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5]*[.S$15]+[.F75]*[.S$19]+[.G75]*[.S$21]" office:value-type="float" office:value="1.63327982524106">
            <text:p>1.63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0">
            <text:p>0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0.226382226511337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7">
            <text:p>5827</text:p>
          </table:table-cell>
          <table:table-cell table:formula="of:=[.M75]+[.N75]" office:value-type="float" office:value="5871">
            <text:p>5871</text:p>
          </table:table-cell>
          <table:table-cell table:style-name="ce3" table:formula="of:=[.O75]/[.O$410]" office:value-type="float" office:value="8.71917801914769">
            <text:p>8.72</text:p>
          </table:table-cell>
          <table:table-cell table:formula="of:=[.D75]+[.H75]+[.L75]+[.P75]" office:value-type="float" office:value="15.0854672868389">
            <text:p>15.09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6:.G76])&gt;0;[.B76];0)" office:value-type="float" office:value="59928">
            <text:p>59928</text:p>
          </table:table-cell>
          <table:table-cell table:style-name="ce3" table:formula="of:=[.C76]/[.C$410]" office:value-type="float" office:value="2.66431043433053">
            <text:p>2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6]*[.S$15]+[.F76]*[.S$19]+[.G76]*[.S$21]" office:value-type="float" office:value="1.63327982524106">
            <text:p>1.63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0">
            <text:p>0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0.226382226511337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7">
            <text:p>5827</text:p>
          </table:table-cell>
          <table:table-cell table:formula="of:=[.M76]+[.N76]" office:value-type="float" office:value="6903">
            <text:p>6903</text:p>
          </table:table-cell>
          <table:table-cell table:style-name="ce3" table:formula="of:=[.O76]/[.O$410]" office:value-type="float" office:value="10.2518286264992">
            <text:p>10.25</text:p>
          </table:table-cell>
          <table:table-cell table:formula="of:=[.D76]+[.H76]+[.L76]+[.P76]" office:value-type="float" office:value="14.7758011125821">
            <text:p>14.78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7:.G77])&gt;0;[.B77];0)" office:value-type="float" office:value="92669">
            <text:p>92669</text:p>
          </table:table-cell>
          <table:table-cell table:style-name="ce3" table:formula="of:=[.C77]/[.C$410]" office:value-type="float" office:value="4.11992697301722">
            <text:p>4.1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07299469498261">
            <text:p>6.07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28028181094315">
            <text:p>2.28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7]+[.N77]" office:value-type="float" office:value="1440">
            <text:p>1440</text:p>
          </table:table-cell>
          <table:table-cell table:style-name="ce3" table:formula="of:=[.O77]/[.O$410]" office:value-type="float" office:value="2.13858224281599">
            <text:p>2.14</text:p>
          </table:table-cell>
          <table:table-cell table:formula="of:=[.D77]+[.H77]+[.L77]+[.P77]" office:value-type="float" office:value="14.611785721759">
            <text:p>14.61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8:.G78])&gt;0;[.B78];0)" office:value-type="float" office:value="106777">
            <text:p>106777</text:p>
          </table:table-cell>
          <table:table-cell table:style-name="ce3" table:formula="of:=[.C78]/[.C$410]" office:value-type="float" office:value="4.74714783150632">
            <text:p>4.7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07299469498261">
            <text:p>6.07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28028181094315">
            <text:p>2.28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8]+[.N78]" office:value-type="float" office:value="1001">
            <text:p>1001</text:p>
          </table:table-cell>
          <table:table-cell table:style-name="ce3" table:formula="of:=[.O78]/[.O$410]" office:value-type="float" office:value="1.48661168406862">
            <text:p>1.49</text:p>
          </table:table-cell>
          <table:table-cell table:formula="of:=[.D78]+[.H78]+[.L78]+[.P78]" office:value-type="float" office:value="14.5870360215007">
            <text:p>14.59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9:.G79])&gt;0;[.B79];0)" office:value-type="float" office:value="176168">
            <text:p>176168</text:p>
          </table:table-cell>
          <table:table-cell table:style-name="ce3" table:formula="of:=[.C79]/[.C$410]" office:value-type="float" office:value="7.83216927972134">
            <text:p>7.8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9]*[.S$15]+[.F79]*[.S$19]+[.G79]*[.S$21]" office:value-type="float" office:value="4.43971486974154">
            <text:p>4.44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0">
            <text:p>0</text:p>
          </table:table-cell>
          <table:table-cell table:style-name="ce3" table:formula="of:=[.I79]*[.I$411]+[.J79]*[.J$411]+[.K79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9]+[.N79]" office:value-type="float" office:value="174">
            <text:p>174</text:p>
          </table:table-cell>
          <table:table-cell table:style-name="ce3" table:formula="of:=[.O79]/[.O$410]" office:value-type="float" office:value="0.258412021006932">
            <text:p>0.26</text:p>
          </table:table-cell>
          <table:table-cell table:formula="of:=[.D79]+[.H79]+[.L79]+[.P79]" office:value-type="float" office:value="14.5841957549016">
            <text:p>14.58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0:.G80])&gt;0;[.B80];0)" office:value-type="float" office:value="104182">
            <text:p>104182</text:p>
          </table:table-cell>
          <table:table-cell table:style-name="ce3" table:formula="of:=[.C80]/[.C$410]" office:value-type="float" office:value="4.63177796137737">
            <text:p>4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07299469498261">
            <text:p>6.07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28028181094315">
            <text:p>2.28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0]+[.N80]" office:value-type="float" office:value="1017">
            <text:p>1017</text:p>
          </table:table-cell>
          <table:table-cell table:style-name="ce3" table:formula="of:=[.O80]/[.O$410]" office:value-type="float" office:value="1.51037370898879">
            <text:p>1.51</text:p>
          </table:table-cell>
          <table:table-cell table:formula="of:=[.D80]+[.H80]+[.L80]+[.P80]" office:value-type="float" office:value="14.4954281762919">
            <text:p>14.50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1:.G81])&gt;0;[.B81];0)" office:value-type="float" office:value="176301">
            <text:p>176301</text:p>
          </table:table-cell>
          <table:table-cell table:style-name="ce3" table:formula="of:=[.C81]/[.C$410]" office:value-type="float" office:value="7.83808226343122">
            <text:p>7.8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1]*[.S$15]+[.F81]*[.S$19]+[.G81]*[.S$21]" office:value-type="float" office:value="4.43971486974154">
            <text:p>4.44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0">
            <text:p>0</text:p>
          </table:table-cell>
          <table:table-cell table:style-name="ce3" table:formula="of:=[.I81]*[.I$411]+[.J81]*[.J$411]+[.K81]*[.K$411]" office:value-type="float" office:value="2.05389958443181">
            <text:p>2.05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1]+[.N81]" office:value-type="float" office:value="106">
            <text:p>106</text:p>
          </table:table-cell>
          <table:table-cell table:style-name="ce3" table:formula="of:=[.O81]/[.O$410]" office:value-type="float" office:value="0.157423415096177">
            <text:p>0.16</text:p>
          </table:table-cell>
          <table:table-cell table:formula="of:=[.D81]+[.H81]+[.L81]+[.P81]" office:value-type="float" office:value="14.4891201327008">
            <text:p>14.49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2:.G82])&gt;0;[.B82];0)" office:value-type="float" office:value="223534">
            <text:p>223534</text:p>
          </table:table-cell>
          <table:table-cell table:style-name="ce3" table:formula="of:=[.C82]/[.C$410]" office:value-type="float" office:value="9.93799173387465">
            <text:p>9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2]*[.S$15]+[.F82]*[.S$19]+[.G82]*[.S$21]" office:value-type="float" office:value="1.63327982524106">
            <text:p>1.63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0">
            <text:p>0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0.226382226511337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2]+[.N82]" office:value-type="float" office:value="1736">
            <text:p>1736</text:p>
          </table:table-cell>
          <table:table-cell table:style-name="ce3" table:formula="of:=[.O82]/[.O$410]" office:value-type="float" office:value="2.57817970383928">
            <text:p>2.58</text:p>
          </table:table-cell>
          <table:table-cell table:formula="of:=[.D82]+[.H82]+[.L82]+[.P82]" office:value-type="float" office:value="14.3758334894663">
            <text:p>14.38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3:.G83])&gt;0;[.B83];0)" office:value-type="float" office:value="98586">
            <text:p>98586</text:p>
          </table:table-cell>
          <table:table-cell table:style-name="ce3" table:formula="of:=[.C83]/[.C$410]" office:value-type="float" office:value="4.38298806032088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07299469498261">
            <text:p>6.07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28028181094315">
            <text:p>2.28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3]+[.N83]" office:value-type="float" office:value="1068">
            <text:p>1068</text:p>
          </table:table-cell>
          <table:table-cell table:style-name="ce3" table:formula="of:=[.O83]/[.O$410]" office:value-type="float" office:value="1.58611516342186">
            <text:p>1.59</text:p>
          </table:table-cell>
          <table:table-cell table:formula="of:=[.D83]+[.H83]+[.L83]+[.P83]" office:value-type="float" office:value="14.3223797296685">
            <text:p>14.32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4:.G84])&gt;0;[.B84];0)" office:value-type="float" office:value="99540">
            <text:p>99540</text:p>
          </table:table-cell>
          <table:table-cell table:style-name="ce3" table:formula="of:=[.C84]/[.C$410]" office:value-type="float" office:value="4.42540149234516">
            <text:p>4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07299469498261">
            <text:p>6.07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8028181094315">
            <text:p>2.28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4]+[.N84]" office:value-type="float" office:value="1038">
            <text:p>1038</text:p>
          </table:table-cell>
          <table:table-cell table:style-name="ce3" table:formula="of:=[.O84]/[.O$410]" office:value-type="float" office:value="1.54156136669653">
            <text:p>1.54</text:p>
          </table:table-cell>
          <table:table-cell table:formula="of:=[.D84]+[.H84]+[.L84]+[.P84]" office:value-type="float" office:value="14.3202393649674">
            <text:p>14.32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5:.G85])&gt;0;[.B85];0)" office:value-type="float" office:value="95703">
            <text:p>95703</text:p>
          </table:table-cell>
          <table:table-cell table:style-name="ce3" table:formula="of:=[.C85]/[.C$410]" office:value-type="float" office:value="4.2548141352412">
            <text:p>4.2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07299469498261">
            <text:p>6.07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8028181094315">
            <text:p>2.28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5]+[.N85]" office:value-type="float" office:value="1121">
            <text:p>1121</text:p>
          </table:table-cell>
          <table:table-cell table:style-name="ce3" table:formula="of:=[.O85]/[.O$410]" office:value-type="float" office:value="1.66482687096995">
            <text:p>1.66</text:p>
          </table:table-cell>
          <table:table-cell table:formula="of:=[.D85]+[.H85]+[.L85]+[.P85]" office:value-type="float" office:value="14.2729175121369">
            <text:p>14.27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6:.G86])&gt;0;[.B86];0)" office:value-type="float" office:value="97285">
            <text:p>97285</text:p>
          </table:table-cell>
          <table:table-cell table:style-name="ce3" table:formula="of:=[.C86]/[.C$410]" office:value-type="float" office:value="4.32514752042193">
            <text:p>4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07299469498261">
            <text:p>6.07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8028181094315">
            <text:p>2.28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6]+[.N86]" office:value-type="float" office:value="1058">
            <text:p>1058</text:p>
          </table:table-cell>
          <table:table-cell table:style-name="ce3" table:formula="of:=[.O86]/[.O$410]" office:value-type="float" office:value="1.57126389784675">
            <text:p>1.57</text:p>
          </table:table-cell>
          <table:table-cell table:formula="of:=[.D86]+[.H86]+[.L86]+[.P86]" office:value-type="float" office:value="14.2496879241944">
            <text:p>14.25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7:.G87])&gt;0;[.B87];0)" office:value-type="float" office:value="93927">
            <text:p>93927</text:p>
          </table:table-cell>
          <table:table-cell table:style-name="ce3" table:formula="of:=[.C87]/[.C$410]" office:value-type="float" office:value="4.17585579637838">
            <text:p>4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07299469498261">
            <text:p>6.07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8028181094315">
            <text:p>2.28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7]+[.N87]" office:value-type="float" office:value="1139">
            <text:p>1139</text:p>
          </table:table-cell>
          <table:table-cell table:style-name="ce3" table:formula="of:=[.O87]/[.O$410]" office:value-type="float" office:value="1.69155914900515">
            <text:p>1.69</text:p>
          </table:table-cell>
          <table:table-cell table:formula="of:=[.D87]+[.H87]+[.L87]+[.P87]" office:value-type="float" office:value="14.2206914513093">
            <text:p>14.22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8:.G88])&gt;0;[.B88];0)" office:value-type="float" office:value="62836">
            <text:p>62836</text:p>
          </table:table-cell>
          <table:table-cell table:style-name="ce3" table:formula="of:=[.C88]/[.C$410]" office:value-type="float" office:value="2.79359582251357">
            <text:p>2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07299469498261">
            <text:p>6.07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8028181094315">
            <text:p>2.28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8]+[.N88]" office:value-type="float" office:value="2019">
            <text:p>2019</text:p>
          </table:table-cell>
          <table:table-cell table:style-name="ce3" table:formula="of:=[.O88]/[.O$410]" office:value-type="float" office:value="2.99847051961492">
            <text:p>3.00</text:p>
          </table:table-cell>
          <table:table-cell table:formula="of:=[.D88]+[.H88]+[.L88]+[.P88]" office:value-type="float" office:value="14.1453428480542">
            <text:p>14.15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9:.G89])&gt;0;[.B89];0)" office:value-type="float" office:value="91031">
            <text:p>91031</text:p>
          </table:table-cell>
          <table:table-cell table:style-name="ce3" table:formula="of:=[.C89]/[.C$410]" office:value-type="float" office:value="4.04710391048495">
            <text:p>4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07299469498261">
            <text:p>6.07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8028181094315">
            <text:p>2.28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9]+[.N89]" office:value-type="float" office:value="1157">
            <text:p>1157</text:p>
          </table:table-cell>
          <table:table-cell table:style-name="ce3" table:formula="of:=[.O89]/[.O$410]" office:value-type="float" office:value="1.71829142704035">
            <text:p>1.72</text:p>
          </table:table-cell>
          <table:table-cell table:formula="of:=[.D89]+[.H89]+[.L89]+[.P89]" office:value-type="float" office:value="14.1186718434511">
            <text:p>14.12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0:.G90])&gt;0;[.B90];0)" office:value-type="float" office:value="61742">
            <text:p>61742</text:p>
          </table:table-cell>
          <table:table-cell table:style-name="ce3" table:formula="of:=[.C90]/[.C$410]" office:value-type="float" office:value="2.74495819711046">
            <text:p>2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07299469498261">
            <text:p>6.07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8028181094315">
            <text:p>2.28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0]+[.N90]" office:value-type="float" office:value="1932">
            <text:p>1932</text:p>
          </table:table-cell>
          <table:table-cell table:style-name="ce3" table:formula="of:=[.O90]/[.O$410]" office:value-type="float" office:value="2.86926450911145">
            <text:p>2.87</text:p>
          </table:table-cell>
          <table:table-cell table:formula="of:=[.D90]+[.H90]+[.L90]+[.P90]" office:value-type="float" office:value="13.9674992121477">
            <text:p>13.97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1:.G91])&gt;0;[.B91];0)" office:value-type="float" office:value="119851">
            <text:p>119851</text:p>
          </table:table-cell>
          <table:table-cell table:style-name="ce3" table:formula="of:=[.C91]/[.C$410]" office:value-type="float" office:value="5.32839857604038">
            <text:p>5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07299469498261">
            <text:p>6.07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8028181094315">
            <text:p>2.28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1]+[.N91]" office:value-type="float" office:value="103">
            <text:p>103</text:p>
          </table:table-cell>
          <table:table-cell table:style-name="ce3" table:formula="of:=[.O91]/[.O$410]" office:value-type="float" office:value="0.152968035423644">
            <text:p>0.15</text:p>
          </table:table-cell>
          <table:table-cell table:formula="of:=[.D91]+[.H91]+[.L91]+[.P91]" office:value-type="float" office:value="13.8346431173898">
            <text:p>13.83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2:.G92])&gt;0;[.B92];0)" office:value-type="float" office:value="73420">
            <text:p>73420</text:p>
          </table:table-cell>
          <table:table-cell table:style-name="ce3" table:formula="of:=[.C92]/[.C$410]" office:value-type="float" office:value="3.2641448419528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2]*[.S$15]+[.F92]*[.S$19]+[.G92]*[.S$21]" office:value-type="float" office:value="1.63327982524106">
            <text:p>1.63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0">
            <text:p>0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0.226382226511337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7">
            <text:p>5827</text:p>
          </table:table-cell>
          <table:table-cell table:formula="of:=[.M92]+[.N92]" office:value-type="float" office:value="5864">
            <text:p>5864</text:p>
          </table:table-cell>
          <table:table-cell table:style-name="ce3" table:formula="of:=[.O92]/[.O$410]" office:value-type="float" office:value="8.70878213324511">
            <text:p>8.71</text:p>
          </table:table-cell>
          <table:table-cell table:formula="of:=[.D92]+[.H92]+[.L92]+[.P92]" office:value-type="float" office:value="13.8325890269503">
            <text:p>13.83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3:.G93])&gt;0;[.B93];0)" office:value-type="float" office:value="65356">
            <text:p>65356</text:p>
          </table:table-cell>
          <table:table-cell table:style-name="ce3" table:formula="of:=[.C93]/[.C$410]" office:value-type="float" office:value="2.90563130333243">
            <text:p>2.9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07299469498261">
            <text:p>6.07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8028181094315">
            <text:p>2.28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3]+[.N93]" office:value-type="float" office:value="1717">
            <text:p>1717</text:p>
          </table:table-cell>
          <table:table-cell table:style-name="ce3" table:formula="of:=[.O93]/[.O$410]" office:value-type="float" office:value="2.54996229924657">
            <text:p>2.55</text:p>
          </table:table-cell>
          <table:table-cell table:formula="of:=[.D93]+[.H93]+[.L93]+[.P93]" office:value-type="float" office:value="13.8088701085048">
            <text:p>13.81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4:.G94])&gt;0;[.B94];0)" office:value-type="float" office:value="83072">
            <text:p>83072</text:p>
          </table:table-cell>
          <table:table-cell table:style-name="ce3" table:formula="of:=[.C94]/[.C$410]" office:value-type="float" office:value="3.69325851689871">
            <text:p>3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07299469498261">
            <text:p>6.07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8028181094315">
            <text:p>2.28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4]+[.N94]" office:value-type="float" office:value="1176">
            <text:p>1176</text:p>
          </table:table-cell>
          <table:table-cell table:style-name="ce3" table:formula="of:=[.O94]/[.O$410]" office:value-type="float" office:value="1.74650883163306">
            <text:p>1.75</text:p>
          </table:table-cell>
          <table:table-cell table:formula="of:=[.D94]+[.H94]+[.L94]+[.P94]" office:value-type="float" office:value="13.7930438544575">
            <text:p>13.79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5:.G95])&gt;0;[.B95];0)" office:value-type="float" office:value="69216">
            <text:p>69216</text:p>
          </table:table-cell>
          <table:table-cell table:style-name="ce3" table:formula="of:=[.C95]/[.C$410]" office:value-type="float" office:value="3.07724120649149">
            <text:p>3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07299469498261">
            <text:p>6.07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28028181094315">
            <text:p>2.28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5]+[.N95]" office:value-type="float" office:value="1572">
            <text:p>1572</text:p>
          </table:table-cell>
          <table:table-cell table:style-name="ce3" table:formula="of:=[.O95]/[.O$410]" office:value-type="float" office:value="2.33461894840746">
            <text:p>2.33</text:p>
          </table:table-cell>
          <table:table-cell table:formula="of:=[.D95]+[.H95]+[.L95]+[.P95]" office:value-type="float" office:value="13.7651366608247">
            <text:p>13.77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7.08491040606917">
            <text:p>7.0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43971486974154">
            <text:p>4.44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2.05389958443181">
            <text:p>2.05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7524493378631">
            <text:p>0.18</text:p>
          </table:table-cell>
          <table:table-cell table:formula="of:=[.D96]+[.H96]+[.L96]+[.P96]" office:value-type="float" office:value="13.7537697940288">
            <text:p>13.75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7:.G97])&gt;0;[.B97];0)" office:value-type="float" office:value="67725">
            <text:p>67725</text:p>
          </table:table-cell>
          <table:table-cell table:style-name="ce3" table:formula="of:=[.C97]/[.C$410]" office:value-type="float" office:value="3.01095354700699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07299469498261">
            <text:p>6.07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8028181094315">
            <text:p>2.28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7]+[.N97]" office:value-type="float" office:value="1591">
            <text:p>1591</text:p>
          </table:table-cell>
          <table:table-cell table:style-name="ce3" table:formula="of:=[.O97]/[.O$410]" office:value-type="float" office:value="2.36283635300017">
            <text:p>2.36</text:p>
          </table:table-cell>
          <table:table-cell table:formula="of:=[.D97]+[.H97]+[.L97]+[.P97]" office:value-type="float" office:value="13.7270664059329">
            <text:p>13.73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8:.G98])&gt;0;[.B98];0)" office:value-type="float" office:value="206256">
            <text:p>206256</text:p>
          </table:table-cell>
          <table:table-cell table:style-name="ce3" table:formula="of:=[.C98]/[.C$410]" office:value-type="float" office:value="9.16983735387928">
            <text:p>9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8]*[.S$15]+[.F98]*[.S$19]+[.G98]*[.S$21]" office:value-type="float" office:value="1.63327982524106">
            <text:p>1.63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0">
            <text:p>0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0.226382226511337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8]+[.N98]" office:value-type="float" office:value="1793">
            <text:p>1793</text:p>
          </table:table-cell>
          <table:table-cell table:style-name="ce3" table:formula="of:=[.O98]/[.O$410]" office:value-type="float" office:value="2.66283191761741">
            <text:p>2.66</text:p>
          </table:table-cell>
          <table:table-cell table:formula="of:=[.D98]+[.H98]+[.L98]+[.P98]" office:value-type="float" office:value="13.6923313232491">
            <text:p>13.69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9:.G99])&gt;0;[.B99];0)" office:value-type="float" office:value="65829">
            <text:p>65829</text:p>
          </table:table-cell>
          <table:table-cell table:style-name="ce3" table:formula="of:=[.C99]/[.C$410]" office:value-type="float" office:value="2.92666018524804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07299469498261">
            <text:p>6.07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8028181094315">
            <text:p>2.28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9]+[.N99]" office:value-type="float" office:value="1613">
            <text:p>1613</text:p>
          </table:table-cell>
          <table:table-cell table:style-name="ce3" table:formula="of:=[.O99]/[.O$410]" office:value-type="float" office:value="2.39550913726541">
            <text:p>2.40</text:p>
          </table:table-cell>
          <table:table-cell table:formula="of:=[.D99]+[.H99]+[.L99]+[.P99]" office:value-type="float" office:value="13.6754458284392">
            <text:p>13.68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0:.G100])&gt;0;[.B100];0)" office:value-type="float" office:value="60480">
            <text:p>60480</text:p>
          </table:table-cell>
          <table:table-cell table:style-name="ce3" table:formula="of:=[.C100]/[.C$410]" office:value-type="float" office:value="2.68885153965276">
            <text:p>2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07299469498261">
            <text:p>6.07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28028181094315">
            <text:p>2.28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0]+[.N100]" office:value-type="float" office:value="1759">
            <text:p>1759</text:p>
          </table:table-cell>
          <table:table-cell table:style-name="ce3" table:formula="of:=[.O100]/[.O$410]" office:value-type="float" office:value="2.61233761466203">
            <text:p>2.61</text:p>
          </table:table-cell>
          <table:table-cell table:formula="of:=[.D100]+[.H100]+[.L100]+[.P100]" office:value-type="float" office:value="13.6544656602405">
            <text:p>13.65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1:.G101])&gt;0;[.B101];0)" office:value-type="float" office:value="204085">
            <text:p>204085</text:p>
          </table:table-cell>
          <table:table-cell table:style-name="ce3" table:formula="of:=[.C101]/[.C$410]" office:value-type="float" office:value="9.07331789798334">
            <text:p>9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1]*[.S$15]+[.F101]*[.S$19]+[.G101]*[.S$21]" office:value-type="float" office:value="1.63327982524106">
            <text:p>1.63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0">
            <text:p>0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0.226382226511337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1]+[.N101]" office:value-type="float" office:value="1809">
            <text:p>1809</text:p>
          </table:table-cell>
          <table:table-cell table:style-name="ce3" table:formula="of:=[.O101]/[.O$410]" office:value-type="float" office:value="2.68659394253759">
            <text:p>2.69</text:p>
          </table:table-cell>
          <table:table-cell table:formula="of:=[.D101]+[.H101]+[.L101]+[.P101]" office:value-type="float" office:value="13.6195738922733">
            <text:p>13.62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2:.G102])&gt;0;[.B102];0)" office:value-type="float" office:value="76073">
            <text:p>76073</text:p>
          </table:table-cell>
          <table:table-cell table:style-name="ce3" table:formula="of:=[.C102]/[.C$410]" office:value-type="float" office:value="3.38209330648155">
            <text:p>3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07299469498261">
            <text:p>6.07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28028181094315">
            <text:p>2.28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2]+[.N102]" office:value-type="float" office:value="1263">
            <text:p>1263</text:p>
          </table:table-cell>
          <table:table-cell table:style-name="ce3" table:formula="of:=[.O102]/[.O$410]" office:value-type="float" office:value="1.87571484213652">
            <text:p>1.88</text:p>
          </table:table-cell>
          <table:table-cell table:formula="of:=[.D102]+[.H102]+[.L102]+[.P102]" office:value-type="float" office:value="13.6110846545438">
            <text:p>13.61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3:.G103])&gt;0;[.B103];0)" office:value-type="float" office:value="201960">
            <text:p>201960</text:p>
          </table:table-cell>
          <table:table-cell table:style-name="ce3" table:formula="of:=[.C103]/[.C$410]" office:value-type="float" office:value="8.97884353419759">
            <text:p>8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3]*[.S$15]+[.F103]*[.S$19]+[.G103]*[.S$21]" office:value-type="float" office:value="1.63327982524106">
            <text:p>1.63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0">
            <text:p>0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0.226382226511337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3]+[.N103]" office:value-type="float" office:value="1826">
            <text:p>1826</text:p>
          </table:table-cell>
          <table:table-cell table:style-name="ce3" table:formula="of:=[.O103]/[.O$410]" office:value-type="float" office:value="2.71184109401528">
            <text:p>2.71</text:p>
          </table:table-cell>
          <table:table-cell table:formula="of:=[.D103]+[.H103]+[.L103]+[.P103]" office:value-type="float" office:value="13.5503466799653">
            <text:p>13.55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4:.G104])&gt;0;[.B104];0)" office:value-type="float" office:value="73977">
            <text:p>73977</text:p>
          </table:table-cell>
          <table:table-cell table:style-name="ce3" table:formula="of:=[.C104]/[.C$410]" office:value-type="float" office:value="3.2889082398957">
            <text:p>3.2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07299469498261">
            <text:p>6.07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8028181094315">
            <text:p>2.28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4]+[.N104]" office:value-type="float" office:value="1282">
            <text:p>1282</text:p>
          </table:table-cell>
          <table:table-cell table:style-name="ce3" table:formula="of:=[.O104]/[.O$410]" office:value-type="float" office:value="1.90393224672924">
            <text:p>1.90</text:p>
          </table:table-cell>
          <table:table-cell table:formula="of:=[.D104]+[.H104]+[.L104]+[.P104]" office:value-type="float" office:value="13.5461169925507">
            <text:p>13.55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5:.G105])&gt;0;[.B105];0)" office:value-type="float" office:value="112238">
            <text:p>112238</text:p>
          </table:table-cell>
          <table:table-cell table:style-name="ce3" table:formula="of:=[.C105]/[.C$410]" office:value-type="float" office:value="4.98993583180466">
            <text:p>4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07299469498261">
            <text:p>6.07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28028181094315">
            <text:p>2.28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5]+[.N105]" office:value-type="float" office:value="128">
            <text:p>128</text:p>
          </table:table-cell>
          <table:table-cell table:style-name="ce3" table:formula="of:=[.O105]/[.O$410]" office:value-type="float" office:value="0.190096199361421">
            <text:p>0.19</text:p>
          </table:table-cell>
          <table:table-cell table:formula="of:=[.D105]+[.H105]+[.L105]+[.P105]" office:value-type="float" office:value="13.5333085370918">
            <text:p>13.53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6:.G106])&gt;0;[.B106];0)" office:value-type="float" office:value="134686">
            <text:p>134686</text:p>
          </table:table-cell>
          <table:table-cell table:style-name="ce3" table:formula="of:=[.C106]/[.C$410]" office:value-type="float" office:value="5.98794078157525">
            <text:p>5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6]*[.S$15]+[.F106]*[.S$19]+[.G106]*[.S$21]" office:value-type="float" office:value="4.43971486974154">
            <text:p>4.44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0">
            <text:p>0</text:p>
          </table:table-cell>
          <table:table-cell table:style-name="ce3" table:formula="of:=[.I106]*[.I$411]+[.J106]*[.J$411]+[.K106]*[.K$411]" office:value-type="float" office:value="2.05389958443181">
            <text:p>2.05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6]+[.N106]" office:value-type="float" office:value="660">
            <text:p>660</text:p>
          </table:table-cell>
          <table:table-cell table:style-name="ce3" table:formula="of:=[.O106]/[.O$410]" office:value-type="float" office:value="0.980183527957329">
            <text:p>0.98</text:p>
          </table:table-cell>
          <table:table-cell table:formula="of:=[.D106]+[.H106]+[.L106]+[.P106]" office:value-type="float" office:value="13.4617387637059">
            <text:p>13.46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7:.G107])&gt;0;[.B107];0)" office:value-type="float" office:value="71227">
            <text:p>71227</text:p>
          </table:table-cell>
          <table:table-cell table:style-name="ce3" table:formula="of:=[.C107]/[.C$410]" office:value-type="float" office:value="3.16664729852591">
            <text:p>3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07299469498261">
            <text:p>6.07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8028181094315">
            <text:p>2.28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7]+[.N107]" office:value-type="float" office:value="1302">
            <text:p>1302</text:p>
          </table:table-cell>
          <table:table-cell table:style-name="ce3" table:formula="of:=[.O107]/[.O$410]" office:value-type="float" office:value="1.93363477787946">
            <text:p>1.93</text:p>
          </table:table-cell>
          <table:table-cell table:formula="of:=[.D107]+[.H107]+[.L107]+[.P107]" office:value-type="float" office:value="13.4535585823311">
            <text:p>13.45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8:.G108])&gt;0;[.B108];0)" office:value-type="float" office:value="70440">
            <text:p>70440</text:p>
          </table:table-cell>
          <table:table-cell table:style-name="ce3" table:formula="of:=[.C108]/[.C$410]" office:value-type="float" office:value="3.13165844003208">
            <text:p>3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07299469498261">
            <text:p>6.07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28028181094315">
            <text:p>2.28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8]+[.N108]" office:value-type="float" office:value="1322">
            <text:p>1322</text:p>
          </table:table-cell>
          <table:table-cell table:style-name="ce3" table:formula="of:=[.O108]/[.O$410]" office:value-type="float" office:value="1.96333730902968">
            <text:p>1.96</text:p>
          </table:table-cell>
          <table:table-cell table:formula="of:=[.D108]+[.H108]+[.L108]+[.P108]" office:value-type="float" office:value="13.4482722549875">
            <text:p>13.45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9:.G109])&gt;0;[.B109];0)" office:value-type="float" office:value="150114">
            <text:p>150114</text:p>
          </table:table-cell>
          <table:table-cell table:style-name="ce3" table:formula="of:=[.C109]/[.C$410]" office:value-type="float" office:value="6.67384689192185">
            <text:p>6.6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9]*[.S$15]+[.F109]*[.S$19]+[.G109]*[.S$21]" office:value-type="float" office:value="4.43971486974154">
            <text:p>4.44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0">
            <text:p>0</text:p>
          </table:table-cell>
          <table:table-cell table:style-name="ce3" table:formula="of:=[.I109]*[.I$411]+[.J109]*[.J$411]+[.K109]*[.K$411]" office:value-type="float" office:value="2.05389958443181">
            <text:p>2.05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9]+[.N109]" office:value-type="float" office:value="174">
            <text:p>174</text:p>
          </table:table-cell>
          <table:table-cell table:style-name="ce3" table:formula="of:=[.O109]/[.O$410]" office:value-type="float" office:value="0.258412021006932">
            <text:p>0.26</text:p>
          </table:table-cell>
          <table:table-cell table:formula="of:=[.D109]+[.H109]+[.L109]+[.P109]" office:value-type="float" office:value="13.4258733671021">
            <text:p>13.43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10:.G110])&gt;0;[.B110];0)" office:value-type="float" office:value="69225">
            <text:p>69225</text:p>
          </table:table-cell>
          <table:table-cell table:style-name="ce3" table:formula="of:=[.C110]/[.C$410]" office:value-type="float" office:value="3.0776413332087">
            <text:p>3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07299469498261">
            <text:p>6.07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28028181094315">
            <text:p>2.28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10]+[.N110]" office:value-type="float" office:value="1342">
            <text:p>1342</text:p>
          </table:table-cell>
          <table:table-cell table:style-name="ce3" table:formula="of:=[.O110]/[.O$410]" office:value-type="float" office:value="1.9930398401799">
            <text:p>1.99</text:p>
          </table:table-cell>
          <table:table-cell table:formula="of:=[.D110]+[.H110]+[.L110]+[.P110]" office:value-type="float" office:value="13.4239576793144">
            <text:p>13.42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1:.G111])&gt;0;[.B111];0)" office:value-type="float" office:value="197888">
            <text:p>197888</text:p>
          </table:table-cell>
          <table:table-cell table:style-name="ce3" table:formula="of:=[.C111]/[.C$410]" office:value-type="float" office:value="8.79780842392203">
            <text:p>8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1]*[.S$15]+[.F111]*[.S$19]+[.G111]*[.S$21]" office:value-type="float" office:value="1.63327982524106">
            <text:p>1.63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0">
            <text:p>0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0.226382226511337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1]+[.N111]" office:value-type="float" office:value="1842">
            <text:p>1842</text:p>
          </table:table-cell>
          <table:table-cell table:style-name="ce3" table:formula="of:=[.O111]/[.O$410]" office:value-type="float" office:value="2.73560311893545">
            <text:p>2.74</text:p>
          </table:table-cell>
          <table:table-cell table:formula="of:=[.D111]+[.H111]+[.L111]+[.P111]" office:value-type="float" office:value="13.3930735946099">
            <text:p>13.39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2:.G112])&gt;0;[.B112];0)" office:value-type="float" office:value="67346">
            <text:p>67346</text:p>
          </table:table-cell>
          <table:table-cell table:style-name="ce3" table:formula="of:=[.C112]/[.C$410]" office:value-type="float" office:value="2.99410376636003">
            <text:p>2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07299469498261">
            <text:p>6.07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8028181094315">
            <text:p>2.28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2]+[.N112]" office:value-type="float" office:value="1363">
            <text:p>1363</text:p>
          </table:table-cell>
          <table:table-cell table:style-name="ce3" table:formula="of:=[.O112]/[.O$410]" office:value-type="float" office:value="2.02422749788763">
            <text:p>2.02</text:p>
          </table:table-cell>
          <table:table-cell table:formula="of:=[.D112]+[.H112]+[.L112]+[.P112]" office:value-type="float" office:value="13.3716077701734">
            <text:p>13.37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3:.G113])&gt;0;[.B113];0)" office:value-type="float" office:value="52551">
            <text:p>52551</text:p>
          </table:table-cell>
          <table:table-cell table:style-name="ce3" table:formula="of:=[.C113]/[.C$410]" office:value-type="float" office:value="2.33633990179054">
            <text:p>2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07299469498261">
            <text:p>6.07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28028181094315">
            <text:p>2.28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3]+[.N113]" office:value-type="float" office:value="1792">
            <text:p>1792</text:p>
          </table:table-cell>
          <table:table-cell table:style-name="ce3" table:formula="of:=[.O113]/[.O$410]" office:value-type="float" office:value="2.6613467910599">
            <text:p>2.66</text:p>
          </table:table-cell>
          <table:table-cell table:formula="of:=[.D113]+[.H113]+[.L113]+[.P113]" office:value-type="float" office:value="13.3509631987762">
            <text:p>13.35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4:.G114])&gt;0;[.B114];0)" office:value-type="float" office:value="58937">
            <text:p>58937</text:p>
          </table:table-cell>
          <table:table-cell table:style-name="ce3" table:formula="of:=[.C114]/[.C$410]" office:value-type="float" office:value="2.62025203691327">
            <text:p>2.6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07299469498261">
            <text:p>6.07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8028181094315">
            <text:p>2.28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4]+[.N114]" office:value-type="float" office:value="1573">
            <text:p>1573</text:p>
          </table:table-cell>
          <table:table-cell table:style-name="ce3" table:formula="of:=[.O114]/[.O$410]" office:value-type="float" office:value="2.33610407496497">
            <text:p>2.34</text:p>
          </table:table-cell>
          <table:table-cell table:formula="of:=[.D114]+[.H114]+[.L114]+[.P114]" office:value-type="float" office:value="13.309632617804">
            <text:p>13.31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5:.G115])&gt;0;[.B115];0)" office:value-type="float" office:value="64566">
            <text:p>64566</text:p>
          </table:table-cell>
          <table:table-cell table:style-name="ce3" table:formula="of:=[.C115]/[.C$410]" office:value-type="float" office:value="2.8705090692662">
            <text:p>2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07299469498261">
            <text:p>6.07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8028181094315">
            <text:p>2.28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5]+[.N115]" office:value-type="float" office:value="1384">
            <text:p>1384</text:p>
          </table:table-cell>
          <table:table-cell table:style-name="ce3" table:formula="of:=[.O115]/[.O$410]" office:value-type="float" office:value="2.05541515559537">
            <text:p>2.06</text:p>
          </table:table-cell>
          <table:table-cell table:formula="of:=[.D115]+[.H115]+[.L115]+[.P115]" office:value-type="float" office:value="13.2792007307873">
            <text:p>13.28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6:.G116])&gt;0;[.B116];0)" office:value-type="float" office:value="146420">
            <text:p>146420</text:p>
          </table:table-cell>
          <table:table-cell table:style-name="ce3" table:formula="of:=[.C116]/[.C$410]" office:value-type="float" office:value="6.50961710376912">
            <text:p>6.5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43971486974154">
            <text:p>4.44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6]+[.N116]" office:value-type="float" office:value="174">
            <text:p>174</text:p>
          </table:table-cell>
          <table:table-cell table:style-name="ce3" table:formula="of:=[.O116]/[.O$410]" office:value-type="float" office:value="0.258412021006932">
            <text:p>0.26</text:p>
          </table:table-cell>
          <table:table-cell table:formula="of:=[.D116]+[.H116]+[.L116]+[.P116]" office:value-type="float" office:value="13.2616435789494">
            <text:p>13.26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7:.G117])&gt;0;[.B117];0)" office:value-type="float" office:value="63415">
            <text:p>63415</text:p>
          </table:table-cell>
          <table:table-cell table:style-name="ce3" table:formula="of:=[.C117]/[.C$410]" office:value-type="float" office:value="2.81933730798743">
            <text:p>2.8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07299469498261">
            <text:p>6.07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28028181094315">
            <text:p>2.28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7]+[.N117]" office:value-type="float" office:value="1405">
            <text:p>1405</text:p>
          </table:table-cell>
          <table:table-cell table:style-name="ce3" table:formula="of:=[.O117]/[.O$410]" office:value-type="float" office:value="2.0866028133031">
            <text:p>2.09</text:p>
          </table:table-cell>
          <table:table-cell table:formula="of:=[.D117]+[.H117]+[.L117]+[.P117]" office:value-type="float" office:value="13.2592166272163">
            <text:p>13.26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8:.G118])&gt;0;[.B118];0)" office:value-type="float" office:value="59215">
            <text:p>59215</text:p>
          </table:table-cell>
          <table:table-cell table:style-name="ce3" table:formula="of:=[.C118]/[.C$410]" office:value-type="float" office:value="2.63261150662265">
            <text:p>2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3327982524106">
            <text:p>1.63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26382226511337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118]+[.N118]" office:value-type="float" office:value="5877">
            <text:p>5877</text:p>
          </table:table-cell>
          <table:table-cell table:style-name="ce3" table:formula="of:=[.O118]/[.O$410]" office:value-type="float" office:value="8.72808877849276">
            <text:p>8.73</text:p>
          </table:table-cell>
          <table:table-cell table:formula="of:=[.D118]+[.H118]+[.L118]+[.P118]" office:value-type="float" office:value="13.2203623368678">
            <text:p>13.22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9:.G119])&gt;0;[.B119];0)" office:value-type="float" office:value="146830">
            <text:p>146830</text:p>
          </table:table-cell>
          <table:table-cell table:style-name="ce3" table:formula="of:=[.C119]/[.C$410]" office:value-type="float" office:value="6.52784509866425">
            <text:p>6.5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9]*[.S$15]+[.F119]*[.S$19]+[.G119]*[.S$21]" office:value-type="float" office:value="4.43971486974154">
            <text:p>4.44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0">
            <text:p>0</text:p>
          </table:table-cell>
          <table:table-cell table:style-name="ce3" table:formula="of:=[.I119]*[.I$411]+[.J119]*[.J$411]+[.K119]*[.K$411]" office:value-type="float" office:value="2.05389958443181">
            <text:p>2.05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9]+[.N119]" office:value-type="float" office:value="110">
            <text:p>110</text:p>
          </table:table-cell>
          <table:table-cell table:style-name="ce3" table:formula="of:=[.O119]/[.O$410]" office:value-type="float" office:value="0.163363921326221">
            <text:p>0.16</text:p>
          </table:table-cell>
          <table:table-cell table:formula="of:=[.D119]+[.H119]+[.L119]+[.P119]" office:value-type="float" office:value="13.1848234741638">
            <text:p>13.18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0:.G120])&gt;0;[.B120];0)" office:value-type="float" office:value="97987">
            <text:p>97987</text:p>
          </table:table-cell>
          <table:table-cell table:style-name="ce3" table:formula="of:=[.C120]/[.C$410]" office:value-type="float" office:value="4.35635740436433">
            <text:p>4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0]*[.S$15]+[.F120]*[.S$19]+[.G120]*[.S$21]" office:value-type="float" office:value="6.07299469498261">
            <text:p>6.07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1">
            <text:p>1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2.28028181094315">
            <text:p>2.28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0]+[.N120]" office:value-type="float" office:value="308">
            <text:p>308</text:p>
          </table:table-cell>
          <table:table-cell table:style-name="ce3" table:formula="of:=[.O120]/[.O$410]" office:value-type="float" office:value="0.45741897971342">
            <text:p>0.46</text:p>
          </table:table-cell>
          <table:table-cell table:formula="of:=[.D120]+[.H120]+[.L120]+[.P120]" office:value-type="float" office:value="13.1670528900035">
            <text:p>13.17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1:.G121])&gt;0;[.B121];0)" office:value-type="float" office:value="192060">
            <text:p>192060</text:p>
          </table:table-cell>
          <table:table-cell table:style-name="ce3" table:formula="of:=[.C121]/[.C$410]" office:value-type="float" office:value="8.53870414526634">
            <text:p>8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3327982524106">
            <text:p>1.63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26382226511337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1]+[.N121]" office:value-type="float" office:value="1859">
            <text:p>1859</text:p>
          </table:table-cell>
          <table:table-cell table:style-name="ce3" table:formula="of:=[.O121]/[.O$410]" office:value-type="float" office:value="2.76085027041314">
            <text:p>2.76</text:p>
          </table:table-cell>
          <table:table-cell table:formula="of:=[.D121]+[.H121]+[.L121]+[.P121]" office:value-type="float" office:value="13.1592164674319">
            <text:p>13.16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2:.G122])&gt;0;[.B122];0)" office:value-type="float" office:value="191455">
            <text:p>191455</text:p>
          </table:table-cell>
          <table:table-cell table:style-name="ce3" table:formula="of:=[.C122]/[.C$410]" office:value-type="float" office:value="8.51180673816499">
            <text:p>8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3327982524106">
            <text:p>1.63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26382226511337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2]+[.N122]" office:value-type="float" office:value="1875">
            <text:p>1875</text:p>
          </table:table-cell>
          <table:table-cell table:style-name="ce3" table:formula="of:=[.O122]/[.O$410]" office:value-type="float" office:value="2.78461229533332">
            <text:p>2.78</text:p>
          </table:table-cell>
          <table:table-cell table:formula="of:=[.D122]+[.H122]+[.L122]+[.P122]" office:value-type="float" office:value="13.1560810852507">
            <text:p>13.16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3:.G123])&gt;0;[.B123];0)" office:value-type="float" office:value="190852">
            <text:p>190852</text:p>
          </table:table-cell>
          <table:table-cell table:style-name="ce3" table:formula="of:=[.C123]/[.C$410]" office:value-type="float" office:value="8.4849982481119">
            <text:p>8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3327982524106">
            <text:p>1.63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6382226511337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3]+[.N123]" office:value-type="float" office:value="1892">
            <text:p>1892</text:p>
          </table:table-cell>
          <table:table-cell table:style-name="ce3" table:formula="of:=[.O123]/[.O$410]" office:value-type="float" office:value="2.80985944681101">
            <text:p>2.81</text:p>
          </table:table-cell>
          <table:table-cell table:formula="of:=[.D123]+[.H123]+[.L123]+[.P123]" office:value-type="float" office:value="13.1545197466753">
            <text:p>13.15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4:.G124])&gt;0;[.B124];0)" office:value-type="float" office:value="145884">
            <text:p>145884</text:p>
          </table:table-cell>
          <table:table-cell table:style-name="ce3" table:formula="of:=[.C124]/[.C$410]" office:value-type="float" office:value="6.48578733483305">
            <text:p>6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4]*[.S$15]+[.F124]*[.S$19]+[.G124]*[.S$21]" office:value-type="float" office:value="4.43971486974154">
            <text:p>4.4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1">
            <text:p>1</text:p>
          </table:table-cell>
          <table:table-cell table:style-name="ce1" table:formula="of:=IF([.G124]&gt;0;1;0)" office:value-type="float" office:value="0">
            <text:p>0</text:p>
          </table:table-cell>
          <table:table-cell table:style-name="ce3" table:formula="of:=[.I124]*[.I$411]+[.J124]*[.J$411]+[.K124]*[.K$411]" office:value-type="float" office:value="2.05389958443181">
            <text:p>2.05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4]+[.N124]" office:value-type="float" office:value="66">
            <text:p>66</text:p>
          </table:table-cell>
          <table:table-cell table:style-name="ce3" table:formula="of:=[.O124]/[.O$410]" office:value-type="float" office:value="0.0980183527957329">
            <text:p>0.10</text:p>
          </table:table-cell>
          <table:table-cell table:formula="of:=[.D124]+[.H124]+[.L124]+[.P124]" office:value-type="float" office:value="13.0774201418021">
            <text:p>13.08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5:.G125])&gt;0;[.B125];0)" office:value-type="float" office:value="104166">
            <text:p>104166</text:p>
          </table:table-cell>
          <table:table-cell table:style-name="ce3" table:formula="of:=[.C125]/[.C$410]" office:value-type="float" office:value="4.63106662499122">
            <text:p>4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5]*[.S$15]+[.F125]*[.S$19]+[.G125]*[.S$21]" office:value-type="float" office:value="6.07299469498261">
            <text:p>6.07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2.28028181094315">
            <text:p>2.28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5]+[.N125]" office:value-type="float" office:value="10">
            <text:p>10</text:p>
          </table:table-cell>
          <table:table-cell table:style-name="ce3" table:formula="of:=[.O125]/[.O$410]" office:value-type="float" office:value="0.014851265575111">
            <text:p>0.01</text:p>
          </table:table-cell>
          <table:table-cell table:formula="of:=[.D125]+[.H125]+[.L125]+[.P125]" office:value-type="float" office:value="12.9991943964921">
            <text:p>13.00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6:.G126])&gt;0;[.B126];0)" office:value-type="float" office:value="185994">
            <text:p>185994</text:p>
          </table:table-cell>
          <table:table-cell table:style-name="ce3" table:formula="of:=[.C126]/[.C$410]" office:value-type="float" office:value="8.26901873786664">
            <text:p>8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3327982524106">
            <text:p>1.63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26382226511337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6]+[.N126]" office:value-type="float" office:value="1929">
            <text:p>1929</text:p>
          </table:table-cell>
          <table:table-cell table:style-name="ce3" table:formula="of:=[.O126]/[.O$410]" office:value-type="float" office:value="2.86480912943892">
            <text:p>2.86</text:p>
          </table:table-cell>
          <table:table-cell table:formula="of:=[.D126]+[.H126]+[.L126]+[.P126]" office:value-type="float" office:value="12.993489919058">
            <text:p>12.99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7:.G127])&gt;0;[.B127];0)" office:value-type="float" office:value="184401">
            <text:p>184401</text:p>
          </table:table-cell>
          <table:table-cell table:style-name="ce3" table:formula="of:=[.C127]/[.C$410]" office:value-type="float" office:value="8.19819630892043">
            <text:p>8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3327982524106">
            <text:p>1.63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26382226511337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7]+[.N127]" office:value-type="float" office:value="1946">
            <text:p>1946</text:p>
          </table:table-cell>
          <table:table-cell table:style-name="ce3" table:formula="of:=[.O127]/[.O$410]" office:value-type="float" office:value="2.89005628091661">
            <text:p>2.89</text:p>
          </table:table-cell>
          <table:table-cell table:formula="of:=[.D127]+[.H127]+[.L127]+[.P127]" office:value-type="float" office:value="12.9479146415894">
            <text:p>12.95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128:.G128])&gt;0;[.B128];0)" office:value-type="float" office:value="52443">
            <text:p>52443</text:p>
          </table:table-cell>
          <table:table-cell table:style-name="ce3" table:formula="of:=[.C128]/[.C$410]" office:value-type="float" office:value="2.33153838118402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3327982524106">
            <text:p>1.63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6382226511337">
            <text:p>0.23</text:p>
          </table:table-cell>
          <table:table-cell table:style-name="ce6" office:value-type="float" office:value="56">
            <text:p>56</text:p>
          </table:table-cell>
          <table:table-cell table:formula="of:=[.$T$1]" office:value-type="float" office:value="5827">
            <text:p>5827</text:p>
          </table:table-cell>
          <table:table-cell table:formula="of:=[.M128]+[.N128]" office:value-type="float" office:value="5883">
            <text:p>5883</text:p>
          </table:table-cell>
          <table:table-cell table:style-name="ce3" table:formula="of:=[.O128]/[.O$410]" office:value-type="float" office:value="8.73699953783783">
            <text:p>8.74</text:p>
          </table:table-cell>
          <table:table-cell table:formula="of:=[.D128]+[.H128]+[.L128]+[.P128]" office:value-type="float" office:value="12.9281999707742">
            <text:p>12.93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9:.G129])&gt;0;[.B129];0)" office:value-type="float" office:value="181934">
            <text:p>181934</text:p>
          </table:table-cell>
          <table:table-cell table:style-name="ce3" table:formula="of:=[.C129]/[.C$410]" office:value-type="float" office:value="8.08851712988069">
            <text:p>8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3327982524106">
            <text:p>1.63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26382226511337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9]+[.N129]" office:value-type="float" office:value="1963">
            <text:p>1963</text:p>
          </table:table-cell>
          <table:table-cell table:style-name="ce3" table:formula="of:=[.O129]/[.O$410]" office:value-type="float" office:value="2.9153034323943">
            <text:p>2.92</text:p>
          </table:table-cell>
          <table:table-cell table:formula="of:=[.D129]+[.H129]+[.L129]+[.P129]" office:value-type="float" office:value="12.8634826140274">
            <text:p>12.86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30:.G130])&gt;0;[.B130];0)" office:value-type="float" office:value="97027">
            <text:p>97027</text:p>
          </table:table-cell>
          <table:table-cell table:style-name="ce3" table:formula="of:=[.C130]/[.C$410]" office:value-type="float" office:value="4.31367722119524">
            <text:p>4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0]*[.S$15]+[.F130]*[.S$19]+[.G130]*[.S$21]" office:value-type="float" office:value="6.07299469498261">
            <text:p>6.07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2.28028181094315">
            <text:p>2.28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30]+[.N130]" office:value-type="float" office:value="11">
            <text:p>11</text:p>
          </table:table-cell>
          <table:table-cell table:style-name="ce3" table:formula="of:=[.O130]/[.O$410]" office:value-type="float" office:value="0.0163363921326221">
            <text:p>0.02</text:p>
          </table:table-cell>
          <table:table-cell table:formula="of:=[.D130]+[.H130]+[.L130]+[.P130]" office:value-type="float" office:value="12.6832901192536">
            <text:p>12.68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1:.G131])&gt;0;[.B131];0)" office:value-type="float" office:value="126962">
            <text:p>126962</text:p>
          </table:table-cell>
          <table:table-cell table:style-name="ce3" table:formula="of:=[.C131]/[.C$410]" office:value-type="float" office:value="5.6445431411606">
            <text:p>5.6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1]*[.S$15]+[.F131]*[.S$19]+[.G131]*[.S$21]" office:value-type="float" office:value="4.43971486974154">
            <text:p>4.44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0">
            <text:p>0</text:p>
          </table:table-cell>
          <table:table-cell table:style-name="ce3" table:formula="of:=[.I131]*[.I$411]+[.J131]*[.J$411]+[.K131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1]+[.N131]" office:value-type="float" office:value="174">
            <text:p>174</text:p>
          </table:table-cell>
          <table:table-cell table:style-name="ce3" table:formula="of:=[.O131]/[.O$410]" office:value-type="float" office:value="0.258412021006932">
            <text:p>0.26</text:p>
          </table:table-cell>
          <table:table-cell table:formula="of:=[.D131]+[.H131]+[.L131]+[.P131]" office:value-type="float" office:value="12.3965696163409">
            <text:p>12.40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2:.G132])&gt;0;[.B132];0)" office:value-type="float" office:value="86673">
            <text:p>86673</text:p>
          </table:table-cell>
          <table:table-cell table:style-name="ce3" table:formula="of:=[.C132]/[.C$410]" office:value-type="float" office:value="3.85335366230693">
            <text:p>3.8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2]*[.S$15]+[.F132]*[.S$19]+[.G132]*[.S$21]" office:value-type="float" office:value="6.07299469498261">
            <text:p>6.07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28028181094315">
            <text:p>2.28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2]+[.N132]" office:value-type="float" office:value="65">
            <text:p>65</text:p>
          </table:table-cell>
          <table:table-cell table:style-name="ce3" table:formula="of:=[.O132]/[.O$410]" office:value-type="float" office:value="0.0965332262382218">
            <text:p>0.10</text:p>
          </table:table-cell>
          <table:table-cell table:formula="of:=[.D132]+[.H132]+[.L132]+[.P132]" office:value-type="float" office:value="12.3031633944709">
            <text:p>12.30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3:.G133])&gt;0;[.B133];0)" office:value-type="float" office:value="127407">
            <text:p>127407</text:p>
          </table:table-cell>
          <table:table-cell table:style-name="ce3" table:formula="of:=[.C133]/[.C$410]" office:value-type="float" office:value="5.66432718440044">
            <text:p>5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43971486974154">
            <text:p>4.44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2.05389958443181">
            <text:p>2.05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3]+[.N133]" office:value-type="float" office:value="75">
            <text:p>75</text:p>
          </table:table-cell>
          <table:table-cell table:style-name="ce3" table:formula="of:=[.O133]/[.O$410]" office:value-type="float" office:value="0.111384491813333">
            <text:p>0.11</text:p>
          </table:table-cell>
          <table:table-cell table:formula="of:=[.D133]+[.H133]+[.L133]+[.P133]" office:value-type="float" office:value="12.2693261303871">
            <text:p>12.27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4:.G134])&gt;0;[.B134];0)" office:value-type="float" office:value="35665">
            <text:p>35665</text:p>
          </table:table-cell>
          <table:table-cell table:style-name="ce3" table:formula="of:=[.C134]/[.C$410]" office:value-type="float" office:value="1.58561326325588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4]*[.S$15]+[.F134]*[.S$19]+[.G134]*[.S$21]" office:value-type="float" office:value="6.07299469498261">
            <text:p>6.07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28028181094315">
            <text:p>2.28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4]+[.N134]" office:value-type="float" office:value="1566">
            <text:p>1566</text:p>
          </table:table-cell>
          <table:table-cell table:style-name="ce3" table:formula="of:=[.O134]/[.O$410]" office:value-type="float" office:value="2.32570818906239">
            <text:p>2.33</text:p>
          </table:table-cell>
          <table:table-cell table:formula="of:=[.D134]+[.H134]+[.L134]+[.P134]" office:value-type="float" office:value="12.264597958244">
            <text:p>12.26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5:.G135])&gt;0;[.B135];0)" office:value-type="float" office:value="78159">
            <text:p>78159</text:p>
          </table:table-cell>
          <table:table-cell table:style-name="ce3" table:formula="of:=[.C135]/[.C$410]" office:value-type="float" office:value="3.47483378782605">
            <text:p>3.47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5]*[.S$15]+[.F135]*[.S$19]+[.G135]*[.S$21]" office:value-type="float" office:value="6.07299469498261">
            <text:p>6.07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8028181094315">
            <text:p>2.28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5]+[.N135]" office:value-type="float" office:value="270">
            <text:p>270</text:p>
          </table:table-cell>
          <table:table-cell table:style-name="ce3" table:formula="of:=[.O135]/[.O$410]" office:value-type="float" office:value="0.400984170527998">
            <text:p>0.40</text:p>
          </table:table-cell>
          <table:table-cell table:formula="of:=[.D135]+[.H135]+[.L135]+[.P135]" office:value-type="float" office:value="12.2290944642798">
            <text:p>12.23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6:.G136])&gt;0;[.B136];0)" office:value-type="float" office:value="122889">
            <text:p>122889</text:p>
          </table:table-cell>
          <table:table-cell table:style-name="ce3" table:formula="of:=[.C136]/[.C$410]" office:value-type="float" office:value="5.4634635723609">
            <text:p>5.4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6]*[.S$15]+[.F136]*[.S$19]+[.G136]*[.S$21]" office:value-type="float" office:value="4.43971486974154">
            <text:p>4.44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0">
            <text:p>0</text:p>
          </table:table-cell>
          <table:table-cell table:style-name="ce3" table:formula="of:=[.I136]*[.I$411]+[.J136]*[.J$411]+[.K136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6]+[.N136]" office:value-type="float" office:value="174">
            <text:p>174</text:p>
          </table:table-cell>
          <table:table-cell table:style-name="ce3" table:formula="of:=[.O136]/[.O$410]" office:value-type="float" office:value="0.258412021006932">
            <text:p>0.26</text:p>
          </table:table-cell>
          <table:table-cell table:formula="of:=[.D136]+[.H136]+[.L136]+[.P136]" office:value-type="float" office:value="12.2154900475412">
            <text:p>12.22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7:.G137])&gt;0;[.B137];0)" office:value-type="float" office:value="59690">
            <text:p>59690</text:p>
          </table:table-cell>
          <table:table-cell table:style-name="ce3" table:formula="of:=[.C137]/[.C$410]" office:value-type="float" office:value="2.65372930558652">
            <text:p>2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7]*[.S$15]+[.F137]*[.S$19]+[.G137]*[.S$21]" office:value-type="float" office:value="6.07299469498261">
            <text:p>6.07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2.28028181094315">
            <text:p>2.28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7]+[.N137]" office:value-type="float" office:value="809">
            <text:p>809</text:p>
          </table:table-cell>
          <table:table-cell table:style-name="ce3" table:formula="of:=[.O137]/[.O$410]" office:value-type="float" office:value="1.20146738502648">
            <text:p>1.20</text:p>
          </table:table-cell>
          <table:table-cell table:formula="of:=[.D137]+[.H137]+[.L137]+[.P137]" office:value-type="float" office:value="12.2084731965388">
            <text:p>12.21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8:.G138])&gt;0;[.B138];0)" office:value-type="float" office:value="160445">
            <text:p>160445</text:p>
          </table:table-cell>
          <table:table-cell table:style-name="ce3" table:formula="of:=[.C138]/[.C$410]" office:value-type="float" office:value="7.13314790475507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3327982524106">
            <text:p>1.63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26382226511337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8]+[.N138]" office:value-type="float" office:value="2034">
            <text:p>2034</text:p>
          </table:table-cell>
          <table:table-cell table:style-name="ce3" table:formula="of:=[.O138]/[.O$410]" office:value-type="float" office:value="3.02074741797759">
            <text:p>3.02</text:p>
          </table:table-cell>
          <table:table-cell table:formula="of:=[.D138]+[.H138]+[.L138]+[.P138]" office:value-type="float" office:value="12.013557374485">
            <text:p>12.01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9:.G139])&gt;0;[.B139];0)" office:value-type="float" office:value="159494">
            <text:p>159494</text:p>
          </table:table-cell>
          <table:table-cell table:style-name="ce3" table:formula="of:=[.C139]/[.C$410]" office:value-type="float" office:value="7.09086784830318">
            <text:p>7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3327982524106">
            <text:p>1.63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6382226511337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9]+[.N139]" office:value-type="float" office:value="2051">
            <text:p>2051</text:p>
          </table:table-cell>
          <table:table-cell table:style-name="ce3" table:formula="of:=[.O139]/[.O$410]" office:value-type="float" office:value="3.04599456945527">
            <text:p>3.05</text:p>
          </table:table-cell>
          <table:table-cell table:formula="of:=[.D139]+[.H139]+[.L139]+[.P139]" office:value-type="float" office:value="11.9965244695109">
            <text:p>12.00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0:.G140])&gt;0;[.B140];0)" office:value-type="float" office:value="158042">
            <text:p>158042</text:p>
          </table:table-cell>
          <table:table-cell table:style-name="ce3" table:formula="of:=[.C140]/[.C$410]" office:value-type="float" office:value="7.02631407125993">
            <text:p>7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3327982524106">
            <text:p>1.63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6382226511337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0]+[.N140]" office:value-type="float" office:value="2068">
            <text:p>2068</text:p>
          </table:table-cell>
          <table:table-cell table:style-name="ce3" table:formula="of:=[.O140]/[.O$410]" office:value-type="float" office:value="3.07124172093296">
            <text:p>3.07</text:p>
          </table:table-cell>
          <table:table-cell table:formula="of:=[.D140]+[.H140]+[.L140]+[.P140]" office:value-type="float" office:value="11.9572178439453">
            <text:p>11.96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1:.G141])&gt;0;[.B141];0)" office:value-type="float" office:value="65930">
            <text:p>65930</text:p>
          </table:table-cell>
          <table:table-cell table:style-name="ce3" table:formula="of:=[.C141]/[.C$410]" office:value-type="float" office:value="2.93115049618562">
            <text:p>2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3327982524106">
            <text:p>1.63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6382226511337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1]+[.N141]" office:value-type="float" office:value="4764">
            <text:p>4764</text:p>
          </table:table-cell>
          <table:table-cell table:style-name="ce3" table:formula="of:=[.O141]/[.O$410]" office:value-type="float" office:value="7.0751429199829">
            <text:p>7.08</text:p>
          </table:table-cell>
          <table:table-cell table:formula="of:=[.D141]+[.H141]+[.L141]+[.P141]" office:value-type="float" office:value="11.8659554679209">
            <text:p>11.87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2:.G142])&gt;0;[.B142];0)" office:value-type="float" office:value="62864">
            <text:p>62864</text:p>
          </table:table-cell>
          <table:table-cell table:style-name="ce3" table:formula="of:=[.C142]/[.C$410]" office:value-type="float" office:value="2.79484066118933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3327982524106">
            <text:p>1.63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6382226511337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2]+[.N142]" office:value-type="float" office:value="4851">
            <text:p>4851</text:p>
          </table:table-cell>
          <table:table-cell table:style-name="ce3" table:formula="of:=[.O142]/[.O$410]" office:value-type="float" office:value="7.20434893048637">
            <text:p>7.20</text:p>
          </table:table-cell>
          <table:table-cell table:formula="of:=[.D142]+[.H142]+[.L142]+[.P142]" office:value-type="float" office:value="11.8588516434281">
            <text:p>11.86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3:.G143])&gt;0;[.B143];0)" office:value-type="float" office:value="63016">
            <text:p>63016</text:p>
          </table:table-cell>
          <table:table-cell table:style-name="ce3" table:formula="of:=[.C143]/[.C$410]" office:value-type="float" office:value="2.80159835685777">
            <text:p>2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3327982524106">
            <text:p>1.63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6382226511337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3]+[.N143]" office:value-type="float" office:value="4829">
            <text:p>4829</text:p>
          </table:table-cell>
          <table:table-cell table:style-name="ce3" table:formula="of:=[.O143]/[.O$410]" office:value-type="float" office:value="7.17167614622112">
            <text:p>7.17</text:p>
          </table:table-cell>
          <table:table-cell table:formula="of:=[.D143]+[.H143]+[.L143]+[.P143]" office:value-type="float" office:value="11.8329365548313">
            <text:p>11.83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4:.G144])&gt;0;[.B144];0)" office:value-type="float" office:value="64416">
            <text:p>64416</text:p>
          </table:table-cell>
          <table:table-cell table:style-name="ce3" table:formula="of:=[.C144]/[.C$410]" office:value-type="float" office:value="2.86384029064603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3327982524106">
            <text:p>1.63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6382226511337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4]+[.N144]" office:value-type="float" office:value="4786">
            <text:p>4786</text:p>
          </table:table-cell>
          <table:table-cell table:style-name="ce3" table:formula="of:=[.O144]/[.O$410]" office:value-type="float" office:value="7.10781570424814">
            <text:p>7.11</text:p>
          </table:table-cell>
          <table:table-cell table:formula="of:=[.D144]+[.H144]+[.L144]+[.P144]" office:value-type="float" office:value="11.8313180466466">
            <text:p>11.83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5:.G145])&gt;0;[.B145];0)" office:value-type="float" office:value="55638">
            <text:p>55638</text:p>
          </table:table-cell>
          <table:table-cell table:style-name="ce3" table:formula="of:=[.C145]/[.C$410]" office:value-type="float" office:value="2.47358336579365">
            <text:p>2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3327982524106">
            <text:p>1.63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6382226511337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5]+[.N145]" office:value-type="float" office:value="5048">
            <text:p>5048</text:p>
          </table:table-cell>
          <table:table-cell table:style-name="ce3" table:formula="of:=[.O145]/[.O$410]" office:value-type="float" office:value="7.49691886231605">
            <text:p>7.50</text:p>
          </table:table-cell>
          <table:table-cell table:formula="of:=[.D145]+[.H145]+[.L145]+[.P145]" office:value-type="float" office:value="11.8301642798621">
            <text:p>11.83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6:.G146])&gt;0;[.B146];0)" office:value-type="float" office:value="63471">
            <text:p>63471</text:p>
          </table:table-cell>
          <table:table-cell table:style-name="ce3" table:formula="of:=[.C146]/[.C$410]" office:value-type="float" office:value="2.82182698533896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3327982524106">
            <text:p>1.63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6382226511337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6]+[.N146]" office:value-type="float" office:value="4807">
            <text:p>4807</text:p>
          </table:table-cell>
          <table:table-cell table:style-name="ce3" table:formula="of:=[.O146]/[.O$410]" office:value-type="float" office:value="7.13900336195588">
            <text:p>7.14</text:p>
          </table:table-cell>
          <table:table-cell table:formula="of:=[.D146]+[.H146]+[.L146]+[.P146]" office:value-type="float" office:value="11.8204923990472">
            <text:p>11.82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7:.G147])&gt;0;[.B147];0)" office:value-type="float" office:value="61210">
            <text:p>61210</text:p>
          </table:table-cell>
          <table:table-cell table:style-name="ce3" table:formula="of:=[.C147]/[.C$410]" office:value-type="float" office:value="2.72130626227092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3327982524106">
            <text:p>1.63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6382226511337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7]+[.N147]" office:value-type="float" office:value="4873">
            <text:p>4873</text:p>
          </table:table-cell>
          <table:table-cell table:style-name="ce3" table:formula="of:=[.O147]/[.O$410]" office:value-type="float" office:value="7.23702171475161">
            <text:p>7.24</text:p>
          </table:table-cell>
          <table:table-cell table:formula="of:=[.D147]+[.H147]+[.L147]+[.P147]" office:value-type="float" office:value="11.8179900287749">
            <text:p>11.82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8:.G148])&gt;0;[.B148];0)" office:value-type="float" office:value="59746">
            <text:p>59746</text:p>
          </table:table-cell>
          <table:table-cell table:style-name="ce3" table:formula="of:=[.C148]/[.C$410]" office:value-type="float" office:value="2.65621898293805">
            <text:p>2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3327982524106">
            <text:p>1.63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6382226511337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8]+[.N148]" office:value-type="float" office:value="4916">
            <text:p>4916</text:p>
          </table:table-cell>
          <table:table-cell table:style-name="ce3" table:formula="of:=[.O148]/[.O$410]" office:value-type="float" office:value="7.30088215672459">
            <text:p>7.30</text:p>
          </table:table-cell>
          <table:table-cell table:formula="of:=[.D148]+[.H148]+[.L148]+[.P148]" office:value-type="float" office:value="11.816763191415">
            <text:p>11.82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9:.G149])&gt;0;[.B149];0)" office:value-type="float" office:value="66170">
            <text:p>66170</text:p>
          </table:table-cell>
          <table:table-cell table:style-name="ce3" table:formula="of:=[.C149]/[.C$410]" office:value-type="float" office:value="2.94182054197789">
            <text:p>2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3327982524106">
            <text:p>1.63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6382226511337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9]+[.N149]" office:value-type="float" office:value="4721">
            <text:p>4721</text:p>
          </table:table-cell>
          <table:table-cell table:style-name="ce3" table:formula="of:=[.O149]/[.O$410]" office:value-type="float" office:value="7.01128247800992">
            <text:p>7.01</text:p>
          </table:table-cell>
          <table:table-cell table:formula="of:=[.D149]+[.H149]+[.L149]+[.P149]" office:value-type="float" office:value="11.8127650717402">
            <text:p>11.81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0:.G150])&gt;0;[.B150];0)" office:value-type="float" office:value="56710">
            <text:p>56710</text:p>
          </table:table-cell>
          <table:table-cell table:style-name="ce3" table:formula="of:=[.C150]/[.C$410]" office:value-type="float" office:value="2.5212429036658">
            <text:p>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3327982524106">
            <text:p>1.63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6382226511337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0]+[.N150]" office:value-type="float" office:value="5004">
            <text:p>5004</text:p>
          </table:table-cell>
          <table:table-cell table:style-name="ce3" table:formula="of:=[.O150]/[.O$410]" office:value-type="float" office:value="7.43157329378556">
            <text:p>7.43</text:p>
          </table:table-cell>
          <table:table-cell table:formula="of:=[.D150]+[.H150]+[.L150]+[.P150]" office:value-type="float" office:value="11.8124782492038">
            <text:p>11.81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1:.G151])&gt;0;[.B151];0)" office:value-type="float" office:value="51444">
            <text:p>51444</text:p>
          </table:table-cell>
          <table:table-cell table:style-name="ce3" table:formula="of:=[.C151]/[.C$410]" office:value-type="float" office:value="2.28712431557368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3327982524106">
            <text:p>1.63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6382226511337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1]+[.N151]" office:value-type="float" office:value="5159">
            <text:p>5159</text:p>
          </table:table-cell>
          <table:table-cell table:style-name="ce3" table:formula="of:=[.O151]/[.O$410]" office:value-type="float" office:value="7.66176791019979">
            <text:p>7.66</text:p>
          </table:table-cell>
          <table:table-cell table:formula="of:=[.D151]+[.H151]+[.L151]+[.P151]" office:value-type="float" office:value="11.8085542775259">
            <text:p>11.81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2:.G152])&gt;0;[.B152];0)" office:value-type="float" office:value="52121">
            <text:p>52121</text:p>
          </table:table-cell>
          <table:table-cell table:style-name="ce3" table:formula="of:=[.C152]/[.C$410]" office:value-type="float" office:value="2.31722273641272">
            <text:p>2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3327982524106">
            <text:p>1.63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6382226511337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2]+[.N152]" office:value-type="float" office:value="5137">
            <text:p>5137</text:p>
          </table:table-cell>
          <table:table-cell table:style-name="ce3" table:formula="of:=[.O152]/[.O$410]" office:value-type="float" office:value="7.62909512593454">
            <text:p>7.63</text:p>
          </table:table-cell>
          <table:table-cell table:formula="of:=[.D152]+[.H152]+[.L152]+[.P152]" office:value-type="float" office:value="11.8059799140997">
            <text:p>11.81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3:.G153])&gt;0;[.B153];0)" office:value-type="float" office:value="57187">
            <text:p>57187</text:p>
          </table:table-cell>
          <table:table-cell table:style-name="ce3" table:formula="of:=[.C153]/[.C$410]" office:value-type="float" office:value="2.54244961967794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3327982524106">
            <text:p>1.63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6382226511337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3]+[.N153]" office:value-type="float" office:value="4982">
            <text:p>4982</text:p>
          </table:table-cell>
          <table:table-cell table:style-name="ce3" table:formula="of:=[.O153]/[.O$410]" office:value-type="float" office:value="7.39890050952032">
            <text:p>7.40</text:p>
          </table:table-cell>
          <table:table-cell table:formula="of:=[.D153]+[.H153]+[.L153]+[.P153]" office:value-type="float" office:value="11.8010121809507">
            <text:p>11.80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4:.G154])&gt;0;[.B154];0)" office:value-type="float" office:value="66495">
            <text:p>66495</text:p>
          </table:table-cell>
          <table:table-cell table:style-name="ce3" table:formula="of:=[.C154]/[.C$410]" office:value-type="float" office:value="2.9562695623215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3327982524106">
            <text:p>1.63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6382226511337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4]+[.N154]" office:value-type="float" office:value="4699">
            <text:p>4699</text:p>
          </table:table-cell>
          <table:table-cell table:style-name="ce3" table:formula="of:=[.O154]/[.O$410]" office:value-type="float" office:value="6.97860969374468">
            <text:p>6.98</text:p>
          </table:table-cell>
          <table:table-cell table:formula="of:=[.D154]+[.H154]+[.L154]+[.P154]" office:value-type="float" office:value="11.7945413078187">
            <text:p>11.79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5:.G155])&gt;0;[.B155];0)" office:value-type="float" office:value="57725">
            <text:p>57725</text:p>
          </table:table-cell>
          <table:table-cell table:style-name="ce3" table:formula="of:=[.C155]/[.C$410]" office:value-type="float" office:value="2.56636830566229">
            <text:p>2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3327982524106">
            <text:p>1.63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6382226511337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5]+[.N155]" office:value-type="float" office:value="4960">
            <text:p>4960</text:p>
          </table:table-cell>
          <table:table-cell table:style-name="ce3" table:formula="of:=[.O155]/[.O$410]" office:value-type="float" office:value="7.36622772525508">
            <text:p>7.37</text:p>
          </table:table-cell>
          <table:table-cell table:formula="of:=[.D155]+[.H155]+[.L155]+[.P155]" office:value-type="float" office:value="11.7922580826698">
            <text:p>11.79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6:.G156])&gt;0;[.B156];0)" office:value-type="float" office:value="53089">
            <text:p>53089</text:p>
          </table:table-cell>
          <table:table-cell table:style-name="ce3" table:formula="of:=[.C156]/[.C$410]" office:value-type="float" office:value="2.36025858777489">
            <text:p>2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3327982524106">
            <text:p>1.63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6382226511337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6]+[.N156]" office:value-type="float" office:value="5092">
            <text:p>5092</text:p>
          </table:table-cell>
          <table:table-cell table:style-name="ce3" table:formula="of:=[.O156]/[.O$410]" office:value-type="float" office:value="7.56226443084654">
            <text:p>7.56</text:p>
          </table:table-cell>
          <table:table-cell table:formula="of:=[.D156]+[.H156]+[.L156]+[.P156]" office:value-type="float" office:value="11.7821850703738">
            <text:p>11.78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7:.G157])&gt;0;[.B157];0)" office:value-type="float" office:value="66934">
            <text:p>66934</text:p>
          </table:table-cell>
          <table:table-cell table:style-name="ce3" table:formula="of:=[.C157]/[.C$410]" office:value-type="float" office:value="2.97578685441663">
            <text:p>2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3327982524106">
            <text:p>1.63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6382226511337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7]+[.N157]" office:value-type="float" office:value="4677">
            <text:p>4677</text:p>
          </table:table-cell>
          <table:table-cell table:style-name="ce3" table:formula="of:=[.O157]/[.O$410]" office:value-type="float" office:value="6.94593690947943">
            <text:p>6.95</text:p>
          </table:table-cell>
          <table:table-cell table:formula="of:=[.D157]+[.H157]+[.L157]+[.P157]" office:value-type="float" office:value="11.7813858156485">
            <text:p>11.78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8:.G158])&gt;0;[.B158];0)" office:value-type="float" office:value="45972">
            <text:p>45972</text:p>
          </table:table-cell>
          <table:table-cell table:style-name="ce3" table:formula="of:=[.C158]/[.C$410]" office:value-type="float" office:value="2.04384727150986">
            <text:p>2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3327982524106">
            <text:p>1.63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6382226511337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8]+[.N158]" office:value-type="float" office:value="5292">
            <text:p>5292</text:p>
          </table:table-cell>
          <table:table-cell table:style-name="ce3" table:formula="of:=[.O158]/[.O$410]" office:value-type="float" office:value="7.85928974234876">
            <text:p>7.86</text:p>
          </table:table-cell>
          <table:table-cell table:formula="of:=[.D158]+[.H158]+[.L158]+[.P158]" office:value-type="float" office:value="11.762799065611">
            <text:p>11.76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9:.G159])&gt;0;[.B159];0)" office:value-type="float" office:value="48842">
            <text:p>48842</text:p>
          </table:table-cell>
          <table:table-cell table:style-name="ce3" table:formula="of:=[.C159]/[.C$410]" office:value-type="float" office:value="2.17144323577579">
            <text:p>2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3327982524106">
            <text:p>1.63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6382226511337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9]+[.N159]" office:value-type="float" office:value="5203">
            <text:p>5203</text:p>
          </table:table-cell>
          <table:table-cell table:style-name="ce3" table:formula="of:=[.O159]/[.O$410]" office:value-type="float" office:value="7.72711347873027">
            <text:p>7.73</text:p>
          </table:table-cell>
          <table:table-cell table:formula="of:=[.D159]+[.H159]+[.L159]+[.P159]" office:value-type="float" office:value="11.7582187662585">
            <text:p>11.76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0:.G160])&gt;0;[.B160];0)" office:value-type="float" office:value="67075">
            <text:p>67075</text:p>
          </table:table-cell>
          <table:table-cell table:style-name="ce3" table:formula="of:=[.C160]/[.C$410]" office:value-type="float" office:value="2.98205550631959">
            <text:p>2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3327982524106">
            <text:p>1.63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6382226511337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0]+[.N160]" office:value-type="float" office:value="4656">
            <text:p>4656</text:p>
          </table:table-cell>
          <table:table-cell table:style-name="ce3" table:formula="of:=[.O160]/[.O$410]" office:value-type="float" office:value="6.9147492517717">
            <text:p>6.91</text:p>
          </table:table-cell>
          <table:table-cell table:formula="of:=[.D160]+[.H160]+[.L160]+[.P160]" office:value-type="float" office:value="11.7564668098437">
            <text:p>11.76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1:.G161])&gt;0;[.B161];0)" office:value-type="float" office:value="46358">
            <text:p>46358</text:p>
          </table:table-cell>
          <table:table-cell table:style-name="ce3" table:formula="of:=[.C161]/[.C$410]" office:value-type="float" office:value="2.06100826182577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3327982524106">
            <text:p>1.63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6382226511337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1]+[.N161]" office:value-type="float" office:value="5270">
            <text:p>5270</text:p>
          </table:table-cell>
          <table:table-cell table:style-name="ce3" table:formula="of:=[.O161]/[.O$410]" office:value-type="float" office:value="7.82661695808352">
            <text:p>7.83</text:p>
          </table:table-cell>
          <table:table-cell table:formula="of:=[.D161]+[.H161]+[.L161]+[.P161]" office:value-type="float" office:value="11.7472872716617">
            <text:p>11.75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2:.G162])&gt;0;[.B162];0)" office:value-type="float" office:value="67302">
            <text:p>67302</text:p>
          </table:table-cell>
          <table:table-cell table:style-name="ce3" table:formula="of:=[.C162]/[.C$410]" office:value-type="float" office:value="2.99214759129811">
            <text:p>2.9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2]*[.S$15]+[.F162]*[.S$19]+[.G162]*[.S$21]" office:value-type="float" office:value="1.63327982524106">
            <text:p>1.63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6382226511337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2]+[.N162]" office:value-type="float" office:value="4634">
            <text:p>4634</text:p>
          </table:table-cell>
          <table:table-cell table:style-name="ce3" table:formula="of:=[.O162]/[.O$410]" office:value-type="float" office:value="6.88207646750646">
            <text:p>6.88</text:p>
          </table:table-cell>
          <table:table-cell table:formula="of:=[.D162]+[.H162]+[.L162]+[.P162]" office:value-type="float" office:value="11.733886110557">
            <text:p>11.73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3:.G163])&gt;0;[.B163];0)" office:value-type="float" office:value="46714">
            <text:p>46714</text:p>
          </table:table-cell>
          <table:table-cell table:style-name="ce3" table:formula="of:=[.C163]/[.C$410]" office:value-type="float" office:value="2.07683549641764">
            <text:p>2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3327982524106">
            <text:p>1.63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6382226511337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3]+[.N163]" office:value-type="float" office:value="5248">
            <text:p>5248</text:p>
          </table:table-cell>
          <table:table-cell table:style-name="ce3" table:formula="of:=[.O163]/[.O$410]" office:value-type="float" office:value="7.79394417381827">
            <text:p>7.79</text:p>
          </table:table-cell>
          <table:table-cell table:formula="of:=[.D163]+[.H163]+[.L163]+[.P163]" office:value-type="float" office:value="11.7304417219883">
            <text:p>11.73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4:.G164])&gt;0;[.B164];0)" office:value-type="float" office:value="69348">
            <text:p>69348</text:p>
          </table:table-cell>
          <table:table-cell table:style-name="ce3" table:formula="of:=[.C164]/[.C$410]" office:value-type="float" office:value="3.08310973167724">
            <text:p>3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3327982524106">
            <text:p>1.63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6382226511337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4]+[.N164]" office:value-type="float" office:value="4570">
            <text:p>4570</text:p>
          </table:table-cell>
          <table:table-cell table:style-name="ce3" table:formula="of:=[.O164]/[.O$410]" office:value-type="float" office:value="6.78702836782575">
            <text:p>6.79</text:p>
          </table:table-cell>
          <table:table-cell table:formula="of:=[.D164]+[.H164]+[.L164]+[.P164]" office:value-type="float" office:value="11.7298001512554">
            <text:p>11.73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5:.G165])&gt;0;[.B165];0)" office:value-type="float" office:value="42822">
            <text:p>42822</text:p>
          </table:table-cell>
          <table:table-cell table:style-name="ce3" table:formula="of:=[.C165]/[.C$410]" office:value-type="float" office:value="1.90380292048628">
            <text:p>1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3327982524106">
            <text:p>1.63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6382226511337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5]+[.N165]" office:value-type="float" office:value="5359">
            <text:p>5359</text:p>
          </table:table-cell>
          <table:table-cell table:style-name="ce3" table:formula="of:=[.O165]/[.O$410]" office:value-type="float" office:value="7.95879322170201">
            <text:p>7.96</text:p>
          </table:table-cell>
          <table:table-cell table:formula="of:=[.D165]+[.H165]+[.L165]+[.P165]" office:value-type="float" office:value="11.7222581939407">
            <text:p>11.72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6:.G166])&gt;0;[.B166];0)" office:value-type="float" office:value="47268">
            <text:p>47268</text:p>
          </table:table-cell>
          <table:table-cell table:style-name="ce3" table:formula="of:=[.C166]/[.C$410]" office:value-type="float" office:value="2.10146551878814">
            <text:p>2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3327982524106">
            <text:p>1.63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6382226511337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6]+[.N166]" office:value-type="float" office:value="5225">
            <text:p>5225</text:p>
          </table:table-cell>
          <table:table-cell table:style-name="ce3" table:formula="of:=[.O166]/[.O$410]" office:value-type="float" office:value="7.75978626299552">
            <text:p>7.76</text:p>
          </table:table-cell>
          <table:table-cell table:formula="of:=[.D166]+[.H166]+[.L166]+[.P166]" office:value-type="float" office:value="11.7209138335361">
            <text:p>11.72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7:.G167])&gt;0;[.B167];0)" office:value-type="float" office:value="67658">
            <text:p>67658</text:p>
          </table:table-cell>
          <table:table-cell table:style-name="ce3" table:formula="of:=[.C167]/[.C$410]" office:value-type="float" office:value="3.00797482588998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3327982524106">
            <text:p>1.63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6382226511337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7]+[.N167]" office:value-type="float" office:value="4613">
            <text:p>4613</text:p>
          </table:table-cell>
          <table:table-cell table:style-name="ce3" table:formula="of:=[.O167]/[.O$410]" office:value-type="float" office:value="6.85088880979872">
            <text:p>6.85</text:p>
          </table:table-cell>
          <table:table-cell table:formula="of:=[.D167]+[.H167]+[.L167]+[.P167]" office:value-type="float" office:value="11.7185256874411">
            <text:p>11.72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8:.G168])&gt;0;[.B168];0)" office:value-type="float" office:value="41044">
            <text:p>41044</text:p>
          </table:table-cell>
          <table:table-cell table:style-name="ce3" table:formula="of:=[.C168]/[.C$410]" office:value-type="float" office:value="1.82475566457519">
            <text:p>1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3327982524106">
            <text:p>1.63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6382226511337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8]+[.N168]" office:value-type="float" office:value="5404">
            <text:p>5404</text:p>
          </table:table-cell>
          <table:table-cell table:style-name="ce3" table:formula="of:=[.O168]/[.O$410]" office:value-type="float" office:value="8.02562391679001">
            <text:p>8.03</text:p>
          </table:table-cell>
          <table:table-cell table:formula="of:=[.D168]+[.H168]+[.L168]+[.P168]" office:value-type="float" office:value="11.7100416331176">
            <text:p>11.71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9:.G169])&gt;0;[.B169];0)" office:value-type="float" office:value="69539">
            <text:p>69539</text:p>
          </table:table-cell>
          <table:table-cell table:style-name="ce3" table:formula="of:=[.C169]/[.C$410]" office:value-type="float" office:value="3.09160130978692">
            <text:p>3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3327982524106">
            <text:p>1.63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6382226511337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9]+[.N169]" office:value-type="float" office:value="4549">
            <text:p>4549</text:p>
          </table:table-cell>
          <table:table-cell table:style-name="ce3" table:formula="of:=[.O169]/[.O$410]" office:value-type="float" office:value="6.75584071011801">
            <text:p>6.76</text:p>
          </table:table-cell>
          <table:table-cell table:formula="of:=[.D169]+[.H169]+[.L169]+[.P169]" office:value-type="float" office:value="11.7071040716573">
            <text:p>11.71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0:.G170])&gt;0;[.B170];0)" office:value-type="float" office:value="43682">
            <text:p>43682</text:p>
          </table:table-cell>
          <table:table-cell table:style-name="ce3" table:formula="of:=[.C170]/[.C$410]" office:value-type="float" office:value="1.94203725124193">
            <text:p>1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3327982524106">
            <text:p>1.63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6382226511337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0]+[.N170]" office:value-type="float" office:value="5315">
            <text:p>5315</text:p>
          </table:table-cell>
          <table:table-cell table:style-name="ce3" table:formula="of:=[.O170]/[.O$410]" office:value-type="float" office:value="7.89344765317152">
            <text:p>7.89</text:p>
          </table:table-cell>
          <table:table-cell table:formula="of:=[.D170]+[.H170]+[.L170]+[.P170]" office:value-type="float" office:value="11.6951469561658">
            <text:p>11.70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1:.G171])&gt;0;[.B171];0)" office:value-type="float" office:value="42862">
            <text:p>42862</text:p>
          </table:table-cell>
          <table:table-cell table:style-name="ce3" table:formula="of:=[.C171]/[.C$410]" office:value-type="float" office:value="1.90558126145166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3327982524106">
            <text:p>1.63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6382226511337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1]+[.N171]" office:value-type="float" office:value="5337">
            <text:p>5337</text:p>
          </table:table-cell>
          <table:table-cell table:style-name="ce3" table:formula="of:=[.O171]/[.O$410]" office:value-type="float" office:value="7.92612043743676">
            <text:p>7.93</text:p>
          </table:table-cell>
          <table:table-cell table:formula="of:=[.D171]+[.H171]+[.L171]+[.P171]" office:value-type="float" office:value="11.6913637506408">
            <text:p>11.69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2:.G172])&gt;0;[.B172];0)" office:value-type="float" office:value="69855">
            <text:p>69855</text:p>
          </table:table-cell>
          <table:table-cell table:style-name="ce3" table:formula="of:=[.C172]/[.C$410]" office:value-type="float" office:value="3.10565020341341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3327982524106">
            <text:p>1.63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6382226511337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2]+[.N172]" office:value-type="float" office:value="4527">
            <text:p>4527</text:p>
          </table:table-cell>
          <table:table-cell table:style-name="ce3" table:formula="of:=[.O172]/[.O$410]" office:value-type="float" office:value="6.72316792585277">
            <text:p>6.72</text:p>
          </table:table-cell>
          <table:table-cell table:formula="of:=[.D172]+[.H172]+[.L172]+[.P172]" office:value-type="float" office:value="11.6884801810186">
            <text:p>11.69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3:.G173])&gt;0;[.B173];0)" office:value-type="float" office:value="70486">
            <text:p>70486</text:p>
          </table:table-cell>
          <table:table-cell table:style-name="ce3" table:formula="of:=[.C173]/[.C$410]" office:value-type="float" office:value="3.13370353214226">
            <text:p>3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3327982524106">
            <text:p>1.63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6382226511337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3]+[.N173]" office:value-type="float" office:value="4506">
            <text:p>4506</text:p>
          </table:table-cell>
          <table:table-cell table:style-name="ce3" table:formula="of:=[.O173]/[.O$410]" office:value-type="float" office:value="6.69198026814503">
            <text:p>6.69</text:p>
          </table:table-cell>
          <table:table-cell table:formula="of:=[.D173]+[.H173]+[.L173]+[.P173]" office:value-type="float" office:value="11.6853458520397">
            <text:p>11.69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4:.G174])&gt;0;[.B174];0)" office:value-type="float" office:value="38206">
            <text:p>38206</text:p>
          </table:table-cell>
          <table:table-cell table:style-name="ce3" table:formula="of:=[.C174]/[.C$410]" office:value-type="float" office:value="1.69858237308157">
            <text:p>1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3327982524106">
            <text:p>1.63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6382226511337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4]+[.N174]" office:value-type="float" office:value="5472">
            <text:p>5472</text:p>
          </table:table-cell>
          <table:table-cell table:style-name="ce3" table:formula="of:=[.O174]/[.O$410]" office:value-type="float" office:value="8.12661252270076">
            <text:p>8.13</text:p>
          </table:table-cell>
          <table:table-cell table:formula="of:=[.D174]+[.H174]+[.L174]+[.P174]" office:value-type="float" office:value="11.6848569475347">
            <text:p>11.68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5:.G175])&gt;0;[.B175];0)" office:value-type="float" office:value="39412">
            <text:p>39412</text:p>
          </table:table-cell>
          <table:table-cell table:style-name="ce3" table:formula="of:=[.C175]/[.C$410]" office:value-type="float" office:value="1.75219935318774">
            <text:p>1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3327982524106">
            <text:p>1.63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6382226511337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5]+[.N175]" office:value-type="float" office:value="5427">
            <text:p>5427</text:p>
          </table:table-cell>
          <table:table-cell table:style-name="ce3" table:formula="of:=[.O175]/[.O$410]" office:value-type="float" office:value="8.05978182761276">
            <text:p>8.06</text:p>
          </table:table-cell>
          <table:table-cell table:formula="of:=[.D175]+[.H175]+[.L175]+[.P175]" office:value-type="float" office:value="11.6716432325529">
            <text:p>11.67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6:.G176])&gt;0;[.B176];0)" office:value-type="float" office:value="38597">
            <text:p>38597</text:p>
          </table:table-cell>
          <table:table-cell table:style-name="ce3" table:formula="of:=[.C176]/[.C$410]" office:value-type="float" office:value="1.71596565601814">
            <text:p>1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6]*[.S$15]+[.F176]*[.S$19]+[.G176]*[.S$21]" office:value-type="float" office:value="1.63327982524106">
            <text:p>1.63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6382226511337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6]+[.N176]" office:value-type="float" office:value="5449">
            <text:p>5449</text:p>
          </table:table-cell>
          <table:table-cell table:style-name="ce3" table:formula="of:=[.O176]/[.O$410]" office:value-type="float" office:value="8.09245461187801">
            <text:p>8.09</text:p>
          </table:table-cell>
          <table:table-cell table:formula="of:=[.D176]+[.H176]+[.L176]+[.P176]" office:value-type="float" office:value="11.6680823196486">
            <text:p>11.67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7:.G177])&gt;0;[.B177];0)" office:value-type="float" office:value="150420">
            <text:p>150420</text:p>
          </table:table-cell>
          <table:table-cell table:style-name="ce3" table:formula="of:=[.C177]/[.C$410]" office:value-type="float" office:value="6.687451200307">
            <text:p>6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3327982524106">
            <text:p>1.63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6382226511337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7]+[.N177]" office:value-type="float" office:value="2085">
            <text:p>2085</text:p>
          </table:table-cell>
          <table:table-cell table:style-name="ce3" table:formula="of:=[.O177]/[.O$410]" office:value-type="float" office:value="3.09648887241065">
            <text:p>3.10</text:p>
          </table:table-cell>
          <table:table-cell table:formula="of:=[.D177]+[.H177]+[.L177]+[.P177]" office:value-type="float" office:value="11.6436021244701">
            <text:p>11.64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8:.G178])&gt;0;[.B178];0)" office:value-type="float" office:value="71170">
            <text:p>71170</text:p>
          </table:table-cell>
          <table:table-cell table:style-name="ce3" table:formula="of:=[.C178]/[.C$410]" office:value-type="float" office:value="3.1641131626502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3327982524106">
            <text:p>1.63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6382226511337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8]+[.N178]" office:value-type="float" office:value="4421">
            <text:p>4421</text:p>
          </table:table-cell>
          <table:table-cell table:style-name="ce3" table:formula="of:=[.O178]/[.O$410]" office:value-type="float" office:value="6.56574451075659">
            <text:p>6.57</text:p>
          </table:table-cell>
          <table:table-cell table:formula="of:=[.D178]+[.H178]+[.L178]+[.P178]" office:value-type="float" office:value="11.5895197251592">
            <text:p>11.59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9:.G179])&gt;0;[.B179];0)" office:value-type="float" office:value="71790">
            <text:p>71790</text:p>
          </table:table-cell>
          <table:table-cell table:style-name="ce3" table:formula="of:=[.C179]/[.C$410]" office:value-type="float" office:value="3.19167744761361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3327982524106">
            <text:p>1.63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6382226511337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9]+[.N179]" office:value-type="float" office:value="4400">
            <text:p>4400</text:p>
          </table:table-cell>
          <table:table-cell table:style-name="ce3" table:formula="of:=[.O179]/[.O$410]" office:value-type="float" office:value="6.53455685304886">
            <text:p>6.53</text:p>
          </table:table-cell>
          <table:table-cell table:formula="of:=[.D179]+[.H179]+[.L179]+[.P179]" office:value-type="float" office:value="11.5858963524149">
            <text:p>11.59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0:.G180])&gt;0;[.B180];0)" office:value-type="float" office:value="71812">
            <text:p>71812</text:p>
          </table:table-cell>
          <table:table-cell table:style-name="ce3" table:formula="of:=[.C180]/[.C$410]" office:value-type="float" office:value="3.19265553514457">
            <text:p>3.1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0]*[.S$15]+[.F180]*[.S$19]+[.G180]*[.S$21]" office:value-type="float" office:value="1.63327982524106">
            <text:p>1.63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6382226511337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0]+[.N180]" office:value-type="float" office:value="4378">
            <text:p>4378</text:p>
          </table:table-cell>
          <table:table-cell table:style-name="ce3" table:formula="of:=[.O180]/[.O$410]" office:value-type="float" office:value="6.50188406878361">
            <text:p>6.50</text:p>
          </table:table-cell>
          <table:table-cell table:formula="of:=[.D180]+[.H180]+[.L180]+[.P180]" office:value-type="float" office:value="11.5542016556806">
            <text:p>11.55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1:.G181])&gt;0;[.B181];0)" office:value-type="float" office:value="72362">
            <text:p>72362</text:p>
          </table:table-cell>
          <table:table-cell table:style-name="ce3" table:formula="of:=[.C181]/[.C$410]" office:value-type="float" office:value="3.21710772341853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3327982524106">
            <text:p>1.63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6382226511337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1]+[.N181]" office:value-type="float" office:value="4336">
            <text:p>4336</text:p>
          </table:table-cell>
          <table:table-cell table:style-name="ce3" table:formula="of:=[.O181]/[.O$410]" office:value-type="float" office:value="6.43950875336815">
            <text:p>6.44</text:p>
          </table:table-cell>
          <table:table-cell table:formula="of:=[.D181]+[.H181]+[.L181]+[.P181]" office:value-type="float" office:value="11.5162785285391">
            <text:p>11.52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2:.G182])&gt;0;[.B182];0)" office:value-type="float" office:value="72647">
            <text:p>72647</text:p>
          </table:table-cell>
          <table:table-cell table:style-name="ce3" table:formula="of:=[.C182]/[.C$410]" office:value-type="float" office:value="3.22977840279685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3327982524106">
            <text:p>1.63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6382226511337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2]+[.N182]" office:value-type="float" office:value="4315">
            <text:p>4315</text:p>
          </table:table-cell>
          <table:table-cell table:style-name="ce3" table:formula="of:=[.O182]/[.O$410]" office:value-type="float" office:value="6.40832109566041">
            <text:p>6.41</text:p>
          </table:table-cell>
          <table:table-cell table:formula="of:=[.D182]+[.H182]+[.L182]+[.P182]" office:value-type="float" office:value="11.4977615502097">
            <text:p>11.50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3:.G183])&gt;0;[.B183];0)" office:value-type="float" office:value="146322">
            <text:p>146322</text:p>
          </table:table-cell>
          <table:table-cell table:style-name="ce3" table:formula="of:=[.C183]/[.C$410]" office:value-type="float" office:value="6.50526016840394">
            <text:p>6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3327982524106">
            <text:p>1.63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6382226511337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3]+[.N183]" office:value-type="float" office:value="2102">
            <text:p>2102</text:p>
          </table:table-cell>
          <table:table-cell table:style-name="ce3" table:formula="of:=[.O183]/[.O$410]" office:value-type="float" office:value="3.12173602388834">
            <text:p>3.12</text:p>
          </table:table-cell>
          <table:table-cell table:formula="of:=[.D183]+[.H183]+[.L183]+[.P183]" office:value-type="float" office:value="11.4866582440447">
            <text:p>11.49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4:.G184])&gt;0;[.B184];0)" office:value-type="float" office:value="72774">
            <text:p>72774</text:p>
          </table:table-cell>
          <table:table-cell table:style-name="ce3" table:formula="of:=[.C184]/[.C$410]" office:value-type="float" office:value="3.23542463536193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3327982524106">
            <text:p>1.63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6382226511337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4]+[.N184]" office:value-type="float" office:value="4294">
            <text:p>4294</text:p>
          </table:table-cell>
          <table:table-cell table:style-name="ce3" table:formula="of:=[.O184]/[.O$410]" office:value-type="float" office:value="6.37713343795268">
            <text:p>6.38</text:p>
          </table:table-cell>
          <table:table-cell table:formula="of:=[.D184]+[.H184]+[.L184]+[.P184]" office:value-type="float" office:value="11.472220125067">
            <text:p>11.47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5:.G185])&gt;0;[.B185];0)" office:value-type="float" office:value="72848">
            <text:p>72848</text:p>
          </table:table-cell>
          <table:table-cell table:style-name="ce3" table:formula="of:=[.C185]/[.C$410]" office:value-type="float" office:value="3.23871456614788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3327982524106">
            <text:p>1.63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6382226511337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5]+[.N185]" office:value-type="float" office:value="4273">
            <text:p>4273</text:p>
          </table:table-cell>
          <table:table-cell table:style-name="ce3" table:formula="of:=[.O185]/[.O$410]" office:value-type="float" office:value="6.34594578024495">
            <text:p>6.35</text:p>
          </table:table-cell>
          <table:table-cell table:formula="of:=[.D185]+[.H185]+[.L185]+[.P185]" office:value-type="float" office:value="11.4443223981452">
            <text:p>11.44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6:.G186])&gt;0;[.B186];0)" office:value-type="float" office:value="73086">
            <text:p>73086</text:p>
          </table:table-cell>
          <table:table-cell table:style-name="ce3" table:formula="of:=[.C186]/[.C$410]" office:value-type="float" office:value="3.24929569489189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3327982524106">
            <text:p>1.63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6382226511337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6]+[.N186]" office:value-type="float" office:value="4252">
            <text:p>4252</text:p>
          </table:table-cell>
          <table:table-cell table:style-name="ce3" table:formula="of:=[.O186]/[.O$410]" office:value-type="float" office:value="6.31475812253721">
            <text:p>6.31</text:p>
          </table:table-cell>
          <table:table-cell table:formula="of:=[.D186]+[.H186]+[.L186]+[.P186]" office:value-type="float" office:value="11.4237158691815">
            <text:p>11.42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7:.G187])&gt;0;[.B187];0)" office:value-type="float" office:value="73275">
            <text:p>73275</text:p>
          </table:table-cell>
          <table:table-cell table:style-name="ce3" table:formula="of:=[.C187]/[.C$410]" office:value-type="float" office:value="3.2576983559533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3327982524106">
            <text:p>1.63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6382226511337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7]+[.N187]" office:value-type="float" office:value="4231">
            <text:p>4231</text:p>
          </table:table-cell>
          <table:table-cell table:style-name="ce3" table:formula="of:=[.O187]/[.O$410]" office:value-type="float" office:value="6.28357046482948">
            <text:p>6.28</text:p>
          </table:table-cell>
          <table:table-cell table:formula="of:=[.D187]+[.H187]+[.L187]+[.P187]" office:value-type="float" office:value="11.4009308725352">
            <text:p>11.40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8:.G188])&gt;0;[.B188];0)" office:value-type="float" office:value="29347">
            <text:p>29347</text:p>
          </table:table-cell>
          <table:table-cell table:style-name="ce3" table:formula="of:=[.C188]/[.C$410]" office:value-type="float" office:value="1.3047243077743">
            <text:p>1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3327982524106">
            <text:p>1.63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6382226511337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8]+[.N188]" office:value-type="float" office:value="5517">
            <text:p>5517</text:p>
          </table:table-cell>
          <table:table-cell table:style-name="ce3" table:formula="of:=[.O188]/[.O$410]" office:value-type="float" office:value="8.19344321778876">
            <text:p>8.19</text:p>
          </table:table-cell>
          <table:table-cell table:formula="of:=[.D188]+[.H188]+[.L188]+[.P188]" office:value-type="float" office:value="11.3578295773155">
            <text:p>11.36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9:.G189])&gt;0;[.B189];0)" office:value-type="float" office:value="73579">
            <text:p>73579</text:p>
          </table:table-cell>
          <table:table-cell table:style-name="ce3" table:formula="of:=[.C189]/[.C$410]" office:value-type="float" office:value="3.27121374729018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3327982524106">
            <text:p>1.63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6382226511337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9]+[.N189]" office:value-type="float" office:value="4189">
            <text:p>4189</text:p>
          </table:table-cell>
          <table:table-cell table:style-name="ce3" table:formula="of:=[.O189]/[.O$410]" office:value-type="float" office:value="6.22119514941401">
            <text:p>6.22</text:p>
          </table:table-cell>
          <table:table-cell table:formula="of:=[.D189]+[.H189]+[.L189]+[.P189]" office:value-type="float" office:value="11.3520709484566">
            <text:p>11.35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0:.G190])&gt;0;[.B190];0)" office:value-type="float" office:value="142392">
            <text:p>142392</text:p>
          </table:table-cell>
          <table:table-cell table:style-name="ce3" table:formula="of:=[.C190]/[.C$410]" office:value-type="float" office:value="6.33053816855548">
            <text:p>6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3327982524106">
            <text:p>1.63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6382226511337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0]+[.N190]" office:value-type="float" office:value="2119">
            <text:p>2119</text:p>
          </table:table-cell>
          <table:table-cell table:style-name="ce3" table:formula="of:=[.O190]/[.O$410]" office:value-type="float" office:value="3.14698317536603">
            <text:p>3.15</text:p>
          </table:table-cell>
          <table:table-cell table:formula="of:=[.D190]+[.H190]+[.L190]+[.P190]" office:value-type="float" office:value="11.3371833956739">
            <text:p>11.34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1:.G191])&gt;0;[.B191];0)" office:value-type="float" office:value="27458">
            <text:p>27458</text:p>
          </table:table-cell>
          <table:table-cell table:style-name="ce3" table:formula="of:=[.C191]/[.C$410]" office:value-type="float" office:value="1.22074215568428">
            <text:p>1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3327982524106">
            <text:p>1.63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6382226511337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1]+[.N191]" office:value-type="float" office:value="5540">
            <text:p>5540</text:p>
          </table:table-cell>
          <table:table-cell table:style-name="ce3" table:formula="of:=[.O191]/[.O$410]" office:value-type="float" office:value="8.22760112861152">
            <text:p>8.23</text:p>
          </table:table-cell>
          <table:table-cell table:formula="of:=[.D191]+[.H191]+[.L191]+[.P191]" office:value-type="float" office:value="11.3080053360482">
            <text:p>11.31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2:.G192])&gt;0;[.B192];0)" office:value-type="float" office:value="77353">
            <text:p>77353</text:p>
          </table:table-cell>
          <table:table-cell table:style-name="ce3" table:formula="of:=[.C192]/[.C$410]" office:value-type="float" office:value="3.43900021737367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3327982524106">
            <text:p>1.63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6382226511337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2]+[.N192]" office:value-type="float" office:value="4044">
            <text:p>4044</text:p>
          </table:table-cell>
          <table:table-cell table:style-name="ce3" table:formula="of:=[.O192]/[.O$410]" office:value-type="float" office:value="6.00585179857491">
            <text:p>6.01</text:p>
          </table:table-cell>
          <table:table-cell table:formula="of:=[.D192]+[.H192]+[.L192]+[.P192]" office:value-type="float" office:value="11.304514067701">
            <text:p>11.30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3:.G193])&gt;0;[.B193];0)" office:value-type="float" office:value="73889">
            <text:p>73889</text:p>
          </table:table-cell>
          <table:table-cell table:style-name="ce3" table:formula="of:=[.C193]/[.C$410]" office:value-type="float" office:value="3.2849958897718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3327982524106">
            <text:p>1.63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6382226511337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3]+[.N193]" office:value-type="float" office:value="4147">
            <text:p>4147</text:p>
          </table:table-cell>
          <table:table-cell table:style-name="ce3" table:formula="of:=[.O193]/[.O$410]" office:value-type="float" office:value="6.15881983399855">
            <text:p>6.16</text:p>
          </table:table-cell>
          <table:table-cell table:formula="of:=[.D193]+[.H193]+[.L193]+[.P193]" office:value-type="float" office:value="11.3034777755228">
            <text:p>11.30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4:.G194])&gt;0;[.B194];0)" office:value-type="float" office:value="76636">
            <text:p>76636</text:p>
          </table:table-cell>
          <table:table-cell table:style-name="ce3" table:formula="of:=[.C194]/[.C$410]" office:value-type="float" office:value="3.40712345556925">
            <text:p>3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3327982524106">
            <text:p>1.63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6382226511337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4]+[.N194]" office:value-type="float" office:value="4064">
            <text:p>4064</text:p>
          </table:table-cell>
          <table:table-cell table:style-name="ce3" table:formula="of:=[.O194]/[.O$410]" office:value-type="float" office:value="6.03555432972513">
            <text:p>6.04</text:p>
          </table:table-cell>
          <table:table-cell table:formula="of:=[.D194]+[.H194]+[.L194]+[.P194]" office:value-type="float" office:value="11.3023398370468">
            <text:p>11.30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5:.G195])&gt;0;[.B195];0)" office:value-type="float" office:value="77698">
            <text:p>77698</text:p>
          </table:table-cell>
          <table:table-cell table:style-name="ce3" table:formula="of:=[.C195]/[.C$410]" office:value-type="float" office:value="3.45433840820006">
            <text:p>3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3327982524106">
            <text:p>1.63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6382226511337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5]+[.N195]" office:value-type="float" office:value="4023">
            <text:p>4023</text:p>
          </table:table-cell>
          <table:table-cell table:style-name="ce3" table:formula="of:=[.O195]/[.O$410]" office:value-type="float" office:value="5.97466414086717">
            <text:p>5.97</text:p>
          </table:table-cell>
          <table:table-cell table:formula="of:=[.D195]+[.H195]+[.L195]+[.P195]" office:value-type="float" office:value="11.2886646008196">
            <text:p>11.29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6:.G196])&gt;0;[.B196];0)" office:value-type="float" office:value="73893">
            <text:p>73893</text:p>
          </table:table-cell>
          <table:table-cell table:style-name="ce3" table:formula="of:=[.C196]/[.C$410]" office:value-type="float" office:value="3.2851737238684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3327982524106">
            <text:p>1.63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6382226511337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6]+[.N196]" office:value-type="float" office:value="4127">
            <text:p>4127</text:p>
          </table:table-cell>
          <table:table-cell table:style-name="ce3" table:formula="of:=[.O196]/[.O$410]" office:value-type="float" office:value="6.12911730284833">
            <text:p>6.13</text:p>
          </table:table-cell>
          <table:table-cell table:formula="of:=[.D196]+[.H196]+[.L196]+[.P196]" office:value-type="float" office:value="11.2739530784691">
            <text:p>11.27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7:.G197])&gt;0;[.B197];0)" office:value-type="float" office:value="77977">
            <text:p>77977</text:p>
          </table:table-cell>
          <table:table-cell table:style-name="ce3" table:formula="of:=[.C197]/[.C$410]" office:value-type="float" office:value="3.46674233643358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3327982524106">
            <text:p>1.63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6382226511337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7]+[.N197]" office:value-type="float" office:value="4002">
            <text:p>4002</text:p>
          </table:table-cell>
          <table:table-cell table:style-name="ce3" table:formula="of:=[.O197]/[.O$410]" office:value-type="float" office:value="5.94347648315944">
            <text:p>5.94</text:p>
          </table:table-cell>
          <table:table-cell table:formula="of:=[.D197]+[.H197]+[.L197]+[.P197]" office:value-type="float" office:value="11.2698808713454">
            <text:p>11.27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8:.G198])&gt;0;[.B198];0)" office:value-type="float" office:value="74015">
            <text:p>74015</text:p>
          </table:table-cell>
          <table:table-cell table:style-name="ce3" table:formula="of:=[.C198]/[.C$410]" office:value-type="float" office:value="3.29059766381281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3327982524106">
            <text:p>1.63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6382226511337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8]+[.N198]" office:value-type="float" office:value="4106">
            <text:p>4106</text:p>
          </table:table-cell>
          <table:table-cell table:style-name="ce3" table:formula="of:=[.O198]/[.O$410]" office:value-type="float" office:value="6.09792964514059">
            <text:p>6.10</text:p>
          </table:table-cell>
          <table:table-cell table:formula="of:=[.D198]+[.H198]+[.L198]+[.P198]" office:value-type="float" office:value="11.2481893607058">
            <text:p>11.25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9:.G199])&gt;0;[.B199];0)" office:value-type="float" office:value="78058">
            <text:p>78058</text:p>
          </table:table-cell>
          <table:table-cell table:style-name="ce3" table:formula="of:=[.C199]/[.C$410]" office:value-type="float" office:value="3.47034347688847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3327982524106">
            <text:p>1.63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6382226511337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9]+[.N199]" office:value-type="float" office:value="3982">
            <text:p>3982</text:p>
          </table:table-cell>
          <table:table-cell table:style-name="ce3" table:formula="of:=[.O199]/[.O$410]" office:value-type="float" office:value="5.91377395200922">
            <text:p>5.91</text:p>
          </table:table-cell>
          <table:table-cell table:formula="of:=[.D199]+[.H199]+[.L199]+[.P199]" office:value-type="float" office:value="11.2437794806501">
            <text:p>11.24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0:.G200])&gt;0;[.B200];0)" office:value-type="float" office:value="74543">
            <text:p>74543</text:p>
          </table:table-cell>
          <table:table-cell table:style-name="ce3" table:formula="of:=[.C200]/[.C$410]" office:value-type="float" office:value="3.31407176455581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3327982524106">
            <text:p>1.63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6382226511337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0]+[.N200]" office:value-type="float" office:value="4085">
            <text:p>4085</text:p>
          </table:table-cell>
          <table:table-cell table:style-name="ce3" table:formula="of:=[.O200]/[.O$410]" office:value-type="float" office:value="6.06674198743286">
            <text:p>6.07</text:p>
          </table:table-cell>
          <table:table-cell table:formula="of:=[.D200]+[.H200]+[.L200]+[.P200]" office:value-type="float" office:value="11.2404758037411">
            <text:p>11.24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1:.G201])&gt;0;[.B201];0)" office:value-type="float" office:value="139435">
            <text:p>139435</text:p>
          </table:table-cell>
          <table:table-cell table:style-name="ce3" table:formula="of:=[.C201]/[.C$410]" office:value-type="float" office:value="6.19907431268985">
            <text:p>6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3327982524106">
            <text:p>1.63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6382226511337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1]+[.N201]" office:value-type="float" office:value="2137">
            <text:p>2137</text:p>
          </table:table-cell>
          <table:table-cell table:style-name="ce3" table:formula="of:=[.O201]/[.O$410]" office:value-type="float" office:value="3.17371545340123">
            <text:p>3.17</text:p>
          </table:table-cell>
          <table:table-cell table:formula="of:=[.D201]+[.H201]+[.L201]+[.P201]" office:value-type="float" office:value="11.2324518178435">
            <text:p>11.23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2:.G202])&gt;0;[.B202];0)" office:value-type="float" office:value="78385">
            <text:p>78385</text:p>
          </table:table-cell>
          <table:table-cell table:style-name="ce3" table:formula="of:=[.C202]/[.C$410]" office:value-type="float" office:value="3.48488141428044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3327982524106">
            <text:p>1.63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6382226511337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2]+[.N202]" office:value-type="float" office:value="3961">
            <text:p>3961</text:p>
          </table:table-cell>
          <table:table-cell table:style-name="ce3" table:formula="of:=[.O202]/[.O$410]" office:value-type="float" office:value="5.88258629430148">
            <text:p>5.88</text:p>
          </table:table-cell>
          <table:table-cell table:formula="of:=[.D202]+[.H202]+[.L202]+[.P202]" office:value-type="float" office:value="11.2271297603343">
            <text:p>11.23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3:.G203])&gt;0;[.B203];0)" office:value-type="float" office:value="78703">
            <text:p>78703</text:p>
          </table:table-cell>
          <table:table-cell table:style-name="ce3" table:formula="of:=[.C203]/[.C$410]" office:value-type="float" office:value="3.49901922495521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3327982524106">
            <text:p>1.63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6382226511337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3]+[.N203]" office:value-type="float" office:value="3920">
            <text:p>3920</text:p>
          </table:table-cell>
          <table:table-cell table:style-name="ce3" table:formula="of:=[.O203]/[.O$410]" office:value-type="float" office:value="5.82169610544353">
            <text:p>5.82</text:p>
          </table:table-cell>
          <table:table-cell table:formula="of:=[.D203]+[.H203]+[.L203]+[.P203]" office:value-type="float" office:value="11.1803773821511">
            <text:p>11.18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4:.G204])&gt;0;[.B204];0)" office:value-type="float" office:value="136802">
            <text:p>136802</text:p>
          </table:table-cell>
          <table:table-cell table:style-name="ce3" table:formula="of:=[.C204]/[.C$410]" office:value-type="float" office:value="6.08201501864379">
            <text:p>6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3327982524106">
            <text:p>1.63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6382226511337">
            <text:p>0.23</text:p>
          </table:table-cell>
          <table:table-cell table:style-name="ce4" office:value-type="float" office:value="2171">
            <text:p>2171</text:p>
          </table:table-cell>
          <table:table-cell/>
          <table:table-cell table:formula="of:=[.M204]+[.N204]" office:value-type="float" office:value="2171">
            <text:p>2171</text:p>
          </table:table-cell>
          <table:table-cell table:style-name="ce3" table:formula="of:=[.O204]/[.O$410]" office:value-type="float" office:value="3.22420975635661">
            <text:p>3.22</text:p>
          </table:table-cell>
          <table:table-cell table:formula="of:=[.D204]+[.H204]+[.L204]+[.P204]" office:value-type="float" office:value="11.1658868267528">
            <text:p>11.17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5:.G205])&gt;0;[.B205];0)" office:value-type="float" office:value="137308">
            <text:p>137308</text:p>
          </table:table-cell>
          <table:table-cell table:style-name="ce3" table:formula="of:=[.C205]/[.C$410]" office:value-type="float" office:value="6.10451103185583">
            <text:p>6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3327982524106">
            <text:p>1.63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6382226511337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5]+[.N205]" office:value-type="float" office:value="2154">
            <text:p>2154</text:p>
          </table:table-cell>
          <table:table-cell table:style-name="ce3" table:formula="of:=[.O205]/[.O$410]" office:value-type="float" office:value="3.19896260487892">
            <text:p>3.20</text:p>
          </table:table-cell>
          <table:table-cell table:formula="of:=[.D205]+[.H205]+[.L205]+[.P205]" office:value-type="float" office:value="11.1631356884871">
            <text:p>11.16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6:.G206])&gt;0;[.B206];0)" office:value-type="float" office:value="134822">
            <text:p>134822</text:p>
          </table:table-cell>
          <table:table-cell table:style-name="ce3" table:formula="of:=[.C206]/[.C$410]" office:value-type="float" office:value="5.99398714085754">
            <text:p>5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3327982524106">
            <text:p>1.63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6382226511337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6]+[.N206]" office:value-type="float" office:value="2224">
            <text:p>2224</text:p>
          </table:table-cell>
          <table:table-cell table:style-name="ce3" table:formula="of:=[.O206]/[.O$410]" office:value-type="float" office:value="3.30292146390469">
            <text:p>3.30</text:p>
          </table:table-cell>
          <table:table-cell table:formula="of:=[.D206]+[.H206]+[.L206]+[.P206]" office:value-type="float" office:value="11.1565706565146">
            <text:p>11.16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7:.G207])&gt;0;[.B207];0)" office:value-type="float" office:value="78808">
            <text:p>78808</text:p>
          </table:table-cell>
          <table:table-cell table:style-name="ce3" table:formula="of:=[.C207]/[.C$410]" office:value-type="float" office:value="3.50368736998932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3327982524106">
            <text:p>1.63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6382226511337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7]+[.N207]" office:value-type="float" office:value="3899">
            <text:p>3899</text:p>
          </table:table-cell>
          <table:table-cell table:style-name="ce3" table:formula="of:=[.O207]/[.O$410]" office:value-type="float" office:value="5.79050844773579">
            <text:p>5.79</text:p>
          </table:table-cell>
          <table:table-cell table:formula="of:=[.D207]+[.H207]+[.L207]+[.P207]" office:value-type="float" office:value="11.1538578694775">
            <text:p>11.15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8:.G208])&gt;0;[.B208];0)" office:value-type="float" office:value="79319">
            <text:p>79319</text:p>
          </table:table-cell>
          <table:table-cell table:style-name="ce3" table:formula="of:=[.C208]/[.C$410]" office:value-type="float" office:value="3.52640567582204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3327982524106">
            <text:p>1.63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6382226511337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8]+[.N208]" office:value-type="float" office:value="3879">
            <text:p>3879</text:p>
          </table:table-cell>
          <table:table-cell table:style-name="ce3" table:formula="of:=[.O208]/[.O$410]" office:value-type="float" office:value="5.76080591658557">
            <text:p>5.76</text:p>
          </table:table-cell>
          <table:table-cell table:formula="of:=[.D208]+[.H208]+[.L208]+[.P208]" office:value-type="float" office:value="11.14687364416">
            <text:p>11.15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9:.G209])&gt;0;[.B209];0)" office:value-type="float" office:value="79811">
            <text:p>79811</text:p>
          </table:table-cell>
          <table:table-cell table:style-name="ce3" table:formula="of:=[.C209]/[.C$410]" office:value-type="float" office:value="3.5482792696962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3327982524106">
            <text:p>1.63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6382226511337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9]+[.N209]" office:value-type="float" office:value="3859">
            <text:p>3859</text:p>
          </table:table-cell>
          <table:table-cell table:style-name="ce3" table:formula="of:=[.O209]/[.O$410]" office:value-type="float" office:value="5.73110338543535">
            <text:p>5.73</text:p>
          </table:table-cell>
          <table:table-cell table:formula="of:=[.D209]+[.H209]+[.L209]+[.P209]" office:value-type="float" office:value="11.1390447068839">
            <text:p>11.14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0:.G210])&gt;0;[.B210];0)" office:value-type="float" office:value="81337">
            <text:p>81337</text:p>
          </table:table-cell>
          <table:table-cell table:style-name="ce3" table:formula="of:=[.C210]/[.C$410]" office:value-type="float" office:value="3.6161229775254">
            <text:p>3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3327982524106">
            <text:p>1.63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6382226511337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0]+[.N210]" office:value-type="float" office:value="3797">
            <text:p>3797</text:p>
          </table:table-cell>
          <table:table-cell table:style-name="ce3" table:formula="of:=[.O210]/[.O$410]" office:value-type="float" office:value="5.63902553886966">
            <text:p>5.64</text:p>
          </table:table-cell>
          <table:table-cell table:formula="of:=[.D210]+[.H210]+[.L210]+[.P210]" office:value-type="float" office:value="11.1148105681475">
            <text:p>11.11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1:.G211])&gt;0;[.B211];0)" office:value-type="float" office:value="79890">
            <text:p>79890</text:p>
          </table:table-cell>
          <table:table-cell table:style-name="ce3" table:formula="of:=[.C211]/[.C$410]" office:value-type="float" office:value="3.55179149310282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3327982524106">
            <text:p>1.63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6382226511337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1]+[.N211]" office:value-type="float" office:value="3838">
            <text:p>3838</text:p>
          </table:table-cell>
          <table:table-cell table:style-name="ce3" table:formula="of:=[.O211]/[.O$410]" office:value-type="float" office:value="5.69991572772762">
            <text:p>5.70</text:p>
          </table:table-cell>
          <table:table-cell table:formula="of:=[.D211]+[.H211]+[.L211]+[.P211]" office:value-type="float" office:value="11.1113692725828">
            <text:p>11.11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2:.G212])&gt;0;[.B212];0)" office:value-type="float" office:value="80500">
            <text:p>80500</text:p>
          </table:table-cell>
          <table:table-cell table:style-name="ce3" table:formula="of:=[.C212]/[.C$410]" office:value-type="float" office:value="3.57891119282485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3327982524106">
            <text:p>1.63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6382226511337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2]+[.N212]" office:value-type="float" office:value="3818">
            <text:p>3818</text:p>
          </table:table-cell>
          <table:table-cell table:style-name="ce3" table:formula="of:=[.O212]/[.O$410]" office:value-type="float" office:value="5.6702131965774">
            <text:p>5.67</text:p>
          </table:table-cell>
          <table:table-cell table:formula="of:=[.D212]+[.H212]+[.L212]+[.P212]" office:value-type="float" office:value="11.1087864411546">
            <text:p>11.11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3:.G213])&gt;0;[.B213];0)" office:value-type="float" office:value="81416">
            <text:p>81416</text:p>
          </table:table-cell>
          <table:table-cell table:style-name="ce3" table:formula="of:=[.C213]/[.C$410]" office:value-type="float" office:value="3.61963520093202">
            <text:p>3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3327982524106">
            <text:p>1.63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6382226511337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3]+[.N213]" office:value-type="float" office:value="3777">
            <text:p>3777</text:p>
          </table:table-cell>
          <table:table-cell table:style-name="ce3" table:formula="of:=[.O213]/[.O$410]" office:value-type="float" office:value="5.60932300771944">
            <text:p>5.61</text:p>
          </table:table-cell>
          <table:table-cell table:formula="of:=[.D213]+[.H213]+[.L213]+[.P213]" office:value-type="float" office:value="11.0886202604039">
            <text:p>11.09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4:.G214])&gt;0;[.B214];0)" office:value-type="float" office:value="100710">
            <text:p>100710</text:p>
          </table:table-cell>
          <table:table-cell table:style-name="ce3" table:formula="of:=[.C214]/[.C$410]" office:value-type="float" office:value="4.47741796558249">
            <text:p>4.4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4]*[.S$15]+[.F214]*[.S$19]+[.G214]*[.S$21]" office:value-type="float" office:value="4.43971486974154">
            <text:p>4.4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1">
            <text:p>1</text:p>
          </table:table-cell>
          <table:table-cell table:style-name="ce1" table:formula="of:=IF([.G214]&gt;0;1;0)" office:value-type="float" office:value="0">
            <text:p>0</text:p>
          </table:table-cell>
          <table:table-cell table:style-name="ce3" table:formula="of:=[.I214]*[.I$411]+[.J214]*[.J$411]+[.K214]*[.K$411]" office:value-type="float" office:value="2.05389958443181">
            <text:p>2.05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4]+[.N214]" office:value-type="float" office:value="76">
            <text:p>76</text:p>
          </table:table-cell>
          <table:table-cell table:style-name="ce3" table:formula="of:=[.O214]/[.O$410]" office:value-type="float" office:value="0.112869618370844">
            <text:p>0.11</text:p>
          </table:table-cell>
          <table:table-cell table:formula="of:=[.D214]+[.H214]+[.L214]+[.P214]" office:value-type="float" office:value="11.0839020381267">
            <text:p>11.08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5:.G215])&gt;0;[.B215];0)" office:value-type="float" office:value="81783">
            <text:p>81783</text:p>
          </table:table-cell>
          <table:table-cell table:style-name="ce3" table:formula="of:=[.C215]/[.C$410]" office:value-type="float" office:value="3.63595147928937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3327982524106">
            <text:p>1.63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6382226511337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5]+[.N215]" office:value-type="float" office:value="3757">
            <text:p>3757</text:p>
          </table:table-cell>
          <table:table-cell table:style-name="ce3" table:formula="of:=[.O215]/[.O$410]" office:value-type="float" office:value="5.57962047656922">
            <text:p>5.58</text:p>
          </table:table-cell>
          <table:table-cell table:formula="of:=[.D215]+[.H215]+[.L215]+[.P215]" office:value-type="float" office:value="11.075234007611">
            <text:p>11.08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6:.G216])&gt;0;[.B216];0)" office:value-type="float" office:value="81994">
            <text:p>81994</text:p>
          </table:table-cell>
          <table:table-cell table:style-name="ce3" table:formula="of:=[.C216]/[.C$410]" office:value-type="float" office:value="3.64533222788175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3327982524106">
            <text:p>1.63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6382226511337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6]+[.N216]" office:value-type="float" office:value="3737">
            <text:p>3737</text:p>
          </table:table-cell>
          <table:table-cell table:style-name="ce3" table:formula="of:=[.O216]/[.O$410]" office:value-type="float" office:value="5.549917945419">
            <text:p>5.55</text:p>
          </table:table-cell>
          <table:table-cell table:formula="of:=[.D216]+[.H216]+[.L216]+[.P216]" office:value-type="float" office:value="11.0549122250531">
            <text:p>11.05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7:.G217])&gt;0;[.B217];0)" office:value-type="float" office:value="82276">
            <text:p>82276</text:p>
          </table:table-cell>
          <table:table-cell table:style-name="ce3" table:formula="of:=[.C217]/[.C$410]" office:value-type="float" office:value="3.65786953168767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3327982524106">
            <text:p>1.63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6382226511337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7]+[.N217]" office:value-type="float" office:value="3696">
            <text:p>3696</text:p>
          </table:table-cell>
          <table:table-cell table:style-name="ce3" table:formula="of:=[.O217]/[.O$410]" office:value-type="float" office:value="5.48902775656104">
            <text:p>5.49</text:p>
          </table:table-cell>
          <table:table-cell table:formula="of:=[.D217]+[.H217]+[.L217]+[.P217]" office:value-type="float" office:value="11.0065593400011">
            <text:p>11.01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8:.G218])&gt;0;[.B218];0)" office:value-type="float" office:value="83132">
            <text:p>83132</text:p>
          </table:table-cell>
          <table:table-cell table:style-name="ce3" table:formula="of:=[.C218]/[.C$410]" office:value-type="float" office:value="3.69592602834677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3327982524106">
            <text:p>1.63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6382226511337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8]+[.N218]" office:value-type="float" office:value="3656">
            <text:p>3656</text:p>
          </table:table-cell>
          <table:table-cell table:style-name="ce3" table:formula="of:=[.O218]/[.O$410]" office:value-type="float" office:value="5.4296226942606">
            <text:p>5.43</text:p>
          </table:table-cell>
          <table:table-cell table:formula="of:=[.D218]+[.H218]+[.L218]+[.P218]" office:value-type="float" office:value="10.9852107743598">
            <text:p>10.99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9:.G219])&gt;0;[.B219];0)" office:value-type="float" office:value="130244">
            <text:p>130244</text:p>
          </table:table-cell>
          <table:table-cell table:style-name="ce3" table:formula="of:=[.C219]/[.C$410]" office:value-type="float" office:value="5.79045601736993">
            <text:p>5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3327982524106">
            <text:p>1.63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6382226511337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9]+[.N219]" office:value-type="float" office:value="2241">
            <text:p>2241</text:p>
          </table:table-cell>
          <table:table-cell table:style-name="ce3" table:formula="of:=[.O219]/[.O$410]" office:value-type="float" office:value="3.32816861538238">
            <text:p>3.33</text:p>
          </table:table-cell>
          <table:table-cell table:formula="of:=[.D219]+[.H219]+[.L219]+[.P219]" office:value-type="float" office:value="10.9782866845047">
            <text:p>10.98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0:.G220])&gt;0;[.B220];0)" office:value-type="float" office:value="128237">
            <text:p>128237</text:p>
          </table:table-cell>
          <table:table-cell table:style-name="ce3" table:formula="of:=[.C220]/[.C$410]" office:value-type="float" office:value="5.70122775943205">
            <text:p>5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3327982524106">
            <text:p>1.63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6382226511337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0]+[.N220]" office:value-type="float" office:value="2294">
            <text:p>2294</text:p>
          </table:table-cell>
          <table:table-cell table:style-name="ce3" table:formula="of:=[.O220]/[.O$410]" office:value-type="float" office:value="3.40688032293047">
            <text:p>3.41</text:p>
          </table:table-cell>
          <table:table-cell table:formula="of:=[.D220]+[.H220]+[.L220]+[.P220]" office:value-type="float" office:value="10.9677701341149">
            <text:p>10.97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1:.G221])&gt;0;[.B221];0)" office:value-type="float" office:value="83309">
            <text:p>83309</text:p>
          </table:table-cell>
          <table:table-cell table:style-name="ce3" table:formula="of:=[.C221]/[.C$410]" office:value-type="float" office:value="3.70379518711857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3327982524106">
            <text:p>1.63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6382226511337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1]+[.N221]" office:value-type="float" office:value="3636">
            <text:p>3636</text:p>
          </table:table-cell>
          <table:table-cell table:style-name="ce3" table:formula="of:=[.O221]/[.O$410]" office:value-type="float" office:value="5.39992016311037">
            <text:p>5.40</text:p>
          </table:table-cell>
          <table:table-cell table:formula="of:=[.D221]+[.H221]+[.L221]+[.P221]" office:value-type="float" office:value="10.9633774019813">
            <text:p>10.96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2:.G222])&gt;0;[.B222];0)" office:value-type="float" office:value="84465">
            <text:p>84465</text:p>
          </table:table-cell>
          <table:table-cell table:style-name="ce3" table:formula="of:=[.C222]/[.C$410]" office:value-type="float" office:value="3.75518924101802">
            <text:p>3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3327982524106">
            <text:p>1.63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6382226511337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2]+[.N222]" office:value-type="float" office:value="3596">
            <text:p>3596</text:p>
          </table:table-cell>
          <table:table-cell table:style-name="ce3" table:formula="of:=[.O222]/[.O$410]" office:value-type="float" office:value="5.34051510080993">
            <text:p>5.34</text:p>
          </table:table-cell>
          <table:table-cell table:formula="of:=[.D222]+[.H222]+[.L222]+[.P222]" office:value-type="float" office:value="10.9553663935804">
            <text:p>10.96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223:.G223])&gt;0;[.B223];0)" office:value-type="float" office:value="128358">
            <text:p>128358</text:p>
          </table:table-cell>
          <table:table-cell table:style-name="ce3" table:formula="of:=[.C223]/[.C$410]" office:value-type="float" office:value="5.70660724085232">
            <text:p>5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3327982524106">
            <text:p>1.63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6382226511337">
            <text:p>0.23</text:p>
          </table:table-cell>
          <table:table-cell table:style-name="ce4" office:value-type="float" office:value="2276">
            <text:p>2276</text:p>
          </table:table-cell>
          <table:table-cell/>
          <table:table-cell table:formula="of:=[.M223]+[.N223]" office:value-type="float" office:value="2276">
            <text:p>2276</text:p>
          </table:table-cell>
          <table:table-cell table:style-name="ce3" table:formula="of:=[.O223]/[.O$410]" office:value-type="float" office:value="3.38014804489527">
            <text:p>3.38</text:p>
          </table:table-cell>
          <table:table-cell table:formula="of:=[.D223]+[.H223]+[.L223]+[.P223]" office:value-type="float" office:value="10.9464173375">
            <text:p>10.95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4:.G224])&gt;0;[.B224];0)" office:value-type="float" office:value="127146">
            <text:p>127146</text:p>
          </table:table-cell>
          <table:table-cell table:style-name="ce3" table:formula="of:=[.C224]/[.C$410]" office:value-type="float" office:value="5.65272350960134">
            <text:p>5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3327982524106">
            <text:p>1.63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6382226511337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4]+[.N224]" office:value-type="float" office:value="2312">
            <text:p>2312</text:p>
          </table:table-cell>
          <table:table-cell table:style-name="ce3" table:formula="of:=[.O224]/[.O$410]" office:value-type="float" office:value="3.43361260096567">
            <text:p>3.43</text:p>
          </table:table-cell>
          <table:table-cell table:formula="of:=[.D224]+[.H224]+[.L224]+[.P224]" office:value-type="float" office:value="10.9459981623194">
            <text:p>10.95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5:.G225])&gt;0;[.B225];0)" office:value-type="float" office:value="126544">
            <text:p>126544</text:p>
          </table:table-cell>
          <table:table-cell table:style-name="ce3" table:formula="of:=[.C225]/[.C$410]" office:value-type="float" office:value="5.62595947807239">
            <text:p>5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3327982524106">
            <text:p>1.63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6382226511337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5]+[.N225]" office:value-type="float" office:value="2329">
            <text:p>2329</text:p>
          </table:table-cell>
          <table:table-cell table:style-name="ce3" table:formula="of:=[.O225]/[.O$410]" office:value-type="float" office:value="3.45885975244336">
            <text:p>3.46</text:p>
          </table:table-cell>
          <table:table-cell table:formula="of:=[.D225]+[.H225]+[.L225]+[.P225]" office:value-type="float" office:value="10.9444812822682">
            <text:p>10.94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6:.G226])&gt;0;[.B226];0)" office:value-type="float" office:value="128602">
            <text:p>128602</text:p>
          </table:table-cell>
          <table:table-cell table:style-name="ce3" table:formula="of:=[.C226]/[.C$410]" office:value-type="float" office:value="5.71745512074113">
            <text:p>5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3327982524106">
            <text:p>1.63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6382226511337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6]+[.N226]" office:value-type="float" office:value="2259">
            <text:p>2259</text:p>
          </table:table-cell>
          <table:table-cell table:style-name="ce3" table:formula="of:=[.O226]/[.O$410]" office:value-type="float" office:value="3.35490089341758">
            <text:p>3.35</text:p>
          </table:table-cell>
          <table:table-cell table:formula="of:=[.D226]+[.H226]+[.L226]+[.P226]" office:value-type="float" office:value="10.9320180659111">
            <text:p>10.93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7:.G227])&gt;0;[.B227];0)" office:value-type="float" office:value="84588">
            <text:p>84588</text:p>
          </table:table-cell>
          <table:table-cell table:style-name="ce3" table:formula="of:=[.C227]/[.C$410]" office:value-type="float" office:value="3.76065763948656">
            <text:p>3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3327982524106">
            <text:p>1.63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6382226511337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7]+[.N227]" office:value-type="float" office:value="3576">
            <text:p>3576</text:p>
          </table:table-cell>
          <table:table-cell table:style-name="ce3" table:formula="of:=[.O227]/[.O$410]" office:value-type="float" office:value="5.31081256965971">
            <text:p>5.31</text:p>
          </table:table-cell>
          <table:table-cell table:formula="of:=[.D227]+[.H227]+[.L227]+[.P227]" office:value-type="float" office:value="10.9311322608987">
            <text:p>10.93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8:.G228])&gt;0;[.B228];0)" office:value-type="float" office:value="84696">
            <text:p>84696</text:p>
          </table:table-cell>
          <table:table-cell table:style-name="ce3" table:formula="of:=[.C228]/[.C$410]" office:value-type="float" office:value="3.76545916009308">
            <text:p>3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3327982524106">
            <text:p>1.63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6382226511337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8]+[.N228]" office:value-type="float" office:value="3556">
            <text:p>3556</text:p>
          </table:table-cell>
          <table:table-cell table:style-name="ce3" table:formula="of:=[.O228]/[.O$410]" office:value-type="float" office:value="5.28111003850949">
            <text:p>5.28</text:p>
          </table:table-cell>
          <table:table-cell table:formula="of:=[.D228]+[.H228]+[.L228]+[.P228]" office:value-type="float" office:value="10.906231250355">
            <text:p>10.91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9:.G229])&gt;0;[.B229];0)" office:value-type="float" office:value="124626">
            <text:p>124626</text:p>
          </table:table-cell>
          <table:table-cell table:style-name="ce3" table:formula="of:=[.C229]/[.C$410]" office:value-type="float" office:value="5.54068802878248">
            <text:p>5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3327982524106">
            <text:p>1.63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6382226511337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9]+[.N229]" office:value-type="float" office:value="2347">
            <text:p>2347</text:p>
          </table:table-cell>
          <table:table-cell table:style-name="ce3" table:formula="of:=[.O229]/[.O$410]" office:value-type="float" office:value="3.48559203047856">
            <text:p>3.49</text:p>
          </table:table-cell>
          <table:table-cell table:formula="of:=[.D229]+[.H229]+[.L229]+[.P229]" office:value-type="float" office:value="10.8859421110134">
            <text:p>10.89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0:.G230])&gt;0;[.B230];0)" office:value-type="float" office:value="84897">
            <text:p>84897</text:p>
          </table:table-cell>
          <table:table-cell table:style-name="ce3" table:formula="of:=[.C230]/[.C$410]" office:value-type="float" office:value="3.77439532344411">
            <text:p>3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3327982524106">
            <text:p>1.63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6382226511337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0]+[.N230]" office:value-type="float" office:value="3536">
            <text:p>3536</text:p>
          </table:table-cell>
          <table:table-cell table:style-name="ce3" table:formula="of:=[.O230]/[.O$410]" office:value-type="float" office:value="5.25140750735926">
            <text:p>5.25</text:p>
          </table:table-cell>
          <table:table-cell table:formula="of:=[.D230]+[.H230]+[.L230]+[.P230]" office:value-type="float" office:value="10.8854648825558">
            <text:p>10.89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1:.G231])&gt;0;[.B231];0)" office:value-type="float" office:value="85122">
            <text:p>85122</text:p>
          </table:table-cell>
          <table:table-cell table:style-name="ce3" table:formula="of:=[.C231]/[.C$410]" office:value-type="float" office:value="3.78439849137437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3327982524106">
            <text:p>1.63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6382226511337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1]+[.N231]" office:value-type="float" office:value="3516">
            <text:p>3516</text:p>
          </table:table-cell>
          <table:table-cell table:style-name="ce3" table:formula="of:=[.O231]/[.O$410]" office:value-type="float" office:value="5.22170497620904">
            <text:p>5.22</text:p>
          </table:table-cell>
          <table:table-cell table:formula="of:=[.D231]+[.H231]+[.L231]+[.P231]" office:value-type="float" office:value="10.8657655193358">
            <text:p>10.87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2:.G232])&gt;0;[.B232];0)" office:value-type="float" office:value="122466">
            <text:p>122466</text:p>
          </table:table-cell>
          <table:table-cell table:style-name="ce3" table:formula="of:=[.C232]/[.C$410]" office:value-type="float" office:value="5.44465761665202">
            <text:p>5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3327982524106">
            <text:p>1.63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6382226511337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2]+[.N232]" office:value-type="float" office:value="2383">
            <text:p>2383</text:p>
          </table:table-cell>
          <table:table-cell table:style-name="ce3" table:formula="of:=[.O232]/[.O$410]" office:value-type="float" office:value="3.53905658654896">
            <text:p>3.54</text:p>
          </table:table-cell>
          <table:table-cell table:formula="of:=[.D232]+[.H232]+[.L232]+[.P232]" office:value-type="float" office:value="10.8433762549534">
            <text:p>10.84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3:.G233])&gt;0;[.B233];0)" office:value-type="float" office:value="85188">
            <text:p>85188</text:p>
          </table:table-cell>
          <table:table-cell table:style-name="ce3" table:formula="of:=[.C233]/[.C$410]" office:value-type="float" office:value="3.78733275396724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3327982524106">
            <text:p>1.63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6382226511337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3]+[.N233]" office:value-type="float" office:value="3496">
            <text:p>3496</text:p>
          </table:table-cell>
          <table:table-cell table:style-name="ce3" table:formula="of:=[.O233]/[.O$410]" office:value-type="float" office:value="5.19200244505882">
            <text:p>5.19</text:p>
          </table:table-cell>
          <table:table-cell table:formula="of:=[.D233]+[.H233]+[.L233]+[.P233]" office:value-type="float" office:value="10.8389972507785">
            <text:p>10.84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4:.G234])&gt;0;[.B234];0)" office:value-type="float" office:value="122616">
            <text:p>122616</text:p>
          </table:table-cell>
          <table:table-cell table:style-name="ce3" table:formula="of:=[.C234]/[.C$410]" office:value-type="float" office:value="5.45132639527219">
            <text:p>5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3327982524106">
            <text:p>1.63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6382226511337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4]+[.N234]" office:value-type="float" office:value="2365">
            <text:p>2365</text:p>
          </table:table-cell>
          <table:table-cell table:style-name="ce3" table:formula="of:=[.O234]/[.O$410]" office:value-type="float" office:value="3.51232430851376">
            <text:p>3.51</text:p>
          </table:table-cell>
          <table:table-cell table:formula="of:=[.D234]+[.H234]+[.L234]+[.P234]" office:value-type="float" office:value="10.8233127555384">
            <text:p>10.82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5:.G235])&gt;0;[.B235];0)" office:value-type="float" office:value="85203">
            <text:p>85203</text:p>
          </table:table-cell>
          <table:table-cell table:style-name="ce3" table:formula="of:=[.C235]/[.C$410]" office:value-type="float" office:value="3.78799963182926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3327982524106">
            <text:p>1.63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6382226511337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5]+[.N235]" office:value-type="float" office:value="3476">
            <text:p>3476</text:p>
          </table:table-cell>
          <table:table-cell table:style-name="ce3" table:formula="of:=[.O235]/[.O$410]" office:value-type="float" office:value="5.1622999139086">
            <text:p>5.16</text:p>
          </table:table-cell>
          <table:table-cell table:formula="of:=[.D235]+[.H235]+[.L235]+[.P235]" office:value-type="float" office:value="10.8099615974903">
            <text:p>10.81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6:.G236])&gt;0;[.B236];0)" office:value-type="float" office:value="85833">
            <text:p>85833</text:p>
          </table:table-cell>
          <table:table-cell table:style-name="ce3" table:formula="of:=[.C236]/[.C$410]" office:value-type="float" office:value="3.81600850203398">
            <text:p>3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3327982524106">
            <text:p>1.63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6382226511337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6]+[.N236]" office:value-type="float" office:value="3456">
            <text:p>3456</text:p>
          </table:table-cell>
          <table:table-cell table:style-name="ce3" table:formula="of:=[.O236]/[.O$410]" office:value-type="float" office:value="5.13259738275838">
            <text:p>5.13</text:p>
          </table:table-cell>
          <table:table-cell table:formula="of:=[.D236]+[.H236]+[.L236]+[.P236]" office:value-type="float" office:value="10.8082679365448">
            <text:p>10.81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7:.G237])&gt;0;[.B237];0)" office:value-type="float" office:value="86920">
            <text:p>86920</text:p>
          </table:table-cell>
          <table:table-cell table:style-name="ce3" table:formula="of:=[.C237]/[.C$410]" office:value-type="float" office:value="3.86433491776815">
            <text:p>3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3327982524106">
            <text:p>1.63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6382226511337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7]+[.N237]" office:value-type="float" office:value="3417">
            <text:p>3417</text:p>
          </table:table-cell>
          <table:table-cell table:style-name="ce3" table:formula="of:=[.O237]/[.O$410]" office:value-type="float" office:value="5.07467744701544">
            <text:p>5.07</text:p>
          </table:table-cell>
          <table:table-cell table:formula="of:=[.D237]+[.H237]+[.L237]+[.P237]" office:value-type="float" office:value="10.798674416536">
            <text:p>10.80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8:.G238])&gt;0;[.B238];0)" office:value-type="float" office:value="88644">
            <text:p>88644</text:p>
          </table:table-cell>
          <table:table-cell table:style-name="ce3" table:formula="of:=[.C238]/[.C$410]" office:value-type="float" office:value="3.94098141337597">
            <text:p>3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3327982524106">
            <text:p>1.63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6382226511337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8]+[.N238]" office:value-type="float" office:value="3358">
            <text:p>3358</text:p>
          </table:table-cell>
          <table:table-cell table:style-name="ce3" table:formula="of:=[.O238]/[.O$410]" office:value-type="float" office:value="4.98705498012229">
            <text:p>4.99</text:p>
          </table:table-cell>
          <table:table-cell table:formula="of:=[.D238]+[.H238]+[.L238]+[.P238]" office:value-type="float" office:value="10.7876984452507">
            <text:p>10.79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9:.G239])&gt;0;[.B239];0)" office:value-type="float" office:value="85895">
            <text:p>85895</text:p>
          </table:table-cell>
          <table:table-cell table:style-name="ce3" table:formula="of:=[.C239]/[.C$410]" office:value-type="float" office:value="3.81876493053031">
            <text:p>3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3327982524106">
            <text:p>1.63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6382226511337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9]+[.N239]" office:value-type="float" office:value="3437">
            <text:p>3437</text:p>
          </table:table-cell>
          <table:table-cell table:style-name="ce3" table:formula="of:=[.O239]/[.O$410]" office:value-type="float" office:value="5.10437997816567">
            <text:p>5.10</text:p>
          </table:table-cell>
          <table:table-cell table:formula="of:=[.D239]+[.H239]+[.L239]+[.P239]" office:value-type="float" office:value="10.7828069604484">
            <text:p>10.78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0:.G240])&gt;0;[.B240];0)" office:value-type="float" office:value="89803">
            <text:p>89803</text:p>
          </table:table-cell>
          <table:table-cell table:style-name="ce3" table:formula="of:=[.C240]/[.C$410]" office:value-type="float" office:value="3.99250884284782">
            <text:p>3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3327982524106">
            <text:p>1.63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6382226511337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0]+[.N240]" office:value-type="float" office:value="3319">
            <text:p>3319</text:p>
          </table:table-cell>
          <table:table-cell table:style-name="ce3" table:formula="of:=[.O240]/[.O$410]" office:value-type="float" office:value="4.92913504437935">
            <text:p>4.93</text:p>
          </table:table-cell>
          <table:table-cell table:formula="of:=[.D240]+[.H240]+[.L240]+[.P240]" office:value-type="float" office:value="10.7813059389796">
            <text:p>10.78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1:.G241])&gt;0;[.B241];0)" office:value-type="float" office:value="87092">
            <text:p>87092</text:p>
          </table:table-cell>
          <table:table-cell table:style-name="ce3" table:formula="of:=[.C241]/[.C$410]" office:value-type="float" office:value="3.87198178391927">
            <text:p>3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3327982524106">
            <text:p>1.63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6382226511337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1]+[.N241]" office:value-type="float" office:value="3397">
            <text:p>3397</text:p>
          </table:table-cell>
          <table:table-cell table:style-name="ce3" table:formula="of:=[.O241]/[.O$410]" office:value-type="float" office:value="5.04497491586522">
            <text:p>5.04</text:p>
          </table:table-cell>
          <table:table-cell table:formula="of:=[.D241]+[.H241]+[.L241]+[.P241]" office:value-type="float" office:value="10.7766187515369">
            <text:p>10.78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2:.G242])&gt;0;[.B242];0)" office:value-type="float" office:value="120230">
            <text:p>120230</text:p>
          </table:table-cell>
          <table:table-cell table:style-name="ce3" table:formula="of:=[.C242]/[.C$410]" office:value-type="float" office:value="5.34524835668735">
            <text:p>5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3327982524106">
            <text:p>1.63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6382226511337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2]+[.N242]" office:value-type="float" office:value="2401">
            <text:p>2401</text:p>
          </table:table-cell>
          <table:table-cell table:style-name="ce3" table:formula="of:=[.O242]/[.O$410]" office:value-type="float" office:value="3.56578886458416">
            <text:p>3.57</text:p>
          </table:table-cell>
          <table:table-cell table:formula="of:=[.D242]+[.H242]+[.L242]+[.P242]" office:value-type="float" office:value="10.7706992730239">
            <text:p>10.77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3:.G243])&gt;0;[.B243];0)" office:value-type="float" office:value="88893">
            <text:p>88893</text:p>
          </table:table-cell>
          <table:table-cell table:style-name="ce3" table:formula="of:=[.C243]/[.C$410]" office:value-type="float" office:value="3.95205158588546">
            <text:p>3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3327982524106">
            <text:p>1.63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6382226511337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3]+[.N243]" office:value-type="float" office:value="3338">
            <text:p>3338</text:p>
          </table:table-cell>
          <table:table-cell table:style-name="ce3" table:formula="of:=[.O243]/[.O$410]" office:value-type="float" office:value="4.95735244897207">
            <text:p>4.96</text:p>
          </table:table-cell>
          <table:table-cell table:formula="of:=[.D243]+[.H243]+[.L243]+[.P243]" office:value-type="float" office:value="10.7690660866099">
            <text:p>10.77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4:.G244])&gt;0;[.B244];0)" office:value-type="float" office:value="87532">
            <text:p>87532</text:p>
          </table:table-cell>
          <table:table-cell table:style-name="ce3" table:formula="of:=[.C244]/[.C$410]" office:value-type="float" office:value="3.89154353453844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3327982524106">
            <text:p>1.63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6382226511337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4]+[.N244]" office:value-type="float" office:value="3377">
            <text:p>3377</text:p>
          </table:table-cell>
          <table:table-cell table:style-name="ce3" table:formula="of:=[.O244]/[.O$410]" office:value-type="float" office:value="5.015272384715">
            <text:p>5.02</text:p>
          </table:table-cell>
          <table:table-cell table:formula="of:=[.D244]+[.H244]+[.L244]+[.P244]" office:value-type="float" office:value="10.7664779710058">
            <text:p>10.77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5:.G245])&gt;0;[.B245];0)" office:value-type="float" office:value="89817">
            <text:p>89817</text:p>
          </table:table-cell>
          <table:table-cell table:style-name="ce3" table:formula="of:=[.C245]/[.C$410]" office:value-type="float" office:value="3.99313126218571">
            <text:p>3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3327982524106">
            <text:p>1.63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6382226511337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5]+[.N245]" office:value-type="float" office:value="3299">
            <text:p>3299</text:p>
          </table:table-cell>
          <table:table-cell table:style-name="ce3" table:formula="of:=[.O245]/[.O$410]" office:value-type="float" office:value="4.89943251322913">
            <text:p>4.90</text:p>
          </table:table-cell>
          <table:table-cell table:formula="of:=[.D245]+[.H245]+[.L245]+[.P245]" office:value-type="float" office:value="10.7522258271672">
            <text:p>10.75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6:.G246])&gt;0;[.B246];0)" office:value-type="float" office:value="90014">
            <text:p>90014</text:p>
          </table:table-cell>
          <table:table-cell table:style-name="ce3" table:formula="of:=[.C246]/[.C$410]" office:value-type="float" office:value="4.0018895914402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3327982524106">
            <text:p>1.63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6382226511337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6]+[.N246]" office:value-type="float" office:value="3280">
            <text:p>3280</text:p>
          </table:table-cell>
          <table:table-cell table:style-name="ce3" table:formula="of:=[.O246]/[.O$410]" office:value-type="float" office:value="4.87121510863642">
            <text:p>4.87</text:p>
          </table:table-cell>
          <table:table-cell table:formula="of:=[.D246]+[.H246]+[.L246]+[.P246]" office:value-type="float" office:value="10.732766751829">
            <text:p>10.73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7:.G247])&gt;0;[.B247];0)" office:value-type="float" office:value="93697">
            <text:p>93697</text:p>
          </table:table-cell>
          <table:table-cell table:style-name="ce3" table:formula="of:=[.C247]/[.C$410]" office:value-type="float" office:value="4.16563033582745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3327982524106">
            <text:p>1.63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6382226511337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7]+[.N247]" office:value-type="float" office:value="3163">
            <text:p>3163</text:p>
          </table:table-cell>
          <table:table-cell table:style-name="ce3" table:formula="of:=[.O247]/[.O$410]" office:value-type="float" office:value="4.69745530140762">
            <text:p>4.70</text:p>
          </table:table-cell>
          <table:table-cell table:formula="of:=[.D247]+[.H247]+[.L247]+[.P247]" office:value-type="float" office:value="10.7227476889875">
            <text:p>10.72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48:.G248])&gt;0;[.B248];0)" office:value-type="float" office:value="89240">
            <text:p>89240</text:p>
          </table:table-cell>
          <table:table-cell table:style-name="ce3" table:formula="of:=[.C248]/[.C$410]" office:value-type="float" office:value="3.96747869376012">
            <text:p>3.9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48]*[.S$15]+[.F248]*[.S$19]+[.G248]*[.S$21]" office:value-type="float" office:value="4.43971486974154">
            <text:p>4.4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1">
            <text:p>1</text:p>
          </table:table-cell>
          <table:table-cell table:style-name="ce1" table:formula="of:=IF([.G248]&gt;0;1;0)" office:value-type="float" office:value="0">
            <text:p>0</text:p>
          </table:table-cell>
          <table:table-cell table:style-name="ce3" table:formula="of:=[.I248]*[.I$411]+[.J248]*[.J$411]+[.K248]*[.K$411]" office:value-type="float" office:value="2.05389958443181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48]+[.N248]" office:value-type="float" office:value="174">
            <text:p>174</text:p>
          </table:table-cell>
          <table:table-cell table:style-name="ce3" table:formula="of:=[.O248]/[.O$410]" office:value-type="float" office:value="0.258412021006932">
            <text:p>0.26</text:p>
          </table:table-cell>
          <table:table-cell table:formula="of:=[.D248]+[.H248]+[.L248]+[.P248]" office:value-type="float" office:value="10.7195051689404">
            <text:p>10.72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9:.G249])&gt;0;[.B249];0)" office:value-type="float" office:value="94202">
            <text:p>94202</text:p>
          </table:table-cell>
          <table:table-cell table:style-name="ce3" table:formula="of:=[.C249]/[.C$410]" office:value-type="float" office:value="4.18808189051536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3327982524106">
            <text:p>1.63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6382226511337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9]+[.N249]" office:value-type="float" office:value="3144">
            <text:p>3144</text:p>
          </table:table-cell>
          <table:table-cell table:style-name="ce3" table:formula="of:=[.O249]/[.O$410]" office:value-type="float" office:value="4.66923789681491">
            <text:p>4.67</text:p>
          </table:table-cell>
          <table:table-cell table:formula="of:=[.D249]+[.H249]+[.L249]+[.P249]" office:value-type="float" office:value="10.7169818390827">
            <text:p>10.72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0:.G250])&gt;0;[.B250];0)" office:value-type="float" office:value="98676">
            <text:p>98676</text:p>
          </table:table-cell>
          <table:table-cell table:style-name="ce3" table:formula="of:=[.C250]/[.C$410]" office:value-type="float" office:value="4.38698932749298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3327982524106">
            <text:p>1.63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6382226511337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0]+[.N250]" office:value-type="float" office:value="3010">
            <text:p>3010</text:p>
          </table:table-cell>
          <table:table-cell table:style-name="ce3" table:formula="of:=[.O250]/[.O$410]" office:value-type="float" office:value="4.47023093810842">
            <text:p>4.47</text:p>
          </table:table-cell>
          <table:table-cell table:formula="of:=[.D250]+[.H250]+[.L250]+[.P250]" office:value-type="float" office:value="10.7168823173538">
            <text:p>10.72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1:.G251])&gt;0;[.B251];0)" office:value-type="float" office:value="92129">
            <text:p>92129</text:p>
          </table:table-cell>
          <table:table-cell table:style-name="ce3" table:formula="of:=[.C251]/[.C$410]" office:value-type="float" office:value="4.0959193699846">
            <text:p>4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3327982524106">
            <text:p>1.63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6382226511337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1]+[.N251]" office:value-type="float" office:value="3202">
            <text:p>3202</text:p>
          </table:table-cell>
          <table:table-cell table:style-name="ce3" table:formula="of:=[.O251]/[.O$410]" office:value-type="float" office:value="4.75537523715056">
            <text:p>4.76</text:p>
          </table:table-cell>
          <table:table-cell table:formula="of:=[.D251]+[.H251]+[.L251]+[.P251]" office:value-type="float" office:value="10.7109566588876">
            <text:p>10.71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2:.G252])&gt;0;[.B252];0)" office:value-type="float" office:value="92787">
            <text:p>92787</text:p>
          </table:table-cell>
          <table:table-cell table:style-name="ce3" table:formula="of:=[.C252]/[.C$410]" office:value-type="float" office:value="4.12517307886508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3327982524106">
            <text:p>1.63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6382226511337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2]+[.N252]" office:value-type="float" office:value="3182">
            <text:p>3182</text:p>
          </table:table-cell>
          <table:table-cell table:style-name="ce3" table:formula="of:=[.O252]/[.O$410]" office:value-type="float" office:value="4.72567270600033">
            <text:p>4.73</text:p>
          </table:table-cell>
          <table:table-cell table:formula="of:=[.D252]+[.H252]+[.L252]+[.P252]" office:value-type="float" office:value="10.7105078366178">
            <text:p>10.71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253:.G253])&gt;0;[.B253];0)" office:value-type="float" office:value="90152">
            <text:p>90152</text:p>
          </table:table-cell>
          <table:table-cell table:style-name="ce3" table:formula="of:=[.C253]/[.C$410]" office:value-type="float" office:value="4.00802486777075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3327982524106">
            <text:p>1.63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6382226511337">
            <text:p>0.23</text:p>
          </table:table-cell>
          <table:table-cell table:style-name="ce4" office:value-type="float" office:value="3260">
            <text:p>3260</text:p>
          </table:table-cell>
          <table:table-cell/>
          <table:table-cell table:formula="of:=[.M253]+[.N253]" office:value-type="float" office:value="3260">
            <text:p>3260</text:p>
          </table:table-cell>
          <table:table-cell table:style-name="ce3" table:formula="of:=[.O253]/[.O$410]" office:value-type="float" office:value="4.8415125774862">
            <text:p>4.84</text:p>
          </table:table-cell>
          <table:table-cell table:formula="of:=[.D253]+[.H253]+[.L253]+[.P253]" office:value-type="float" office:value="10.7091994970094">
            <text:p>10.71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4:.G254])&gt;0;[.B254];0)" office:value-type="float" office:value="94654">
            <text:p>94654</text:p>
          </table:table-cell>
          <table:table-cell table:style-name="ce3" table:formula="of:=[.C254]/[.C$410]" office:value-type="float" office:value="4.20817714342414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3327982524106">
            <text:p>1.63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6382226511337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4]+[.N254]" office:value-type="float" office:value="3125">
            <text:p>3125</text:p>
          </table:table-cell>
          <table:table-cell table:style-name="ce3" table:formula="of:=[.O254]/[.O$410]" office:value-type="float" office:value="4.6410204922222">
            <text:p>4.64</text:p>
          </table:table-cell>
          <table:table-cell table:formula="of:=[.D254]+[.H254]+[.L254]+[.P254]" office:value-type="float" office:value="10.7088596873987">
            <text:p>10.71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5:.G255])&gt;0;[.B255];0)" office:value-type="float" office:value="97684">
            <text:p>97684</text:p>
          </table:table-cell>
          <table:table-cell table:style-name="ce3" table:formula="of:=[.C255]/[.C$410]" office:value-type="float" office:value="4.34288647155158">
            <text:p>4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3327982524106">
            <text:p>1.63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6382226511337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5]+[.N255]" office:value-type="float" office:value="3029">
            <text:p>3029</text:p>
          </table:table-cell>
          <table:table-cell table:style-name="ce3" table:formula="of:=[.O255]/[.O$410]" office:value-type="float" office:value="4.49844834270113">
            <text:p>4.50</text:p>
          </table:table-cell>
          <table:table-cell table:formula="of:=[.D255]+[.H255]+[.L255]+[.P255]" office:value-type="float" office:value="10.7009968660051">
            <text:p>10.70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6:.G256])&gt;0;[.B256];0)" office:value-type="float" office:value="114308">
            <text:p>114308</text:p>
          </table:table-cell>
          <table:table-cell table:style-name="ce3" table:formula="of:=[.C256]/[.C$410]" office:value-type="float" office:value="5.08196497676302">
            <text:p>5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3327982524106">
            <text:p>1.63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6382226511337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6]+[.N256]" office:value-type="float" office:value="2527">
            <text:p>2527</text:p>
          </table:table-cell>
          <table:table-cell table:style-name="ce3" table:formula="of:=[.O256]/[.O$410]" office:value-type="float" office:value="3.75291481083056">
            <text:p>3.75</text:p>
          </table:table-cell>
          <table:table-cell table:formula="of:=[.D256]+[.H256]+[.L256]+[.P256]" office:value-type="float" office:value="10.694541839346">
            <text:p>10.69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7:.G257])&gt;0;[.B257];0)" office:value-type="float" office:value="94869">
            <text:p>94869</text:p>
          </table:table-cell>
          <table:table-cell table:style-name="ce3" table:formula="of:=[.C257]/[.C$410]" office:value-type="float" office:value="4.21773572611305">
            <text:p>4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3327982524106">
            <text:p>1.63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6382226511337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7]+[.N257]" office:value-type="float" office:value="3105">
            <text:p>3105</text:p>
          </table:table-cell>
          <table:table-cell table:style-name="ce3" table:formula="of:=[.O257]/[.O$410]" office:value-type="float" office:value="4.61131796107198">
            <text:p>4.61</text:p>
          </table:table-cell>
          <table:table-cell table:formula="of:=[.D257]+[.H257]+[.L257]+[.P257]" office:value-type="float" office:value="10.6887157389374">
            <text:p>10.69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8:.G258])&gt;0;[.B258];0)" office:value-type="float" office:value="95303">
            <text:p>95303</text:p>
          </table:table-cell>
          <table:table-cell table:style-name="ce3" table:formula="of:=[.C258]/[.C$410]" office:value-type="float" office:value="4.23703072558741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3327982524106">
            <text:p>1.63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6382226511337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8]+[.N258]" office:value-type="float" office:value="3086">
            <text:p>3086</text:p>
          </table:table-cell>
          <table:table-cell table:style-name="ce3" table:formula="of:=[.O258]/[.O$410]" office:value-type="float" office:value="4.58310055647927">
            <text:p>4.58</text:p>
          </table:table-cell>
          <table:table-cell table:formula="of:=[.D258]+[.H258]+[.L258]+[.P258]" office:value-type="float" office:value="10.6797933338191">
            <text:p>10.68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9:.G259])&gt;0;[.B259];0)" office:value-type="float" office:value="114574">
            <text:p>114574</text:p>
          </table:table-cell>
          <table:table-cell table:style-name="ce3" table:formula="of:=[.C259]/[.C$410]" office:value-type="float" office:value="5.09379094418278">
            <text:p>5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3327982524106">
            <text:p>1.63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6382226511337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9]+[.N259]" office:value-type="float" office:value="2508">
            <text:p>2508</text:p>
          </table:table-cell>
          <table:table-cell table:style-name="ce3" table:formula="of:=[.O259]/[.O$410]" office:value-type="float" office:value="3.72469740623785">
            <text:p>3.72</text:p>
          </table:table-cell>
          <table:table-cell table:formula="of:=[.D259]+[.H259]+[.L259]+[.P259]" office:value-type="float" office:value="10.678150402173">
            <text:p>10.68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60:.G260])&gt;0;[.B260];0)" office:value-type="float" office:value="95826">
            <text:p>95826</text:p>
          </table:table-cell>
          <table:table-cell table:style-name="ce3" table:formula="of:=[.C260]/[.C$410]" office:value-type="float" office:value="4.26028253370974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3327982524106">
            <text:p>1.63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6382226511337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60]+[.N260]" office:value-type="float" office:value="3067">
            <text:p>3067</text:p>
          </table:table-cell>
          <table:table-cell table:style-name="ce3" table:formula="of:=[.O260]/[.O$410]" office:value-type="float" office:value="4.55488315188656">
            <text:p>4.55</text:p>
          </table:table-cell>
          <table:table-cell table:formula="of:=[.D260]+[.H260]+[.L260]+[.P260]" office:value-type="float" office:value="10.6748277373487">
            <text:p>10.67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1:.G261])&gt;0;[.B261];0)" office:value-type="float" office:value="100071">
            <text:p>100071</text:p>
          </table:table-cell>
          <table:table-cell table:style-name="ce3" table:formula="of:=[.C261]/[.C$410]" office:value-type="float" office:value="4.44900896866056">
            <text:p>4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3327982524106">
            <text:p>1.63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6382226511337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1]+[.N261]" office:value-type="float" office:value="2934">
            <text:p>2934</text:p>
          </table:table-cell>
          <table:table-cell table:style-name="ce3" table:formula="of:=[.O261]/[.O$410]" office:value-type="float" office:value="4.35736131973758">
            <text:p>4.36</text:p>
          </table:table-cell>
          <table:table-cell table:formula="of:=[.D261]+[.H261]+[.L261]+[.P261]" office:value-type="float" office:value="10.6660323401505">
            <text:p>10.67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2:.G262])&gt;0;[.B262];0)" office:value-type="float" office:value="114616">
            <text:p>114616</text:p>
          </table:table-cell>
          <table:table-cell table:style-name="ce3" table:formula="of:=[.C262]/[.C$410]" office:value-type="float" office:value="5.09565820219643">
            <text:p>5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3327982524106">
            <text:p>1.63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6382226511337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2]+[.N262]" office:value-type="float" office:value="2490">
            <text:p>2490</text:p>
          </table:table-cell>
          <table:table-cell table:style-name="ce3" table:formula="of:=[.O262]/[.O$410]" office:value-type="float" office:value="3.69796512820265">
            <text:p>3.70</text:p>
          </table:table-cell>
          <table:table-cell table:formula="of:=[.D262]+[.H262]+[.L262]+[.P262]" office:value-type="float" office:value="10.6532853821515">
            <text:p>10.65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3:.G263])&gt;0;[.B263];0)" office:value-type="float" office:value="114800">
            <text:p>114800</text:p>
          </table:table-cell>
          <table:table-cell table:style-name="ce3" table:formula="of:=[.C263]/[.C$410]" office:value-type="float" office:value="5.10383857063717">
            <text:p>5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3327982524106">
            <text:p>1.63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6382226511337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3]+[.N263]" office:value-type="float" office:value="2472">
            <text:p>2472</text:p>
          </table:table-cell>
          <table:table-cell table:style-name="ce3" table:formula="of:=[.O263]/[.O$410]" office:value-type="float" office:value="3.67123285016745">
            <text:p>3.67</text:p>
          </table:table-cell>
          <table:table-cell table:formula="of:=[.D263]+[.H263]+[.L263]+[.P263]" office:value-type="float" office:value="10.634733472557">
            <text:p>10.63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4:.G264])&gt;0;[.B264];0)" office:value-type="float" office:value="111078">
            <text:p>111078</text:p>
          </table:table-cell>
          <table:table-cell table:style-name="ce3" table:formula="of:=[.C264]/[.C$410]" office:value-type="float" office:value="4.93836394380868">
            <text:p>4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3327982524106">
            <text:p>1.63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6382226511337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4]+[.N264]" office:value-type="float" office:value="2581">
            <text:p>2581</text:p>
          </table:table-cell>
          <table:table-cell table:style-name="ce3" table:formula="of:=[.O264]/[.O$410]" office:value-type="float" office:value="3.83311164493616">
            <text:p>3.83</text:p>
          </table:table-cell>
          <table:table-cell table:formula="of:=[.D264]+[.H264]+[.L264]+[.P264]" office:value-type="float" office:value="10.6311376404972">
            <text:p>10.63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5:.G265])&gt;0;[.B265];0)" office:value-type="float" office:value="100531">
            <text:p>100531</text:p>
          </table:table-cell>
          <table:table-cell table:style-name="ce3" table:formula="of:=[.C265]/[.C$410]" office:value-type="float" office:value="4.46945988976242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3327982524106">
            <text:p>1.63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6382226511337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5]+[.N265]" office:value-type="float" office:value="2896">
            <text:p>2896</text:p>
          </table:table-cell>
          <table:table-cell table:style-name="ce3" table:formula="of:=[.O265]/[.O$410]" office:value-type="float" office:value="4.30092651055216">
            <text:p>4.30</text:p>
          </table:table-cell>
          <table:table-cell table:formula="of:=[.D265]+[.H265]+[.L265]+[.P265]" office:value-type="float" office:value="10.630048452067">
            <text:p>10.63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6:.G266])&gt;0;[.B266];0)" office:value-type="float" office:value="115060">
            <text:p>115060</text:p>
          </table:table-cell>
          <table:table-cell table:style-name="ce3" table:formula="of:=[.C266]/[.C$410]" office:value-type="float" office:value="5.11539778691214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3327982524106">
            <text:p>1.63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6382226511337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6]+[.N266]" office:value-type="float" office:value="2454">
            <text:p>2454</text:p>
          </table:table-cell>
          <table:table-cell table:style-name="ce3" table:formula="of:=[.O266]/[.O$410]" office:value-type="float" office:value="3.64450057213225">
            <text:p>3.64</text:p>
          </table:table-cell>
          <table:table-cell table:formula="of:=[.D266]+[.H266]+[.L266]+[.P266]" office:value-type="float" office:value="10.6195604107968">
            <text:p>10.62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7:.G267])&gt;0;[.B267];0)" office:value-type="float" office:value="111346">
            <text:p>111346</text:p>
          </table:table-cell>
          <table:table-cell table:style-name="ce3" table:formula="of:=[.C267]/[.C$410]" office:value-type="float" office:value="4.95027882827672">
            <text:p>4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3327982524106">
            <text:p>1.63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6382226511337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7]+[.N267]" office:value-type="float" office:value="2563">
            <text:p>2563</text:p>
          </table:table-cell>
          <table:table-cell table:style-name="ce3" table:formula="of:=[.O267]/[.O$410]" office:value-type="float" office:value="3.80637936690096">
            <text:p>3.81</text:p>
          </table:table-cell>
          <table:table-cell table:formula="of:=[.D267]+[.H267]+[.L267]+[.P267]" office:value-type="float" office:value="10.6163202469301">
            <text:p>10.62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8:.G268])&gt;0;[.B268];0)" office:value-type="float" office:value="115296">
            <text:p>115296</text:p>
          </table:table-cell>
          <table:table-cell table:style-name="ce3" table:formula="of:=[.C268]/[.C$410]" office:value-type="float" office:value="5.12588999860787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3327982524106">
            <text:p>1.63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6382226511337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8]+[.N268]" office:value-type="float" office:value="2436">
            <text:p>2436</text:p>
          </table:table-cell>
          <table:table-cell table:style-name="ce3" table:formula="of:=[.O268]/[.O$410]" office:value-type="float" office:value="3.61776829409705">
            <text:p>3.62</text:p>
          </table:table-cell>
          <table:table-cell table:formula="of:=[.D268]+[.H268]+[.L268]+[.P268]" office:value-type="float" office:value="10.6033203444573">
            <text:p>10.60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9:.G269])&gt;0;[.B269];0)" office:value-type="float" office:value="100558">
            <text:p>100558</text:p>
          </table:table-cell>
          <table:table-cell table:style-name="ce3" table:formula="of:=[.C269]/[.C$410]" office:value-type="float" office:value="4.47066026991405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3327982524106">
            <text:p>1.63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6382226511337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9]+[.N269]" office:value-type="float" office:value="2877">
            <text:p>2877</text:p>
          </table:table-cell>
          <table:table-cell table:style-name="ce3" table:formula="of:=[.O269]/[.O$410]" office:value-type="float" office:value="4.27270910595945">
            <text:p>4.27</text:p>
          </table:table-cell>
          <table:table-cell table:formula="of:=[.D269]+[.H269]+[.L269]+[.P269]" office:value-type="float" office:value="10.6030314276259">
            <text:p>10.60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70:.G270])&gt;0;[.B270];0)" office:value-type="float" office:value="101019">
            <text:p>101019</text:p>
          </table:table-cell>
          <table:table-cell table:style-name="ce3" table:formula="of:=[.C270]/[.C$410]" office:value-type="float" office:value="4.4911556495400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3327982524106">
            <text:p>1.63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6382226511337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70]+[.N270]" office:value-type="float" office:value="2859">
            <text:p>2859</text:p>
          </table:table-cell>
          <table:table-cell table:style-name="ce3" table:formula="of:=[.O270]/[.O$410]" office:value-type="float" office:value="4.24597682792425">
            <text:p>4.25</text:p>
          </table:table-cell>
          <table:table-cell table:formula="of:=[.D270]+[.H270]+[.L270]+[.P270]" office:value-type="float" office:value="10.5967945292167">
            <text:p>10.60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1:.G271])&gt;0;[.B271];0)" office:value-type="float" office:value="106828">
            <text:p>106828</text:p>
          </table:table-cell>
          <table:table-cell table:style-name="ce3" table:formula="of:=[.C271]/[.C$410]" office:value-type="float" office:value="4.74941521623718">
            <text:p>4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3327982524106">
            <text:p>1.63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6382226511337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1]+[.N271]" office:value-type="float" office:value="2673">
            <text:p>2673</text:p>
          </table:table-cell>
          <table:table-cell table:style-name="ce3" table:formula="of:=[.O271]/[.O$410]" office:value-type="float" office:value="3.96974328822718">
            <text:p>3.97</text:p>
          </table:table-cell>
          <table:table-cell table:formula="of:=[.D271]+[.H271]+[.L271]+[.P271]" office:value-type="float" office:value="10.5788205562168">
            <text:p>10.58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2:.G272])&gt;0;[.B272];0)" office:value-type="float" office:value="109265">
            <text:p>109265</text:p>
          </table:table-cell>
          <table:table-cell table:style-name="ce3" table:formula="of:=[.C272]/[.C$410]" office:value-type="float" office:value="4.8577606395528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3327982524106">
            <text:p>1.63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6382226511337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2]+[.N272]" office:value-type="float" office:value="2599">
            <text:p>2599</text:p>
          </table:table-cell>
          <table:table-cell table:style-name="ce3" table:formula="of:=[.O272]/[.O$410]" office:value-type="float" office:value="3.85984392297136">
            <text:p>3.86</text:p>
          </table:table-cell>
          <table:table-cell table:formula="of:=[.D272]+[.H272]+[.L272]+[.P272]" office:value-type="float" office:value="10.5772666142766">
            <text:p>10.58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3:.G273])&gt;0;[.B273];0)" office:value-type="float" office:value="101668">
            <text:p>101668</text:p>
          </table:table-cell>
          <table:table-cell table:style-name="ce3" table:formula="of:=[.C273]/[.C$410]" office:value-type="float" office:value="4.52000923170331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3327982524106">
            <text:p>1.63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6382226511337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3]+[.N273]" office:value-type="float" office:value="2821">
            <text:p>2821</text:p>
          </table:table-cell>
          <table:table-cell table:style-name="ce3" table:formula="of:=[.O273]/[.O$410]" office:value-type="float" office:value="4.18954201873882">
            <text:p>4.19</text:p>
          </table:table-cell>
          <table:table-cell table:formula="of:=[.D273]+[.H273]+[.L273]+[.P273]" office:value-type="float" office:value="10.5692133021945">
            <text:p>10.57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4:.G274])&gt;0;[.B274];0)" office:value-type="float" office:value="102115">
            <text:p>102115</text:p>
          </table:table-cell>
          <table:table-cell table:style-name="ce3" table:formula="of:=[.C274]/[.C$410]" office:value-type="float" office:value="4.53988219199142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3327982524106">
            <text:p>1.63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6382226511337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4]+[.N274]" office:value-type="float" office:value="2802">
            <text:p>2802</text:p>
          </table:table-cell>
          <table:table-cell table:style-name="ce3" table:formula="of:=[.O274]/[.O$410]" office:value-type="float" office:value="4.16132461414611">
            <text:p>4.16</text:p>
          </table:table-cell>
          <table:table-cell table:formula="of:=[.D274]+[.H274]+[.L274]+[.P274]" office:value-type="float" office:value="10.5608688578899">
            <text:p>10.56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5:.G275])&gt;0;[.B275];0)" office:value-type="float" office:value="102236">
            <text:p>102236</text:p>
          </table:table-cell>
          <table:table-cell table:style-name="ce3" table:formula="of:=[.C275]/[.C$410]" office:value-type="float" office:value="4.54526167341169">
            <text:p>4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3327982524106">
            <text:p>1.63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6382226511337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5]+[.N275]" office:value-type="float" office:value="2784">
            <text:p>2784</text:p>
          </table:table-cell>
          <table:table-cell table:style-name="ce3" table:formula="of:=[.O275]/[.O$410]" office:value-type="float" office:value="4.13459233611091">
            <text:p>4.13</text:p>
          </table:table-cell>
          <table:table-cell table:formula="of:=[.D275]+[.H275]+[.L275]+[.P275]" office:value-type="float" office:value="10.539516061275">
            <text:p>10.54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6:.G276])&gt;0;[.B276];0)" office:value-type="float" office:value="102843">
            <text:p>102843</text:p>
          </table:table-cell>
          <table:table-cell table:style-name="ce3" table:formula="of:=[.C276]/[.C$410]" office:value-type="float" office:value="4.57224799756131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3327982524106">
            <text:p>1.63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6382226511337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6]+[.N276]" office:value-type="float" office:value="2765">
            <text:p>2765</text:p>
          </table:table-cell>
          <table:table-cell table:style-name="ce3" table:formula="of:=[.O276]/[.O$410]" office:value-type="float" office:value="4.1063749315182">
            <text:p>4.11</text:p>
          </table:table-cell>
          <table:table-cell table:formula="of:=[.D276]+[.H276]+[.L276]+[.P276]" office:value-type="float" office:value="10.5382849808319">
            <text:p>10.54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7:.G277])&gt;0;[.B277];0)" office:value-type="float" office:value="103950">
            <text:p>103950</text:p>
          </table:table-cell>
          <table:table-cell table:style-name="ce3" table:formula="of:=[.C277]/[.C$410]" office:value-type="float" office:value="4.62146358377817">
            <text:p>4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3327982524106">
            <text:p>1.63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6382226511337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7]+[.N277]" office:value-type="float" office:value="2728">
            <text:p>2728</text:p>
          </table:table-cell>
          <table:table-cell table:style-name="ce3" table:formula="of:=[.O277]/[.O$410]" office:value-type="float" office:value="4.05142524889029">
            <text:p>4.05</text:p>
          </table:table-cell>
          <table:table-cell table:formula="of:=[.D277]+[.H277]+[.L277]+[.P277]" office:value-type="float" office:value="10.5325508844209">
            <text:p>10.53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278:.G278])&gt;0;[.B278];0)" office:value-type="float" office:value="102947">
            <text:p>102947</text:p>
          </table:table-cell>
          <table:table-cell table:style-name="ce3" table:formula="of:=[.C278]/[.C$410]" office:value-type="float" office:value="4.5768716840713">
            <text:p>4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3327982524106">
            <text:p>1.63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6382226511337">
            <text:p>0.23</text:p>
          </table:table-cell>
          <table:table-cell table:style-name="ce4" office:value-type="float" office:value="2747">
            <text:p>2747</text:p>
          </table:table-cell>
          <table:table-cell/>
          <table:table-cell table:formula="of:=[.M278]+[.N278]" office:value-type="float" office:value="2747">
            <text:p>2747</text:p>
          </table:table-cell>
          <table:table-cell table:style-name="ce3" table:formula="of:=[.O278]/[.O$410]" office:value-type="float" office:value="4.079642653483">
            <text:p>4.08</text:p>
          </table:table-cell>
          <table:table-cell table:formula="of:=[.D278]+[.H278]+[.L278]+[.P278]" office:value-type="float" office:value="10.5161763893067">
            <text:p>10.52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9:.G279])&gt;0;[.B279];0)" office:value-type="float" office:value="178948">
            <text:p>178948</text:p>
          </table:table-cell>
          <table:table-cell table:style-name="ce3" table:formula="of:=[.C279]/[.C$410]" office:value-type="float" office:value="7.95576397681517">
            <text:p>7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9]*[.S$15]+[.F279]*[.S$19]+[.G279]*[.S$21]" office:value-type="float" office:value="1.63327982524106">
            <text:p>1.63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1">
            <text:p>1</text:p>
          </table:table-cell>
          <table:table-cell table:style-name="ce3" table:formula="of:=[.I279]*[.I$411]+[.J279]*[.J$411]+[.K279]*[.K$411]" office:value-type="float" office:value="0.226382226511337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9]+[.N279]" office:value-type="float" office:value="81">
            <text:p>81</text:p>
          </table:table-cell>
          <table:table-cell table:style-name="ce3" table:formula="of:=[.O279]/[.O$410]" office:value-type="float" office:value="0.120295251158399">
            <text:p>0.12</text:p>
          </table:table-cell>
          <table:table-cell table:formula="of:=[.D279]+[.H279]+[.L279]+[.P279]" office:value-type="float" office:value="9.93572127972597">
            <text:p>9.94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80:.G280])&gt;0;[.B280];0)" office:value-type="float" office:value="62376">
            <text:p>62376</text:p>
          </table:table-cell>
          <table:table-cell table:style-name="ce3" table:formula="of:=[.C280]/[.C$410]" office:value-type="float" office:value="2.77314490141171">
            <text:p>2.7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80]*[.S$15]+[.F280]*[.S$19]+[.G280]*[.S$21]" office:value-type="float" office:value="4.43971486974154">
            <text:p>4.44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1">
            <text:p>1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2.05389958443181">
            <text:p>2.05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80]+[.N280]" office:value-type="float" office:value="174">
            <text:p>174</text:p>
          </table:table-cell>
          <table:table-cell table:style-name="ce3" table:formula="of:=[.O280]/[.O$410]" office:value-type="float" office:value="0.258412021006932">
            <text:p>0.26</text:p>
          </table:table-cell>
          <table:table-cell table:formula="of:=[.D280]+[.H280]+[.L280]+[.P280]" office:value-type="float" office:value="9.525171376592">
            <text:p>9.53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1]+[.N281]" office:value-type="float" office:value="5827">
            <text:p>5827</text:p>
          </table:table-cell>
          <table:table-cell table:style-name="ce3" table:formula="of:=[.O281]/[.O$410]" office:value-type="float" office:value="8.6538324506172">
            <text:p>8.65</text:p>
          </table:table-cell>
          <table:table-cell table:formula="of:=[.D281]+[.H281]+[.L281]+[.P281]" office:value-type="float" office:value="8.6538324506172">
            <text:p>8.65</text:p>
          </table:table-cell>
          <table:table-cell table:formula="of:=RANK([.Q28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2]+[.N282]" office:value-type="float" office:value="5827">
            <text:p>5827</text:p>
          </table:table-cell>
          <table:table-cell table:style-name="ce3" table:formula="of:=[.O282]/[.O$410]" office:value-type="float" office:value="8.6538324506172">
            <text:p>8.65</text:p>
          </table:table-cell>
          <table:table-cell table:formula="of:=[.D282]+[.H282]+[.L282]+[.P282]" office:value-type="float" office:value="8.6538324506172">
            <text:p>8.65</text:p>
          </table:table-cell>
          <table:table-cell table:formula="of:=RANK([.Q282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3]+[.N283]" office:value-type="float" office:value="5827">
            <text:p>5827</text:p>
          </table:table-cell>
          <table:table-cell table:style-name="ce3" table:formula="of:=[.O283]/[.O$410]" office:value-type="float" office:value="8.6538324506172">
            <text:p>8.65</text:p>
          </table:table-cell>
          <table:table-cell table:formula="of:=[.D283]+[.H283]+[.L283]+[.P283]" office:value-type="float" office:value="8.6538324506172">
            <text:p>8.65</text:p>
          </table:table-cell>
          <table:table-cell table:formula="of:=RANK([.Q283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4]+[.N284]" office:value-type="float" office:value="5827">
            <text:p>5827</text:p>
          </table:table-cell>
          <table:table-cell table:style-name="ce3" table:formula="of:=[.O284]/[.O$410]" office:value-type="float" office:value="8.6538324506172">
            <text:p>8.65</text:p>
          </table:table-cell>
          <table:table-cell table:formula="of:=[.D284]+[.H284]+[.L284]+[.P284]" office:value-type="float" office:value="8.6538324506172">
            <text:p>8.65</text:p>
          </table:table-cell>
          <table:table-cell table:formula="of:=RANK([.Q284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5]+[.N285]" office:value-type="float" office:value="5827">
            <text:p>5827</text:p>
          </table:table-cell>
          <table:table-cell table:style-name="ce3" table:formula="of:=[.O285]/[.O$410]" office:value-type="float" office:value="8.6538324506172">
            <text:p>8.65</text:p>
          </table:table-cell>
          <table:table-cell table:formula="of:=[.D285]+[.H285]+[.L285]+[.P285]" office:value-type="float" office:value="8.6538324506172">
            <text:p>8.65</text:p>
          </table:table-cell>
          <table:table-cell table:formula="of:=RANK([.Q285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6]+[.N286]" office:value-type="float" office:value="5827">
            <text:p>5827</text:p>
          </table:table-cell>
          <table:table-cell table:style-name="ce3" table:formula="of:=[.O286]/[.O$410]" office:value-type="float" office:value="8.6538324506172">
            <text:p>8.65</text:p>
          </table:table-cell>
          <table:table-cell table:formula="of:=[.D286]+[.H286]+[.L286]+[.P286]" office:value-type="float" office:value="8.6538324506172">
            <text:p>8.65</text:p>
          </table:table-cell>
          <table:table-cell table:formula="of:=RANK([.Q286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7]+[.N287]" office:value-type="float" office:value="5827">
            <text:p>5827</text:p>
          </table:table-cell>
          <table:table-cell table:style-name="ce3" table:formula="of:=[.O287]/[.O$410]" office:value-type="float" office:value="8.6538324506172">
            <text:p>8.65</text:p>
          </table:table-cell>
          <table:table-cell table:formula="of:=[.D287]+[.H287]+[.L287]+[.P287]" office:value-type="float" office:value="8.6538324506172">
            <text:p>8.65</text:p>
          </table:table-cell>
          <table:table-cell table:formula="of:=RANK([.Q287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8]+[.N288]" office:value-type="float" office:value="5827">
            <text:p>5827</text:p>
          </table:table-cell>
          <table:table-cell table:style-name="ce3" table:formula="of:=[.O288]/[.O$410]" office:value-type="float" office:value="8.6538324506172">
            <text:p>8.65</text:p>
          </table:table-cell>
          <table:table-cell table:formula="of:=[.D288]+[.H288]+[.L288]+[.P288]" office:value-type="float" office:value="8.6538324506172">
            <text:p>8.65</text:p>
          </table:table-cell>
          <table:table-cell table:formula="of:=RANK([.Q288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9]+[.N289]" office:value-type="float" office:value="5827">
            <text:p>5827</text:p>
          </table:table-cell>
          <table:table-cell table:style-name="ce3" table:formula="of:=[.O289]/[.O$410]" office:value-type="float" office:value="8.6538324506172">
            <text:p>8.65</text:p>
          </table:table-cell>
          <table:table-cell table:formula="of:=[.D289]+[.H289]+[.L289]+[.P289]" office:value-type="float" office:value="8.6538324506172">
            <text:p>8.65</text:p>
          </table:table-cell>
          <table:table-cell table:formula="of:=RANK([.Q289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0]+[.N290]" office:value-type="float" office:value="5827">
            <text:p>5827</text:p>
          </table:table-cell>
          <table:table-cell table:style-name="ce3" table:formula="of:=[.O290]/[.O$410]" office:value-type="float" office:value="8.6538324506172">
            <text:p>8.65</text:p>
          </table:table-cell>
          <table:table-cell table:formula="of:=[.D290]+[.H290]+[.L290]+[.P290]" office:value-type="float" office:value="8.6538324506172">
            <text:p>8.65</text:p>
          </table:table-cell>
          <table:table-cell table:formula="of:=RANK([.Q290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1]+[.N291]" office:value-type="float" office:value="5827">
            <text:p>5827</text:p>
          </table:table-cell>
          <table:table-cell table:style-name="ce3" table:formula="of:=[.O291]/[.O$410]" office:value-type="float" office:value="8.6538324506172">
            <text:p>8.65</text:p>
          </table:table-cell>
          <table:table-cell table:formula="of:=[.D291]+[.H291]+[.L291]+[.P291]" office:value-type="float" office:value="8.6538324506172">
            <text:p>8.65</text:p>
          </table:table-cell>
          <table:table-cell table:formula="of:=RANK([.Q29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2:.G292])&gt;0;[.B292];0)" office:value-type="float" office:value="82324">
            <text:p>82324</text:p>
          </table:table-cell>
          <table:table-cell table:style-name="ce3" table:formula="of:=[.C292]/[.C$410]" office:value-type="float" office:value="3.66000354084612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3327982524106">
            <text:p>1.63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6382226511337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2]+[.N292]" office:value-type="float" office:value="1098">
            <text:p>1098</text:p>
          </table:table-cell>
          <table:table-cell table:style-name="ce3" table:formula="of:=[.O292]/[.O$410]" office:value-type="float" office:value="1.63066896014719">
            <text:p>1.63</text:p>
          </table:table-cell>
          <table:table-cell table:formula="of:=[.D292]+[.H292]+[.L292]+[.P292]" office:value-type="float" office:value="7.15033455274571">
            <text:p>7.15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3:.G293])&gt;0;[.B293];0)" office:value-type="float" office:value="108672">
            <text:p>108672</text:p>
          </table:table-cell>
          <table:table-cell table:style-name="ce3" table:formula="of:=[.C293]/[.C$410]" office:value-type="float" office:value="4.83139673474114">
            <text:p>4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3327982524106">
            <text:p>1.63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6382226511337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3]+[.N293]" office:value-type="float" office:value="146">
            <text:p>146</text:p>
          </table:table-cell>
          <table:table-cell table:style-name="ce3" table:formula="of:=[.O293]/[.O$410]" office:value-type="float" office:value="0.216828477396621">
            <text:p>0.22</text:p>
          </table:table-cell>
          <table:table-cell table:formula="of:=[.D293]+[.H293]+[.L293]+[.P293]" office:value-type="float" office:value="6.90788726389016">
            <text:p>6.91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4:.G294])&gt;0;[.B294];0)" office:value-type="float" office:value="105504">
            <text:p>105504</text:p>
          </table:table-cell>
          <table:table-cell table:style-name="ce3" table:formula="of:=[.C294]/[.C$410]" office:value-type="float" office:value="4.69055213028314">
            <text:p>4.6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4]*[.S$15]+[.F294]*[.S$19]+[.G294]*[.S$21]" office:value-type="float" office:value="1.63327982524106">
            <text:p>1.63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6382226511337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4]+[.N294]" office:value-type="float" office:value="161">
            <text:p>161</text:p>
          </table:table-cell>
          <table:table-cell table:style-name="ce3" table:formula="of:=[.O294]/[.O$410]" office:value-type="float" office:value="0.239105375759288">
            <text:p>0.24</text:p>
          </table:table-cell>
          <table:table-cell table:formula="of:=[.D294]+[.H294]+[.L294]+[.P294]" office:value-type="float" office:value="6.78931955779483">
            <text:p>6.79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5:.G295])&gt;0;[.B295];0)" office:value-type="float" office:value="107435">
            <text:p>107435</text:p>
          </table:table-cell>
          <table:table-cell table:style-name="ce3" table:formula="of:=[.C295]/[.C$410]" office:value-type="float" office:value="4.776401540386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3327982524106">
            <text:p>1.63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6382226511337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5]+[.N295]" office:value-type="float" office:value="46">
            <text:p>46</text:p>
          </table:table-cell>
          <table:table-cell table:style-name="ce3" table:formula="of:=[.O295]/[.O$410]" office:value-type="float" office:value="0.0683158216455108">
            <text:p>0.07</text:p>
          </table:table-cell>
          <table:table-cell table:formula="of:=[.D295]+[.H295]+[.L295]+[.P295]" office:value-type="float" office:value="6.70437941378471">
            <text:p>6.70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6:.G296])&gt;0;[.B296];0)" office:value-type="float" office:value="71034">
            <text:p>71034</text:p>
          </table:table-cell>
          <table:table-cell table:style-name="ce3" table:formula="of:=[.C296]/[.C$410]" office:value-type="float" office:value="3.15806680336795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3327982524106">
            <text:p>1.63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6382226511337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6]+[.N296]" office:value-type="float" office:value="1126">
            <text:p>1126</text:p>
          </table:table-cell>
          <table:table-cell table:style-name="ce3" table:formula="of:=[.O296]/[.O$410]" office:value-type="float" office:value="1.6722525037575">
            <text:p>1.67</text:p>
          </table:table-cell>
          <table:table-cell table:formula="of:=[.D296]+[.H296]+[.L296]+[.P296]" office:value-type="float" office:value="6.68998135887786">
            <text:p>6.69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7200014649749">
            <text:p>4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3327982524106">
            <text:p>1.63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6382226511337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490091763978664">
            <text:p>0.05</text:p>
          </table:table-cell>
          <table:table-cell table:formula="of:=[.D297]+[.H297]+[.L297]+[.P297]" office:value-type="float" office:value="6.68067137464776">
            <text:p>6.68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39485848626478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3327982524106">
            <text:p>1.63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6382226511337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81185440016355">
            <text:p>0.18</text:p>
          </table:table-cell>
          <table:table-cell table:formula="of:=[.D298]+[.H298]+[.L298]+[.P298]" office:value-type="float" office:value="6.43570597803353">
            <text:p>6.44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43247039768254">
            <text:p>4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3327982524106">
            <text:p>1.63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6382226511337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3661390175999">
            <text:p>0.13</text:p>
          </table:table-cell>
          <table:table-cell table:formula="of:=[.D299]+[.H299]+[.L299]+[.P299]" office:value-type="float" office:value="6.42579383961094">
            <text:p>6.43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39094613614095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3327982524106">
            <text:p>1.63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6382226511337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57423415096177">
            <text:p>0.16</text:p>
          </table:table-cell>
          <table:table-cell table:formula="of:=[.D300]+[.H300]+[.L300]+[.P300]" office:value-type="float" office:value="6.40803160298952">
            <text:p>6.41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4921955706519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3327982524106">
            <text:p>1.63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6382226511337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4305092863679">
            <text:p>1.24</text:p>
          </table:table-cell>
          <table:table-cell table:formula="of:=[.D301]+[.H301]+[.L301]+[.P301]" office:value-type="float" office:value="6.25193253745439">
            <text:p>6.25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71846650008295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3327982524106">
            <text:p>1.63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6382226511337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56922459066664">
            <text:p>0.56</text:p>
          </table:table-cell>
          <table:table-cell table:formula="of:=[.D302]+[.H302]+[.L302]+[.P302]" office:value-type="float" office:value="6.13505101090201">
            <text:p>6.14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09134014199875">
            <text:p>4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3327982524106">
            <text:p>1.63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6382226511337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60389232828442">
            <text:p>0.05</text:p>
          </table:table-cell>
          <table:table-cell table:formula="of:=[.D303]+[.H303]+[.L303]+[.P303]" office:value-type="float" office:value="5.99704111703399">
            <text:p>6.00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5529093728787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3327982524106">
            <text:p>1.63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6382226511337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86629425599643">
            <text:p>0.29</text:p>
          </table:table-cell>
          <table:table-cell table:formula="of:=[.D304]+[.H304]+[.L304]+[.P304]" office:value-type="float" office:value="5.80158241463991">
            <text:p>5.80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49621833793473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3327982524106">
            <text:p>1.63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6382226511337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2869618370844">
            <text:p>0.11</text:p>
          </table:table-cell>
          <table:table-cell table:formula="of:=[.D305]+[.H305]+[.L305]+[.P305]" office:value-type="float" office:value="5.46875000805798">
            <text:p>5.47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7463705364853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3327982524106">
            <text:p>1.63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6382226511337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608901888579553">
            <text:p>0.06</text:p>
          </table:table-cell>
          <table:table-cell table:formula="of:=[.D306]+[.H306]+[.L306]+[.P306]" office:value-type="float" office:value="5.19518929425889">
            <text:p>5.20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4655204561713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3327982524106">
            <text:p>1.63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6382226511337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5443985583288">
            <text:p>0.11</text:p>
          </table:table-cell>
          <table:table-cell table:formula="of:=[.D307]+[.H307]+[.L307]+[.P307]" office:value-type="float" office:value="5.11165808295281">
            <text:p>5.11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21337320739123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3327982524106">
            <text:p>1.63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6382226511337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52471514776888">
            <text:p>0.03</text:p>
          </table:table-cell>
          <table:table-cell table:formula="of:=[.D308]+[.H308]+[.L308]+[.P308]" office:value-type="float" office:value="5.09828241062132">
            <text:p>5.10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3.02291288999916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3327982524106">
            <text:p>1.63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6382226511337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72274680671288">
            <text:p>0.17</text:p>
          </table:table-cell>
          <table:table-cell table:formula="of:=[.D309]+[.H309]+[.L309]+[.P309]" office:value-type="float" office:value="5.05484962242285">
            <text:p>5.05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5120844476941">
            <text:p>2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3327982524106">
            <text:p>1.63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6382226511337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29206010503466">
            <text:p>0.13</text:p>
          </table:table-cell>
          <table:table-cell table:formula="of:=[.D310]+[.H310]+[.L310]+[.P310]" office:value-type="float" office:value="4.50095250994997">
            <text:p>4.50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1:.G311])&gt;0;[.B311];0)" office:value-type="float" office:value="50016">
            <text:p>50016</text:p>
          </table:table-cell>
          <table:table-cell table:style-name="ce3" table:formula="of:=[.C311]/[.C$410]" office:value-type="float" office:value="2.22363754310966">
            <text:p>2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3327982524106">
            <text:p>1.63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6382226511337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1]+[.N311]" office:value-type="float" office:value="74">
            <text:p>74</text:p>
          </table:table-cell>
          <table:table-cell table:style-name="ce3" table:formula="of:=[.O311]/[.O$410]" office:value-type="float" office:value="0.109899365255822">
            <text:p>0.11</text:p>
          </table:table-cell>
          <table:table-cell table:formula="of:=[.D311]+[.H311]+[.L311]+[.P311]" office:value-type="float" office:value="4.19319896011788">
            <text:p>4.19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2:.G312])&gt;0;[.B312];0)" office:value-type="float" office:value="41529">
            <text:p>41529</text:p>
          </table:table-cell>
          <table:table-cell table:style-name="ce3" table:formula="of:=[.C312]/[.C$410]" office:value-type="float" office:value="1.84631804878041">
            <text:p>1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3327982524106">
            <text:p>1.63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6382226511337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2]+[.N312]" office:value-type="float" office:value="7">
            <text:p>7</text:p>
          </table:table-cell>
          <table:table-cell table:style-name="ce3" table:formula="of:=[.O312]/[.O$410]" office:value-type="float" office:value="0.0103958859025777">
            <text:p>0.01</text:p>
          </table:table-cell>
          <table:table-cell table:formula="of:=[.D312]+[.H312]+[.L312]+[.P312]" office:value-type="float" office:value="3.71637598643539">
            <text:p>3.7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3:.G313])&gt;0;[.B313];0)" office:value-type="float" office:value="34916">
            <text:p>34916</text:p>
          </table:table-cell>
          <table:table-cell table:style-name="ce3" table:formula="of:=[.C313]/[.C$410]" office:value-type="float" office:value="1.55231382867916">
            <text:p>1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3327982524106">
            <text:p>1.63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6382226511337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3]+[.N313]" office:value-type="float" office:value="39">
            <text:p>39</text:p>
          </table:table-cell>
          <table:table-cell table:style-name="ce3" table:formula="of:=[.O313]/[.O$410]" office:value-type="float" office:value="0.0579199357429331">
            <text:p>0.06</text:p>
          </table:table-cell>
          <table:table-cell table:formula="of:=[.D313]+[.H313]+[.L313]+[.P313]" office:value-type="float" office:value="3.46989581617449">
            <text:p>3.47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ce6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ce6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Default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Default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ce6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Default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Default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ce6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84.91170253681">
            <text:p>1384.91</text:p>
          </table:table-cell>
          <table:table-cell table:style-name="ce2" table:formula="of:=SUM([.E2:.E408])*[.S15]" office:value-type="float" office:value="623.30074247976">
            <text:p>623.3</text:p>
          </table:table-cell>
          <table:table-cell table:style-name="ce2" table:formula="of:=SUM([.F2:.F408])*[.S19]" office:value-type="float" office:value="341.858044970099">
            <text:p>341.9</text:p>
          </table:table-cell>
          <table:table-cell table:style-name="ce2" table:formula="of:=SUM([.G2:.G408])*[.S21]" office:value-type="float" office:value="419.752915086953">
            <text:p>419.8</text:p>
          </table:table-cell>
          <table:table-cell table:style-name="ce3" table:formula="of:=SUM([.H2:.H408])" office:value-type="float" office:value="1384.91170253681">
            <text:p>1384.91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84.9117025368">
            <text:p>1384.91</text:p>
          </table:table-cell>
          <table:table-cell table:style-name="Default" table:formula="of:=SUM([.M2:.M408])" office:value-type="float" office:value="658652">
            <text:p>658652</text:p>
          </table:table-cell>
          <table:table-cell/>
          <table:table-cell table:formula="of:=SUM([.O2:.O408])" office:value-type="float" office:value="932521">
            <text:p>932521</text:p>
          </table:table-cell>
          <table:table-cell table:style-name="ce3" table:formula="of:=SUM([.P2:.P408])" office:value-type="float" office:value="1384.91170253681">
            <text:p>1384.91</text:p>
          </table:table-cell>
          <table:table-cell table:formula="of:=SUM([.Q2:.Q408])" office:value-type="float" office:value="5539.64681014726">
            <text:p>5539.65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615.6501434846">
            <text:p>44616</text:p>
          </table:table-cell>
          <table:table-cell table:style-name="ce1" table:formula="of:=[.C409]/[.G410]" office:value-type="float" office:value="22492.8744142603">
            <text:p>22493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84.91170253681">
            <text:p>1384.9</text:p>
          </table:table-cell>
          <table:table-cell table:style-name="ce3" table:formula="of:=[.H409]/60" office:value-type="float" office:value="23.0818617089469">
            <text:p>23.08</text:p>
          </table:table-cell>
          <table:table-cell table:formula="of:=[.H409]*[.S15]/[.S25]" office:value-type="float" office:value="1168.58120232215">
            <text:p>1168.6</text:p>
          </table:table-cell>
          <table:table-cell table:formula="of:=[.H409]*[.S19]/[.S25]" office:value-type="float" office:value="158.15026800125">
            <text:p>158.2</text:p>
          </table:table-cell>
          <table:table-cell table:formula="of:=[.H409]*[.S21]/[.S25]" office:value-type="float" office:value="58.1802322134135">
            <text:p>58.2</text:p>
          </table:table-cell>
          <table:table-cell table:number-columns-repeated="3"/>
          <table:table-cell table:style-name="ce3" table:formula="of:=[.O409]/[.G410]" office:value-type="float" office:value="673.343288450704">
            <text:p>673.3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504273806429">
            <text:p>61.50</text:p>
          </table:table-cell>
          <table:table-cell table:style-name="ce3" table:formula="of:=[.J410]/[.J409]" office:value-type="float" office:value="2.05389958443181">
            <text:p>2.05</text:p>
          </table:table-cell>
          <table:table-cell table:style-name="ce3" table:formula="of:=[.K410]/[.K409]" office:value-type="float" office:value="0.226382226511337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28/10/2015</text:date>, <text:time>21:4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3DT13H12M59S</meta:editing-duration>
    <meta:editing-cycles>781</meta:editing-cycles>
    <meta:generator>OpenOffice.org/3.4$Win32 OpenOffice.org_project/340m1$Build-9590</meta:generator>
    <dc:date>2015-10-28T21:45:16.29</dc:date>
    <meta:document-statistic meta:table-count="1" meta:cell-count="7395" meta:object-count="0"/>
    <meta:user-defined meta:name="qrichtext">1</meta:user-defined>
  </office:meta>
</office:document-meta>
</file>